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DieseArbeitsmappe.xml" manifest:media-type="text/xml"/>
  <manifest:file-entry manifest:full-path="Basic/VBAProject/Tabelle13.xml" manifest:media-type="text/xml"/>
  <manifest:file-entry manifest:full-path="Basic/VBAProject/Tabelle4.xml" manifest:media-type="text/xml"/>
  <manifest:file-entry manifest:full-path="Basic/VBAProject/Modul1.xml" manifest:media-type="text/xml"/>
  <manifest:file-entry manifest:full-path="Basic/VBAProject/Tabelle1.xml" manifest:media-type="text/xml"/>
  <manifest:file-entry manifest:full-path="Basic/VBAProject/Tabelle12.xml" manifest:media-type="text/xml"/>
  <manifest:file-entry manifest:full-path="Basic/VBAProject/Tabelle3.xml" manifest:media-type="text/xml"/>
  <manifest:file-entry manifest:full-path="Basic/VBAProject/Tabelle2.xml" manifest:media-type="text/xml"/>
  <manifest:file-entry manifest:full-path="Basic/VBAProject/Tabelle5.xml" manifest:media-type="text/xml"/>
  <manifest:file-entry manifest:full-path="Basic/VBAProject/Tabelle6.xml" manifest:media-type="text/xml"/>
  <manifest:file-entry manifest:full-path="Basic/VBAProject/Tabelle7.xml" manifest:media-type="text/xml"/>
  <manifest:file-entry manifest:full-path="Basic/VBAProject/Tabelle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55cm"/>
    </style:style>
    <style:style style:name="co2" style:family="table-column">
      <style:table-column-properties fo:break-before="auto" style:column-width="1.371cm"/>
    </style:style>
    <style:style style:name="co3" style:family="table-column">
      <style:table-column-properties fo:break-before="auto" style:column-width="2.046cm"/>
    </style:style>
    <style:style style:name="co4" style:family="table-column">
      <style:table-column-properties fo:break-before="auto" style:column-width="1.085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5.838cm"/>
    </style:style>
    <style:style style:name="co7" style:family="table-column">
      <style:table-column-properties fo:break-before="auto" style:column-width="2.90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03cm" fo:break-before="auto" style:use-optimal-row-height="true"/>
    </style:style>
    <style:style style:name="ta1" style:family="table" style:master-page-name="PageStyle_5f_MM1_20__28_en_29_">
      <style:table-properties table:display="true" style:writing-mode="lr-tb"/>
    </style:style>
    <style:style style:name="ta2" style:family="table" style:master-page-name="PageStyle_5f_MM1_20__28_de_29_">
      <style:table-properties table:display="true" style:writing-mode="lr-tb"/>
    </style:style>
    <style:style style:name="ta3" style:family="table" style:master-page-name="PageStyle_5f_MMc_20__28_en_29_">
      <style:table-properties table:display="true" style:writing-mode="lr-tb"/>
    </style:style>
    <style:style style:name="ta4" style:family="table" style:master-page-name="PageStyle_5f_MMc_20__28_de_29_">
      <style:table-properties table:display="true" style:writing-mode="lr-tb"/>
    </style:style>
    <style:style style:name="ta5" style:family="table" style:master-page-name="PageStyle_5f_MMcKM_20__28_en_29_">
      <style:table-properties table:display="true" style:writing-mode="lr-tb"/>
    </style:style>
    <style:style style:name="ta6" style:family="table" style:master-page-name="PageStyle_5f_MMcKM_20__28_de_29_">
      <style:table-properties table:display="true" style:writing-mode="lr-tb"/>
    </style:style>
    <style:style style:name="ta7" style:family="table" style:master-page-name="PageStyle_5f_MMcc_20__28_en_29_">
      <style:table-properties table:display="true" style:writing-mode="lr-tb"/>
    </style:style>
    <style:style style:name="ta8" style:family="table" style:master-page-name="PageStyle_5f_MMcc_20__28_de_29_">
      <style:table-properties table:display="true" style:writing-mode="lr-tb"/>
    </style:style>
    <style:style style:name="ta9" style:family="table" style:master-page-name="PageStyle_5f_MMc_20_example_20__28_en_29_">
      <style:table-properties table:display="true" style:writing-mode="lr-tb"/>
    </style:style>
    <style:style style:name="ta10" style:family="table" style:master-page-name="PageStyle_5f_MMc-Beispiel_20__28_de_29_">
      <style:table-properties table:display="true" style:writing-mode="lr-tb"/>
    </style:style>
    <style:style style:name="ce50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1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56" style:family="table-cell" style:parent-style-name="Default">
      <style:table-cell-properties fo:background-color="#ffc000" style:rotation-align="none"/>
    </style:style>
    <style:style style:name="ce57" style:family="table-cell" style:parent-style-name="Excel_20_Built-in_20_Percent" style:data-style-name="N151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Excel_20_Built-in_20_Percent" style:data-style-name="N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Percent" style:data-style-name="N2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20_Built-in_20_Percent" style:data-style-name="N152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4" style:family="table-cell" style:parent-style-name="Default">
      <style:table-cell-properties style:rotation-align="none"/>
    </style:style>
    <style:style style:name="ce35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41" style:family="table-cell" style:parent-style-name="Default">
      <style:table-cell-properties fo:background-color="#ffc000" style:rotation-align="none"/>
    </style:style>
    <style:style style:name="ce42" style:family="table-cell" style:parent-style-name="Excel_20_Built-in_20_Percent" style:data-style-name="N151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Percent" style:data-style-name="N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Percent" style:data-style-name="N2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Percent" style:data-style-name="N152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18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21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a6a6a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153">
      <style:table-cell-properties fo:background-color="#deebf7" style:rotation-align="none"/>
    </style:style>
    <style:style style:name="ce26" style:family="table-cell" style:parent-style-name="Default" style:data-style-name="N153">
      <style:table-cell-properties style:rotation-align="none"/>
    </style:style>
    <style:style style:name="ce27" style:family="table-cell" style:parent-style-name="Default" style:data-style-name="N154">
      <style:table-cell-properties fo:background-color="#deebf7" style:rotation-align="none"/>
    </style:style>
    <style:style style:name="ce28" style:family="table-cell" style:parent-style-name="Default" style:data-style-name="N2">
      <style:table-cell-properties fo:background-color="#deebf7" style:rotation-align="none"/>
    </style:style>
    <style:style style:name="ce29" style:family="table-cell" style:parent-style-name="Default">
      <style:table-cell-properties style:rotation-align="none"/>
      <style:text-properties fo:color="#a6a6a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0" style:family="table-cell" style:parent-style-name="Excel_20_Built-in_20_Percent" style:data-style-name="N10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00b05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ackground-color="#e2f0d9" style:rotation-align="none"/>
    </style:style>
    <style:style style:name="ce34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6" style:family="text">
      <style:text-properties fo:color="#000000" loext:opacity="100%" style:text-outline="false" style:text-line-through-style="none" style:text-line-through-type="none" style:text-position="-8% 58%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-8% 58%" style:font-name-complex="Calibri" style:font-size-asian="13pt" style:font-size-complex="13pt" style:font-weight-asian="bold" style:font-weight-complex="bold" style:font-style-asian="normal" style:font-style-complex="normal"/>
    </style:style>
    <style:style style:name="T12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font-name-complex="Calibri" style:font-size-asian="13pt" style:font-size-complex="13pt" style:font-weight-asian="bold" style:font-weight-complex="bold" style:font-style-asian="normal" style:font-style-complex="normal" style:text-position="0% 100%"/>
    </style:style>
    <style:style style:name="T1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1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M1 (e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6" table:default-cell-style-name="Default"/>
        <table:table-row table:style-name="ro1">
          <table:table-cell table:style-name="ce35" office:value-type="string" calcext:value-type="string" table:number-columns-spanned="8" table:number-rows-spanned="1">
            <text:p>M/M/1 system</text:p>
          </table:table-cell>
          <table:covered-table-cell table:number-columns-repeated="7" table:style-name="ce39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xponential inter-arrival times (average distance between two customer arrivals E[I]=1/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al operating times (average operating time E[S]=1/mu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e oper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 restriction on the size of the waiting and service room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36" office:value-type="string" calcext:value-type="string" table:number-columns-spanned="8" table:number-rows-spanned="1">
            <text:p>State probabilities (=p<text:span text:style-name="T11">n</text:span><text:span text:style-name="T12">)</text:span>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style-name="ce37"/>
          <table:table-cell table:number-columns-repeated="16383"/>
        </table:table-row>
        <table:table-row table:style-name="ro2">
          <table:table-cell table:style-name="ce38" office:value-type="string" calcext:value-type="string">
            <text:p>a^n(1-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that <text:span text:style-name="T13">n</text:span><text:span text:style-name="T14"> people are in the system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Workload <text:span text:style-name="T13">a</text:span><text:span text:style-name="T1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0.8" calcext:value-type="float">
            <text:p>0,8</text:p>
          </table:table-cell>
          <table:table-cell table:style-name="ce46" office:value-type="string" calcext:value-type="string">
            <text:p>Workload (=lambda/mu)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15]" office:value-type="percentage" office:value="0.8" calcext:value-type="percentage">
            <text:p>80 %</text:p>
          </table:table-cell>
          <table:table-cell table:style-name="ce47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People in the syste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lt</text:p>
          </table:table-cell>
          <table:table-cell table:style-name="ce42" table:formula="of:=[.B15]^[.B16]*(1-[.B15])" office:value-type="percentage" office:value="0.1024" calcext:value-type="percentage">
            <text:p>10,2%</text:p>
          </table:table-cell>
          <table:table-cell table:style-name="ce46" office:value-type="string" calcext:value-type="string">
            <text:p>Probability for n customers</text:p>
          </table:table-cell>
          <table:table-cell table:number-columns-repeated="16381"/>
        </table:table-row>
        <table:table-row table:style-name="ro2">
          <table:table-cell/>
          <table:table-cell table:style-name="ce43"/>
          <table:table-cell table:style-name="ce46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Waiting time distribution (=P(W&lt;=t)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1-lambda/mu*EXP((lambda-mu)*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of a customer having to wait a maximum of <text:span text:style-name="T13">t</text:span><text:span text:style-name="T14"> seconds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13">lambda</text:span><text:span text:style-name="T14"> (in 1/seconds) and service rate </text:span><text:span text:style-name="T15">mu</text:span><text:span text:style-name="T14"> (in 1/seconds)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office:value-type="float" office:value="0.01" calcext:value-type="float">
            <text:p>0,01</text:p>
          </table:table-cell>
          <table:table-cell table:style-name="ce46" office:value-type="string" calcext:value-type="string">
            <text:p>Arrival rate (in 1/seconds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26]" office:value-type="float" office:value="100" calcext:value-type="float">
            <text:p>100</text:p>
          </table:table-cell>
          <table:table-cell table:style-name="ce47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office:value-type="float" office:value="0.0125" calcext:value-type="float">
            <text:p>0,0125</text:p>
          </table:table-cell>
          <table:table-cell table:style-name="ce46" office:value-type="string" calcext:value-type="string">
            <text:p>Service rate (in 1/seconds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27]" office:value-type="float" office:value="80" calcext:value-type="float">
            <text:p>80</text:p>
          </table:table-cell>
          <table:table-cell table:style-name="ce47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47" office:value-type="string" calcext:value-type="string">
            <text:p>=&gt; rho=</text:p>
          </table:table-cell>
          <table:table-cell table:style-name="ce48" table:formula="of:=[.B26]/[.B27]" office:value-type="percentage" office:value="0.8" calcext:value-type="percentage">
            <text:p>80 %</text:p>
          </table:table-cell>
          <table:table-cell table:style-name="ce47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Maximum waiting time (in second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lt</text:p>
          </table:table-cell>
          <table:table-cell table:style-name="ce42" table:formula="of:=1-[.B26]/[.B27]*EXP(([.B26]-[.B27])*[.B29])" office:value-type="percentage" office:value="0.239016460399429" calcext:value-type="percentage">
            <text:p>23,9%</text:p>
          </table:table-cell>
          <table:table-cell table:style-name="ce46" office:value-type="string" calcext:value-type="string">
            <text:p>Probability for waiting time &lt;=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Blocking probability (=P(W&gt;0)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of a customer having to wait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Workload <text:span text:style-name="T13">a</text:span><text:span text:style-name="T1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0.8" calcext:value-type="float">
            <text:p>0,8</text:p>
          </table:table-cell>
          <table:table-cell table:style-name="ce46" office:value-type="string" calcext:value-type="string">
            <text:p>Workload (=lambda/mu)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39]" office:value-type="percentage" office:value="0.8" calcext:value-type="percentage">
            <text:p>80 %</text:p>
          </table:table-cell>
          <table:table-cell table:style-name="ce47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42" table:formula="of:=[.B39]" office:value-type="percentage" office:value="0.8" calcext:value-type="percentage">
            <text:p>80,0%</text:p>
          </table:table-cell>
          <table:table-cell table:style-name="ce46" office:value-type="string" calcext:value-type="string">
            <text:p>Probability of a customer having to wai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36" office:value-type="string" calcext:value-type="string" table:number-columns-spanned="8" table:number-rows-spanned="1">
            <text:p>Average queue length (=E[N<text:span text:style-name="T11">Q</text:span><text:span text:style-name="T12">])</text:span>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a^2/(1-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queue length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Workload <text:span text:style-name="T13">a</text:span><text:span text:style-name="T1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0.8" calcext:value-type="float">
            <text:p>0,8</text:p>
          </table:table-cell>
          <table:table-cell table:style-name="ce46" office:value-type="string" calcext:value-type="string">
            <text:p>Workload (=lambda/mu)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49]" office:value-type="percentage" office:value="0.8" calcext:value-type="percentage">
            <text:p>80 %</text:p>
          </table:table-cell>
          <table:table-cell table:style-name="ce47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44" table:formula="of:=[.B49]^2/(1-[.B49])" office:value-type="float" office:value="3.2" calcext:value-type="float">
            <text:p>3,20</text:p>
          </table:table-cell>
          <table:table-cell table:style-name="ce46" office:value-type="string" calcext:value-type="string">
            <text:p>Average queue length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Average number of customers in the system (=E[N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a/(1-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number of customers in the system (waiting and in service process)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Workload <text:span text:style-name="T13">a</text:span><text:span text:style-name="T1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0.8" calcext:value-type="float">
            <text:p>0,8</text:p>
          </table:table-cell>
          <table:table-cell table:style-name="ce46" office:value-type="string" calcext:value-type="string">
            <text:p>Workload (=lambda/mu)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59]" office:value-type="percentage" office:value="0.8" calcext:value-type="percentage">
            <text:p>80 %</text:p>
          </table:table-cell>
          <table:table-cell table:style-name="ce47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44" table:formula="of:=[.B59]/(1-[.B59])" office:value-type="float" office:value="4" calcext:value-type="float">
            <text:p>4,00</text:p>
          </table:table-cell>
          <table:table-cell table:style-name="ce46" office:value-type="string" calcext:value-type="string">
            <text:p>Average number of customers in the system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Average waiting time (=E[W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lambda/mu/(mu-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waiting time of customer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13">lambda</text:span><text:span text:style-name="T14"> (in 1/seconds) and service rate </text:span><text:span text:style-name="T15">mu</text:span><text:span text:style-name="T14"> (in 1/seconds)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office:value-type="float" office:value="0.01" calcext:value-type="float">
            <text:p>0,01</text:p>
          </table:table-cell>
          <table:table-cell table:style-name="ce46" office:value-type="string" calcext:value-type="string">
            <text:p>Arrival rate (in 1/seconds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69]" office:value-type="float" office:value="100" calcext:value-type="float">
            <text:p>100</text:p>
          </table:table-cell>
          <table:table-cell table:style-name="ce47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office:value-type="float" office:value="0.0125" calcext:value-type="float">
            <text:p>0,0125</text:p>
          </table:table-cell>
          <table:table-cell table:style-name="ce46" office:value-type="string" calcext:value-type="string">
            <text:p>Service rate (in 1/seconds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70]" office:value-type="float" office:value="80" calcext:value-type="float">
            <text:p>80</text:p>
          </table:table-cell>
          <table:table-cell table:style-name="ce47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47" office:value-type="string" calcext:value-type="string">
            <text:p>=&gt; rho=</text:p>
          </table:table-cell>
          <table:table-cell table:style-name="ce48" table:formula="of:=[.B69]/[.B70]" office:value-type="percentage" office:value="0.8" calcext:value-type="percentage">
            <text:p>80 %</text:p>
          </table:table-cell>
          <table:table-cell table:style-name="ce47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45" table:formula="of:=[.B69]/[.B70]/([.B70]-[.B69])" office:value-type="float" office:value="320" calcext:value-type="float">
            <text:p>320,0</text:p>
          </table:table-cell>
          <table:table-cell table:style-name="ce46" office:value-type="string" calcext:value-type="string">
            <text:p>Average waiting time (in seconds)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Average residence time (=E[V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1/(mu-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residence time (=waiting time + service time) of customer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13">lambda</text:span><text:span text:style-name="T14"> (in 1/seconds) and service rate </text:span><text:span text:style-name="T15">mu</text:span><text:span text:style-name="T14"> (in 1/seconds)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office:value-type="float" office:value="0.01" calcext:value-type="float">
            <text:p>0,01</text:p>
          </table:table-cell>
          <table:table-cell table:style-name="ce46" office:value-type="string" calcext:value-type="string">
            <text:p>Arrival rate (in 1/seconds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81]" office:value-type="float" office:value="100" calcext:value-type="float">
            <text:p>100</text:p>
          </table:table-cell>
          <table:table-cell table:style-name="ce47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office:value-type="float" office:value="0.0125" calcext:value-type="float">
            <text:p>0,0125</text:p>
          </table:table-cell>
          <table:table-cell table:style-name="ce46" office:value-type="string" calcext:value-type="string">
            <text:p>Service rate (in 1/seconds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82]" office:value-type="float" office:value="80" calcext:value-type="float">
            <text:p>80</text:p>
          </table:table-cell>
          <table:table-cell table:style-name="ce47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5">
          <table:table-cell table:number-columns-repeated="5"/>
          <table:table-cell table:style-name="ce47" office:value-type="string" calcext:value-type="string">
            <text:p>=&gt; rho=</text:p>
          </table:table-cell>
          <table:table-cell table:style-name="ce48" table:formula="of:=[.B81]/[.B82]" office:value-type="percentage" office:value="0.8" calcext:value-type="percentage">
            <text:p>80 %</text:p>
          </table:table-cell>
          <table:table-cell table:style-name="ce47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45" table:formula="of:=1/([.B82]-[.B81])" office:value-type="float" office:value="400" calcext:value-type="float">
            <text:p>400,0</text:p>
          </table:table-cell>
          <table:table-cell table:style-name="ce46" office:value-type="string" calcext:value-type="string">
            <text:p>Average residence time (in seconds)</text:p>
          </table:table-cell>
          <table:table-cell table:number-columns-repeated="16381"/>
        </table:table-row>
        <table:table-row table:style-name="ro6" table:number-rows-repeated="104849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MM1 (de)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6" table:default-cell-style-name="Default"/>
        <table:table-row table:style-name="ro1">
          <table:table-cell table:style-name="ce35" office:value-type="string" calcext:value-type="string" table:number-columns-spanned="8" table:number-rows-spanned="1">
            <text:p>M/M/1-System</text:p>
          </table:table-cell>
          <table:covered-table-cell table:number-columns-repeated="7" table:style-name="ce39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xponentielle Zwischenankunftszeiten (mittlerer Abstand zwischen zwei Kundenankünften E[I]=1/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elle Bedienzeiten (mittlere Bedienzeit E[S]=1/mu)</text:p>
          </table:table-cell>
          <table:table-cell table:number-columns-repeated="16383"/>
        </table:table-row>
        <table:table-row table:style-name="ro2">
          <table:table-cell table:style-name="ce49" office:value-type="string" calcext:value-type="string">
            <text:p>Ein Bedien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ine Beschränkung der Warte- und Bedienraumgröße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36" office:value-type="string" calcext:value-type="string" table:number-columns-spanned="8" table:number-rows-spanned="1">
            <text:p>Zustandswahrscheinlichkeiten (=p<text:span text:style-name="T11">n</text:span><text:span text:style-name="T12">)</text:span>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style-name="ce37"/>
          <table:table-cell table:number-columns-repeated="16383"/>
        </table:table-row>
        <table:table-row table:style-name="ro2">
          <table:table-cell table:style-name="ce38" office:value-type="string" calcext:value-type="string">
            <text:p>a^n(1-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, mit welcher Wahrscheinlichkeit sich <text:span text:style-name="T13">n</text:span><text:span text:style-name="T14"> Personen im System befinden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13">a</text:span><text:span text:style-name="T1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0.8" calcext:value-type="float">
            <text:p>0,8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15]" office:value-type="percentage" office:value="0.8" calcext:value-type="percentage">
            <text:p>80 %</text:p>
          </table:table-cell>
          <table:table-cell table:style-name="ce47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Personen im Syste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[.B15]^[.B16]*(1-[.B15])" office:value-type="percentage" office:value="0.1024" calcext:value-type="percentage">
            <text:p>10,2%</text:p>
          </table:table-cell>
          <table:table-cell table:style-name="ce46" office:value-type="string" calcext:value-type="string">
            <text:p>Wahrscheinlichkeit für n Kunden</text:p>
          </table:table-cell>
          <table:table-cell table:number-columns-repeated="16381"/>
        </table:table-row>
        <table:table-row table:style-name="ro2">
          <table:table-cell/>
          <table:table-cell table:style-name="ce43"/>
          <table:table-cell table:style-name="ce46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Wartezeitverteilung (=P(W&lt;=t)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1-lambda/mu*EXP((lambda-mu)*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, mit welcher Wahrscheinlichkeit ein Kunde höchstens <text:span text:style-name="T13">t</text:span><text:span text:style-name="T14"> Sekunden warten muss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13">lambda</text:span><text:span text:style-name="T14"> (in 1/Sekunde) und Bedienrate </text:span><text:span text:style-name="T15">mu</text:span><text:span text:style-name="T14"> (in 1/Sekunde)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office:value-type="float" office:value="0.01" calcext:value-type="float">
            <text:p>0,0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26]" office:value-type="float" office:value="100" calcext:value-type="float">
            <text:p>10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office:value-type="float" office:value="0.0125" calcext:value-type="float">
            <text:p>0,0125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27]" office:value-type="float" office:value="80" calcext:value-type="float">
            <text:p>8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47" office:value-type="string" calcext:value-type="string">
            <text:p>=&gt; rho=</text:p>
          </table:table-cell>
          <table:table-cell table:style-name="ce48" table:formula="of:=[.B26]/[.B27]" office:value-type="percentage" office:value="0.8" calcext:value-type="percentage">
            <text:p>80 %</text:p>
          </table:table-cell>
          <table:table-cell table:style-name="ce47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Wartezeit höchstens so lang (in Sekunde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1-[.B26]/[.B27]*EXP(([.B26]-[.B27])*[.B29])" office:value-type="percentage" office:value="0.239016460399429" calcext:value-type="percentage">
            <text:p>23,9%</text:p>
          </table:table-cell>
          <table:table-cell table:style-name="ce46" office:value-type="string" calcext:value-type="string">
            <text:p>Wahrscheinlichkeit für Wartezeit &lt;=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Blockierwahrscheinlichkeit (=P(W&gt;0)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 mit welcher Wahrscheinlichkeit ein Kunde warten mus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13">a</text:span><text:span text:style-name="T1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0.8" calcext:value-type="float">
            <text:p>0,8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39]" office:value-type="percentage" office:value="0.8" calcext:value-type="percentage">
            <text:p>80 %</text:p>
          </table:table-cell>
          <table:table-cell table:style-name="ce47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[.B39]" office:value-type="percentage" office:value="0.8" calcext:value-type="percentage">
            <text:p>80,0%</text:p>
          </table:table-cell>
          <table:table-cell table:style-name="ce46" office:value-type="string" calcext:value-type="string">
            <text:p>Wahrscheinlichkeit, dass ein Kunde warten muss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36" office:value-type="string" calcext:value-type="string" table:number-columns-spanned="8" table:number-rows-spanned="1">
            <text:p>Mittlere Warteschlangenlänge (=E[N<text:span text:style-name="T11">Q</text:span><text:span text:style-name="T12">])</text:span>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a^2/(1-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Warteschlangenlänge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13">a</text:span><text:span text:style-name="T1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0.8" calcext:value-type="float">
            <text:p>0,8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49]" office:value-type="percentage" office:value="0.8" calcext:value-type="percentage">
            <text:p>80 %</text:p>
          </table:table-cell>
          <table:table-cell table:style-name="ce47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4" table:formula="of:=[.B49]^2/(1-[.B49])" office:value-type="float" office:value="3.2" calcext:value-type="float">
            <text:p>3,20</text:p>
          </table:table-cell>
          <table:table-cell table:style-name="ce46" office:value-type="string" calcext:value-type="string">
            <text:p>Mittlere Warteschlangenlänge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Mittlere Anzahl an Kunden im System (=E[N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a/(1-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Anzahl an Kunden im System (wartend und in Bedienung)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13">a</text:span><text:span text:style-name="T1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0.8" calcext:value-type="float">
            <text:p>0,8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59]" office:value-type="percentage" office:value="0.8" calcext:value-type="percentage">
            <text:p>80 %</text:p>
          </table:table-cell>
          <table:table-cell table:style-name="ce47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4" table:formula="of:=[.B59]/(1-[.B59])" office:value-type="float" office:value="4" calcext:value-type="float">
            <text:p>4,00</text:p>
          </table:table-cell>
          <table:table-cell table:style-name="ce46" office:value-type="string" calcext:value-type="string">
            <text:p>Mittlere Anzahl an Kunden im System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Mittlere Wartezeit (=E[W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lambda/mu/(mu-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Wartezeit der Kunden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13">lambda</text:span><text:span text:style-name="T14"> (in 1/Sekunde) und Bedienrate </text:span><text:span text:style-name="T15">mu</text:span><text:span text:style-name="T14"> (in 1/Sekunde)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office:value-type="float" office:value="0.01" calcext:value-type="float">
            <text:p>0,0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69]" office:value-type="float" office:value="100" calcext:value-type="float">
            <text:p>10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office:value-type="float" office:value="0.0125" calcext:value-type="float">
            <text:p>0,0125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70]" office:value-type="float" office:value="80" calcext:value-type="float">
            <text:p>8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47" office:value-type="string" calcext:value-type="string">
            <text:p>=&gt; rho=</text:p>
          </table:table-cell>
          <table:table-cell table:style-name="ce48" table:formula="of:=[.B69]/[.B70]" office:value-type="percentage" office:value="0.8" calcext:value-type="percentage">
            <text:p>80 %</text:p>
          </table:table-cell>
          <table:table-cell table:style-name="ce47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5" table:formula="of:=[.B69]/[.B70]/([.B70]-[.B69])" office:value-type="float" office:value="320" calcext:value-type="float">
            <text:p>320,0</text:p>
          </table:table-cell>
          <table:table-cell table:style-name="ce46" office:value-type="string" calcext:value-type="string">
            <text:p>Mittlere Wartezeit (in Sekunden)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Mittlere Verweilzeit (=E[V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1/(mu-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Verweilzeit (=Wartezeit+Bedienzeit) der Kunden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13">lambda</text:span><text:span text:style-name="T14"> (in 1/Sekunde) und Bedienrate </text:span><text:span text:style-name="T15">mu</text:span><text:span text:style-name="T14"> (in 1/Sekunde)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office:value-type="float" office:value="0.01" calcext:value-type="float">
            <text:p>0,0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81]" office:value-type="float" office:value="100" calcext:value-type="float">
            <text:p>10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office:value-type="float" office:value="0.0125" calcext:value-type="float">
            <text:p>0,0125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82]" office:value-type="float" office:value="80" calcext:value-type="float">
            <text:p>8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5">
          <table:table-cell table:number-columns-repeated="5"/>
          <table:table-cell table:style-name="ce47" office:value-type="string" calcext:value-type="string">
            <text:p>=&gt; rho=</text:p>
          </table:table-cell>
          <table:table-cell table:style-name="ce48" table:formula="of:=[.B81]/[.B82]" office:value-type="percentage" office:value="0.8" calcext:value-type="percentage">
            <text:p>80 %</text:p>
          </table:table-cell>
          <table:table-cell table:style-name="ce47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5" table:formula="of:=1/([.B82]-[.B81])" office:value-type="float" office:value="400" calcext:value-type="float">
            <text:p>400,0</text:p>
          </table:table-cell>
          <table:table-cell table:style-name="ce46" office:value-type="string" calcext:value-type="string">
            <text:p>Mittlere Verweilzeit (in Sekunden)</text:p>
          </table:table-cell>
          <table:table-cell table:number-columns-repeated="16381"/>
        </table:table-row>
        <table:table-row table:style-name="ro6" table:number-rows-repeated="104849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MMc (en)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6" table:default-cell-style-name="Default"/>
        <table:table-row table:style-name="ro1">
          <table:table-cell table:style-name="ce35" office:value-type="string" calcext:value-type="string" table:number-columns-spanned="8" table:number-rows-spanned="1">
            <text:p>M/M/c system (Erlang C model)</text:p>
          </table:table-cell>
          <table:covered-table-cell table:number-columns-repeated="7" table:style-name="ce39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xponential inter-arrival times (average distance between two customer arrivals E[I]=1/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al operating times (average operating time E[S]=1/mu)</text:p>
          </table:table-cell>
          <table:table-cell table:number-columns-repeated="16383"/>
        </table:table-row>
        <table:table-row table:style-name="ro2">
          <table:table-cell table:style-name="ce49" office:value-type="string" calcext:value-type="string">
            <text:p>c&gt;=1 operato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 restriction on the size of the waiting and service room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36" office:value-type="string" calcext:value-type="string" table:number-columns-spanned="8" table:number-rows-spanned="1">
            <text:p>State probabilities (=p<text:span text:style-name="T11">n</text:span><text:span text:style-name="T12">)</text:span>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style-name="ce37"/>
          <table:table-cell table:number-columns-repeated="16383"/>
        </table:table-row>
        <table:table-row table:style-name="ro2">
          <table:table-cell table:style-name="ce38" office:value-type="string" calcext:value-type="string">
            <text:p>MMcZustandsP(a,c,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that <text:span text:style-name="T13">n</text:span><text:span text:style-name="T14"> people are in the system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Workload <text:span text:style-name="T13">a</text:span><text:span text:style-name="T14">=lambda/mu and number of operators </text:span><text:span text:style-name="T1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Workload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Number of operators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15]/[.B16]" office:value-type="percentage" office:value="0.777777777777778" calcext:value-type="percentage">
            <text:p>78 %</text:p>
          </table:table-cell>
          <table:table-cell table:style-name="ce47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People in the syste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lt</text:p>
          </table:table-cell>
          <table:table-cell table:style-name="ce42" table:formula="of:=MMCZUSTANDSP([.B15];[.B16];[.B17])" office:value-type="percentage" office:value="0.043975630438567" calcext:value-type="percentage">
            <text:p>4,4%</text:p>
          </table:table-cell>
          <table:table-cell table:style-name="ce46" office:value-type="string" calcext:value-type="string">
            <text:p>Probability for n customers</text:p>
          </table:table-cell>
          <table:table-cell table:number-columns-repeated="16381"/>
        </table:table-row>
        <table:table-row table:style-name="ro2">
          <table:table-cell/>
          <table:table-cell table:style-name="ce43"/>
          <table:table-cell table:style-name="ce46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Waiting time distribution(Erlang C formula, =P(W&lt;=t)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langC(lambda,mu,c,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of a customer having to wait a maximum of <text:span text:style-name="T13">t</text:span><text:span text:style-name="T14"> seconds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13">lambda</text:span><text:span text:style-name="T14"> (in 1/seconds), service rate </text:span><text:span text:style-name="T15">mu</text:span><text:span text:style-name="T14"> (in 1/seconds) and number of operators </text:span><text:span text:style-name="T1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rrival rate (in 1/seconds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27]" office:value-type="float" office:value="10" calcext:value-type="float">
            <text:p>10</text:p>
          </table:table-cell>
          <table:table-cell table:style-name="ce47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Service rate (in 1/seconds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28]" office:value-type="float" office:value="300" calcext:value-type="float">
            <text:p>300</text:p>
          </table:table-cell>
          <table:table-cell table:style-name="ce47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35" calcext:value-type="float">
            <text:p>35</text:p>
          </table:table-cell>
          <table:table-cell table:style-name="ce46" office:value-type="string" calcext:value-type="string">
            <text:p>Number of operators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27]/[.B28]/[.B29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Maximum waiting time (in second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lt</text:p>
          </table:table-cell>
          <table:table-cell table:style-name="ce42" table:formula="of:=ERLANGC(1/10;1/300;35;20)" office:value-type="percentage" office:value="0.796087755240533" calcext:value-type="percentage">
            <text:p>79,6%</text:p>
          </table:table-cell>
          <table:table-cell table:style-name="ce46" office:value-type="string" calcext:value-type="string">
            <text:p>Probability for waiting time &lt;=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Blocking probability (=P(W&gt;0)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langC_P1(a,c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of a customer having to wait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Workload <text:span text:style-name="T13">a</text:span><text:span text:style-name="T14">=lambda/mu and number of operators </text:span><text:span text:style-name="T1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Workload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Number of operators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40]/[.B41]" office:value-type="percentage" office:value="0.777777777777778" calcext:value-type="percentage">
            <text:p>78 %</text:p>
          </table:table-cell>
          <table:table-cell table:style-name="ce47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42" table:formula="of:=ERLANGC_P1([.B40];[.B41])" office:value-type="percentage" office:value="0.384947094156769" calcext:value-type="percentage">
            <text:p>38,5%</text:p>
          </table:table-cell>
          <table:table-cell table:style-name="ce46" office:value-type="string" calcext:value-type="string">
            <text:p>Probability of a customer having to wai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36" office:value-type="string" calcext:value-type="string" table:number-columns-spanned="8" table:number-rows-spanned="1">
            <text:p>Average queue length (=E[N<text:span text:style-name="T11">Q</text:span><text:span text:style-name="T12">])</text:span>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langC_ENQ(a,c)</text:p>
          </table:table-cell>
          <table:table-cell table:number-columns-repeated="16383"/>
        </table:table-row>
        <table:table-row table:style-name="ro2">
          <table:table-cell table:style-name="ce38" office:value-type="string" calcext:value-type="string">
            <text:p>ErlangC_P1(a,c)*a/(c-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queue length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Workload <text:span text:style-name="T13">a</text:span><text:span text:style-name="T14">=lambda/mu and number of operators </text:span><text:span text:style-name="T1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Workload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Number of operators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52]/[.B53]" office:value-type="percentage" office:value="0.777777777777778" calcext:value-type="percentage">
            <text:p>78 %</text:p>
          </table:table-cell>
          <table:table-cell table:style-name="ce47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44" table:formula="of:=ERLANGC_ENQ([.B52];[.B53])" office:value-type="float" office:value="1.34731482954869" calcext:value-type="float">
            <text:p>1,35</text:p>
          </table:table-cell>
          <table:table-cell table:style-name="ce46" office:value-type="string" calcext:value-type="string">
            <text:p>Average queue length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Average number of customers in the system (=E[N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langC_EN(a,c)</text:p>
          </table:table-cell>
          <table:table-cell table:number-columns-repeated="16383"/>
        </table:table-row>
        <table:table-row table:style-name="ro2">
          <table:table-cell table:style-name="ce38" office:value-type="string" calcext:value-type="string">
            <text:p>ErlangC_P1(a,c)*a/(c-a)+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number of customers in the system (waiting and in service process)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Workload <text:span text:style-name="T13">a</text:span><text:span text:style-name="T14">=lambda/mu and number of operators </text:span><text:span text:style-name="T1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Workload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Number of operators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64]/[.B65]" office:value-type="percentage" office:value="0.777777777777778" calcext:value-type="percentage">
            <text:p>78 %</text:p>
          </table:table-cell>
          <table:table-cell table:style-name="ce47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44" table:formula="of:=ERLANGC_EN([.B64];[.B65])" office:value-type="float" office:value="8.34731482954869" calcext:value-type="float">
            <text:p>8,35</text:p>
          </table:table-cell>
          <table:table-cell table:style-name="ce46" office:value-type="string" calcext:value-type="string">
            <text:p>Average number of customers in the system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Average waiting time (=E[W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langC_EW(lambda,mu,c)</text:p>
          </table:table-cell>
          <table:table-cell table:number-columns-repeated="16383"/>
        </table:table-row>
        <table:table-row table:style-name="ro2">
          <table:table-cell table:style-name="ce38" office:value-type="string" calcext:value-type="string">
            <text:p>ErlangC_P1(lambda/mu,c)/(c*mu-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waiting time of customer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13">lambda</text:span><text:span text:style-name="T14"> (in 1/seconds), service rate </text:span><text:span text:style-name="T15">mu</text:span><text:span text:style-name="T14"> (in 1/seconds) and number of operators </text:span><text:span text:style-name="T1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rrival rate (in 1/seconds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76]" office:value-type="float" office:value="10" calcext:value-type="float">
            <text:p>10</text:p>
          </table:table-cell>
          <table:table-cell table:style-name="ce47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Service rate (in 1/seconds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77]" office:value-type="float" office:value="300" calcext:value-type="float">
            <text:p>300</text:p>
          </table:table-cell>
          <table:table-cell table:style-name="ce47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35" calcext:value-type="float">
            <text:p>35</text:p>
          </table:table-cell>
          <table:table-cell table:style-name="ce46" office:value-type="string" calcext:value-type="string">
            <text:p>Number of operators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76]/[.B77]/[.B78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45" table:formula="of:=ERLANGC_EW([.B76];[.B77];[.B78])" office:value-type="float" office:value="17.0749477448107" calcext:value-type="float">
            <text:p>17,1</text:p>
          </table:table-cell>
          <table:table-cell table:style-name="ce46" office:value-type="string" calcext:value-type="string">
            <text:p>Average waiting time (in seconds)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Average residence time (=E[V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langC_EV(lambda,mu,c)</text:p>
          </table:table-cell>
          <table:table-cell table:number-columns-repeated="16383"/>
        </table:table-row>
        <table:table-row table:style-name="ro2">
          <table:table-cell table:style-name="ce38" office:value-type="string" calcext:value-type="string">
            <text:p>ErlangC_P1(lambda/mu,c)/(c*mu-lambda)+1/m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residence time (=waiting time + service time) of customer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13">lambda</text:span><text:span text:style-name="T14"> (in 1/seconds), service rate </text:span><text:span text:style-name="T15">mu</text:span><text:span text:style-name="T14"> (in 1/seconds) and number of operators </text:span><text:span text:style-name="T1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rrival rate (in 1/seconds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89]" office:value-type="float" office:value="10" calcext:value-type="float">
            <text:p>10</text:p>
          </table:table-cell>
          <table:table-cell table:style-name="ce47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Service rate (in 1/seconds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90]" office:value-type="float" office:value="300" calcext:value-type="float">
            <text:p>300</text:p>
          </table:table-cell>
          <table:table-cell table:style-name="ce47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c</text:p>
          </table:table-cell>
          <table:table-cell table:style-name="ce41" office:value-type="float" office:value="35" calcext:value-type="float">
            <text:p>35</text:p>
          </table:table-cell>
          <table:table-cell table:style-name="ce46" office:value-type="string" calcext:value-type="string">
            <text:p>Number of operators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89]/[.B90]/[.B91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Utilizati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45" table:formula="of:=ERLANGC_EV([.B89];[.B90];[.B91])" office:value-type="float" office:value="317.074947744811" calcext:value-type="float">
            <text:p>317,1</text:p>
          </table:table-cell>
          <table:table-cell table:style-name="ce46" office:value-type="string" calcext:value-type="string">
            <text:p>Average residence time (in seconds)</text:p>
          </table:table-cell>
          <table:table-cell table:number-columns-repeated="16381"/>
        </table:table-row>
        <table:table-row table:style-name="ro6" table:number-rows-repeated="104848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MMc (de)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6" table:default-cell-style-name="Default"/>
        <table:table-row table:style-name="ro1">
          <table:table-cell table:style-name="ce35" office:value-type="string" calcext:value-type="string" table:number-columns-spanned="8" table:number-rows-spanned="1">
            <text:p>M/M/c-System (Erlang-C-Modell)</text:p>
          </table:table-cell>
          <table:covered-table-cell table:number-columns-repeated="7" table:style-name="ce39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xponentielle Zwischenankunftszeiten (mittlerer Abstand zwischen zwei Kundenankünften E[I]=1/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elle Bedienzeiten (mittlere Bedienzeit E[S]=1/mu)</text:p>
          </table:table-cell>
          <table:table-cell table:number-columns-repeated="16383"/>
        </table:table-row>
        <table:table-row table:style-name="ro2">
          <table:table-cell table:style-name="ce49" office:value-type="string" calcext:value-type="string">
            <text:p>c&gt;=1 Bedien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Keine Beschränkung der Warte- und Bedienraumgröße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36" office:value-type="string" calcext:value-type="string" table:number-columns-spanned="8" table:number-rows-spanned="1">
            <text:p>Zustandswahrscheinlichkeiten (=p<text:span text:style-name="T11">n</text:span><text:span text:style-name="T12">)</text:span>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style-name="ce37"/>
          <table:table-cell table:number-columns-repeated="16383"/>
        </table:table-row>
        <table:table-row table:style-name="ro2">
          <table:table-cell table:style-name="ce38" office:value-type="string" calcext:value-type="string">
            <text:p>MMcZustandsP(a,c,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, mit welcher Wahrscheinlichkeit sich <text:span text:style-name="T13">n</text:span><text:span text:style-name="T14"> Personen im System befinden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13">a</text:span><text:span text:style-name="T14">=lambda/mu und Anzahl an Agenten </text:span><text:span text:style-name="T1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Anzahl an Bediener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15]/[.B16]" office:value-type="percentage" office:value="0.777777777777778" calcext:value-type="percentage">
            <text:p>78 %</text:p>
          </table:table-cell>
          <table:table-cell table:style-name="ce47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Personen im Syste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MMCZUSTANDSP([.B15];[.B16];[.B17])" office:value-type="percentage" office:value="0.043975630438567" calcext:value-type="percentage">
            <text:p>4,4%</text:p>
          </table:table-cell>
          <table:table-cell table:style-name="ce46" office:value-type="string" calcext:value-type="string">
            <text:p>Wahrscheinlichkeit für n Kunden</text:p>
          </table:table-cell>
          <table:table-cell table:number-columns-repeated="16381"/>
        </table:table-row>
        <table:table-row table:style-name="ro2">
          <table:table-cell/>
          <table:table-cell table:style-name="ce43"/>
          <table:table-cell table:style-name="ce46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Wartezeitverteilung (Erlang-C-Formel, =P(W&lt;=t)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langC(lambda,mu,c,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, mit welcher Wahrscheinlichkeit ein Kunde höchstens <text:span text:style-name="T13">t</text:span><text:span text:style-name="T14"> Sekunden warten muss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13">lambda</text:span><text:span text:style-name="T14"> (in 1/Sekunde), Bedienrate </text:span><text:span text:style-name="T15">mu</text:span><text:span text:style-name="T14"> (in 1/Sekunde) und Anzahl an Agenten </text:span><text:span text:style-name="T1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27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28]" office:value-type="float" office:value="300" calcext:value-type="float">
            <text:p>30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35" calcext:value-type="float">
            <text:p>35</text:p>
          </table:table-cell>
          <table:table-cell table:style-name="ce46" office:value-type="string" calcext:value-type="string">
            <text:p>Anzahl an Bediener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27]/[.B28]/[.B29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Wartezeit höchstens so lang (in Sekunde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ERLANGC(1/10;1/300;35;20)" office:value-type="percentage" office:value="0.796087755240533" calcext:value-type="percentage">
            <text:p>79,6%</text:p>
          </table:table-cell>
          <table:table-cell table:style-name="ce46" office:value-type="string" calcext:value-type="string">
            <text:p>Wahrscheinlichkeit für Wartezeit &lt;=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Blockierwahrscheinlichkeit (=P(W&gt;0)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langC_P1(a,c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 mit welcher Wahrscheinlichkeit ein Kunde warten mus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13">a</text:span><text:span text:style-name="T14">=lambda/mu und Anzahl an Agenten </text:span><text:span text:style-name="T1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Anzahl an Bediener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40]/[.B41]" office:value-type="percentage" office:value="0.777777777777778" calcext:value-type="percentage">
            <text:p>78 %</text:p>
          </table:table-cell>
          <table:table-cell table:style-name="ce47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ERLANGC_P1([.B40];[.B41])" office:value-type="percentage" office:value="0.384947094156769" calcext:value-type="percentage">
            <text:p>38,5%</text:p>
          </table:table-cell>
          <table:table-cell table:style-name="ce46" office:value-type="string" calcext:value-type="string">
            <text:p>Wahrscheinlichkeit, dass ein Kunde warten muss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36" office:value-type="string" calcext:value-type="string" table:number-columns-spanned="8" table:number-rows-spanned="1">
            <text:p>Mittlere Warteschlangenlänge (=E[N<text:span text:style-name="T11">Q</text:span><text:span text:style-name="T12">])</text:span>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langC_ENQ(a,c)</text:p>
          </table:table-cell>
          <table:table-cell table:number-columns-repeated="16383"/>
        </table:table-row>
        <table:table-row table:style-name="ro2">
          <table:table-cell table:style-name="ce38" office:value-type="string" calcext:value-type="string">
            <text:p>ErlangC_P1(a,c)*a/(c-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Warteschlangenlänge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13">a</text:span><text:span text:style-name="T14">=lambda/mu und Anzahl an Agenten </text:span><text:span text:style-name="T1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Anzahl an Bediener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52]/[.B53]" office:value-type="percentage" office:value="0.777777777777778" calcext:value-type="percentage">
            <text:p>78 %</text:p>
          </table:table-cell>
          <table:table-cell table:style-name="ce47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4" table:formula="of:=ERLANGC_ENQ([.B52];[.B53])" office:value-type="float" office:value="1.34731482954869" calcext:value-type="float">
            <text:p>1,35</text:p>
          </table:table-cell>
          <table:table-cell table:style-name="ce46" office:value-type="string" calcext:value-type="string">
            <text:p>Mittlere Warteschlangenlänge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Mittlere Anzahl an Kunden im System (=E[N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langC_EN(a,c)</text:p>
          </table:table-cell>
          <table:table-cell table:number-columns-repeated="16383"/>
        </table:table-row>
        <table:table-row table:style-name="ro2">
          <table:table-cell table:style-name="ce38" office:value-type="string" calcext:value-type="string">
            <text:p>ErlangC_P1(a,c)*a/(c-a)+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Anzahl an Kunden im System (wartend und in Bedienung)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13">a</text:span><text:span text:style-name="T14">=lambda/mu und Anzahl an Agenten </text:span><text:span text:style-name="T1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Anzahl an Bediener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64]/[.B65]" office:value-type="percentage" office:value="0.777777777777778" calcext:value-type="percentage">
            <text:p>78 %</text:p>
          </table:table-cell>
          <table:table-cell table:style-name="ce47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4" table:formula="of:=ERLANGC_EN([.B64];[.B65])" office:value-type="float" office:value="8.34731482954869" calcext:value-type="float">
            <text:p>8,35</text:p>
          </table:table-cell>
          <table:table-cell table:style-name="ce46" office:value-type="string" calcext:value-type="string">
            <text:p>Mittlere Anzahl an Kunden im System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Mittlere Wartezeit (=E[W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langC_EW(lambda,mu,c)</text:p>
          </table:table-cell>
          <table:table-cell table:number-columns-repeated="16383"/>
        </table:table-row>
        <table:table-row table:style-name="ro2">
          <table:table-cell table:style-name="ce38" office:value-type="string" calcext:value-type="string">
            <text:p>ErlangC_P1(lambda/mu,c)/(c*mu-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Wartezeit der Kunden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13">lambda</text:span><text:span text:style-name="T14"> (in 1/Sekunde), Bedienrate </text:span><text:span text:style-name="T15">mu</text:span><text:span text:style-name="T14"> (in 1/Sekunde) und Anzahl an Agenten </text:span><text:span text:style-name="T1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76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77]" office:value-type="float" office:value="300" calcext:value-type="float">
            <text:p>30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35" calcext:value-type="float">
            <text:p>35</text:p>
          </table:table-cell>
          <table:table-cell table:style-name="ce46" office:value-type="string" calcext:value-type="string">
            <text:p>Anzahl an Bediener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76]/[.B77]/[.B78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5" table:formula="of:=ERLANGC_EW([.B76];[.B77];[.B78])" office:value-type="float" office:value="17.0749477448107" calcext:value-type="float">
            <text:p>17,1</text:p>
          </table:table-cell>
          <table:table-cell table:style-name="ce46" office:value-type="string" calcext:value-type="string">
            <text:p>Mittlere Wartezeit (in Sekunden)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Mittlere Verweilzeit (=E[V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langC_EV(lambda,mu,c)</text:p>
          </table:table-cell>
          <table:table-cell table:number-columns-repeated="16383"/>
        </table:table-row>
        <table:table-row table:style-name="ro2">
          <table:table-cell table:style-name="ce38" office:value-type="string" calcext:value-type="string">
            <text:p>ErlangC_P1(lambda/mu,c)/(c*mu-lambda)+1/mu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Verweilzeit (=Wartezeit+Bedienzeit) der Kunden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13">lambda</text:span><text:span text:style-name="T14"> (in 1/Sekunde), Bedienrate </text:span><text:span text:style-name="T15">mu</text:span><text:span text:style-name="T14"> (in 1/Sekunde) und Anzahl an Agenten </text:span><text:span text:style-name="T15">c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89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90]" office:value-type="float" office:value="300" calcext:value-type="float">
            <text:p>30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c</text:p>
          </table:table-cell>
          <table:table-cell table:style-name="ce41" office:value-type="float" office:value="35" calcext:value-type="float">
            <text:p>35</text:p>
          </table:table-cell>
          <table:table-cell table:style-name="ce46" office:value-type="string" calcext:value-type="string">
            <text:p>Anzahl an Bediener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89]/[.B90]/[.B91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Auslastun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5" table:formula="of:=ERLANGC_EV([.B89];[.B90];[.B91])" office:value-type="float" office:value="317.074947744811" calcext:value-type="float">
            <text:p>317,1</text:p>
          </table:table-cell>
          <table:table-cell table:style-name="ce46" office:value-type="string" calcext:value-type="string">
            <text:p>Mittlere Verweilzeit (in Sekunden)</text:p>
          </table:table-cell>
          <table:table-cell table:number-columns-repeated="16381"/>
        </table:table-row>
        <table:table-row table:style-name="ro6" table:number-rows-repeated="104848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MMcKM (en)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6" table:default-cell-style-name="Default"/>
        <table:table-row table:style-name="ro1">
          <table:table-cell table:style-name="ce35" office:value-type="string" calcext:value-type="string" table:number-columns-spanned="8" table:number-rows-spanned="1">
            <text:p>M/M/c/K+M system (extended Erlang C model)</text:p>
          </table:table-cell>
          <table:covered-table-cell table:number-columns-repeated="7" table:style-name="ce39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xponential inter-arrival times (average distance between two customer arrivals E[I]=1/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al operating times (average operating time E[S]=1/mu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al waiting time tolerances (average waiting time tolerance E[WT]=1/nu)</text:p>
          </table:table-cell>
          <table:table-cell table:number-columns-repeated="16383"/>
        </table:table-row>
        <table:table-row table:style-name="ro2">
          <table:table-cell table:style-name="ce49" office:value-type="string" calcext:value-type="string">
            <text:p>c&gt;=1 operato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iting and service room size: K (if there are K customers in the system, the next arriving customer will be rejected)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36" office:value-type="string" calcext:value-type="string" table:number-columns-spanned="8" table:number-rows-spanned="1">
            <text:p>State probabilities (=p<text:span text:style-name="T11">n</text:span><text:span text:style-name="T12">)</text:span>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style-name="ce37"/>
          <table:table-cell table:number-columns-repeated="16383"/>
        </table:table-row>
        <table:table-row table:style-name="ro2">
          <table:table-cell table:style-name="ce38" office:value-type="string" calcext:value-type="string">
            <text:p>MMcKMZustandsP(lambda,mu,nu,c,K,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that <text:span text:style-name="T13">n</text:span><text:span text:style-name="T14"> people are in the system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13">lambda</text:span><text:span text:style-name="T14"> (in 1/seconds), service rate </text:span><text:span text:style-name="T15">mu</text:span><text:span text:style-name="T14"> (in 1/seconds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ncelation rate <text:span text:style-name="T13">nu</text:span><text:span text:style-name="T14"> (in 1/seconds), number of operators </text:span><text:span text:style-name="T15">c</text:span><text:span text:style-name="T14"> and waiting and service room size </text:span><text:span text:style-name="T1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rrival rate (in 1/seconds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17]" office:value-type="float" office:value="10" calcext:value-type="float">
            <text:p>10</text:p>
          </table:table-cell>
          <table:table-cell table:style-name="ce47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667</text:p>
          </table:table-cell>
          <table:table-cell table:style-name="ce46" office:value-type="string" calcext:value-type="string">
            <text:p>Service rate (in 1/seconds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18]" office:value-type="float" office:value="240" calcext:value-type="float">
            <text:p>240</text:p>
          </table:table-cell>
          <table:table-cell table:style-name="ce47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Cancelation rate (in 1/seconds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19]" office:value-type="float" office:value="300" calcext:value-type="float">
            <text:p>300</text:p>
          </table:table-cell>
          <table:table-cell table:style-name="ce47" office:value-type="string" calcext:value-type="string">
            <text:p>Average waiting time toleranc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Number of operators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17]/[.B18]/[.B20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Utilization (measured at system entry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iting and service room siz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16376"/>
        </table:table-row>
        <table:table-row table:style-name="ro2">
          <table:table-cell office:value-type="string" calcext:value-type="string">
            <text:p>n</text:p>
          </table:table-cell>
          <table:table-cell table:style-name="ce41" office:value-type="float" office:value="30" calcext:value-type="float">
            <text:p>30</text:p>
          </table:table-cell>
          <table:table-cell table:style-name="ce46" office:value-type="string" calcext:value-type="string">
            <text:p>People in the syste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lt</text:p>
          </table:table-cell>
          <table:table-cell table:style-name="ce42" table:formula="of:=MMCKMZUSTANDSP([.B17];[.B18];[.B19];[.B20];[.B21];[.B22])" office:value-type="percentage" office:value="0.0365508671618834" calcext:value-type="percentage">
            <text:p>3,7%</text:p>
          </table:table-cell>
          <table:table-cell table:style-name="ce46" office:value-type="string" calcext:value-type="string">
            <text:p>Probability for n customers</text:p>
          </table:table-cell>
          <table:table-cell table:number-columns-repeated="16381"/>
        </table:table-row>
        <table:table-row table:style-name="ro2">
          <table:table-cell/>
          <table:table-cell table:style-name="ce43"/>
          <table:table-cell table:style-name="ce46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Waiting time distribution(extended Erlang C formula, =P(W&lt;=t)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wErlangC(lambda,mu,nu,c,K,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of a customer having to wait a maximum of <text:span text:style-name="T13">t</text:span><text:span text:style-name="T14"> seconds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13">lambda</text:span><text:span text:style-name="T14"> (in 1/seconds), service rate </text:span><text:span text:style-name="T15">mu</text:span><text:span text:style-name="T14"> (in 1/seconds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ncelation rate <text:span text:style-name="T13">nu</text:span><text:span text:style-name="T14"> (in 1/seconds), number of operators </text:span><text:span text:style-name="T15">c</text:span><text:span text:style-name="T14"> and waiting and service room size </text:span><text:span text:style-name="T1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rrival rate (in 1/seconds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33]" office:value-type="float" office:value="10" calcext:value-type="float">
            <text:p>10</text:p>
          </table:table-cell>
          <table:table-cell table:style-name="ce47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667</text:p>
          </table:table-cell>
          <table:table-cell table:style-name="ce46" office:value-type="string" calcext:value-type="string">
            <text:p>Service rate (in 1/seconds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34]" office:value-type="float" office:value="240" calcext:value-type="float">
            <text:p>240</text:p>
          </table:table-cell>
          <table:table-cell table:style-name="ce47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Cancelation rate (in 1/seconds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35]" office:value-type="float" office:value="300" calcext:value-type="float">
            <text:p>300</text:p>
          </table:table-cell>
          <table:table-cell table:style-name="ce47" office:value-type="string" calcext:value-type="string">
            <text:p>Average waiting time toleranc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Number of operators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33]/[.B34]/[.B36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Utilization (measured at system entry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iting and service room siz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16376"/>
        </table:table-row>
        <table:table-row table:style-name="ro2">
          <table:table-cell office:value-type="string" calcext:value-type="string">
            <text:p>t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Maximum waiting time (in second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lt</text:p>
          </table:table-cell>
          <table:table-cell table:style-name="ce42" table:formula="of:=ERWERLANGC([.B33];[.B34];[.B35];[.B36];[.B37];[.B38])" office:value-type="percentage" office:value="0" calcext:value-type="percentage">
            <text:p>0,0%</text:p>
          </table:table-cell>
          <table:table-cell table:style-name="ce46" office:value-type="string" calcext:value-type="string">
            <text:p>Probability for waiting time &lt;=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Wahrscheinlichkeit für Warteabbruch (=P(A)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wErlangC_PA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of a customer giving up waiting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13">lambda</text:span><text:span text:style-name="T14"> (in 1/seconds), service rate </text:span><text:span text:style-name="T15">mu</text:span><text:span text:style-name="T14"> (in 1/seconds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ncelation rate <text:span text:style-name="T13">nu</text:span><text:span text:style-name="T14"> (in 1/seconds), number of operators </text:span><text:span text:style-name="T15">c</text:span><text:span text:style-name="T14"> and waiting and service room size </text:span><text:span text:style-name="T1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rrival rate (in 1/seconds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49]" office:value-type="float" office:value="10" calcext:value-type="float">
            <text:p>10</text:p>
          </table:table-cell>
          <table:table-cell table:style-name="ce47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667</text:p>
          </table:table-cell>
          <table:table-cell table:style-name="ce46" office:value-type="string" calcext:value-type="string">
            <text:p>Service rate (in 1/seconds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50]" office:value-type="float" office:value="240" calcext:value-type="float">
            <text:p>240</text:p>
          </table:table-cell>
          <table:table-cell table:style-name="ce47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" office:value-type="float" office:value="0.0333333333333333" calcext:value-type="float">
            <text:p>0,0333333333333333</text:p>
          </table:table-cell>
          <table:table-cell table:style-name="ce46" office:value-type="string" calcext:value-type="string">
            <text:p>Cancelation rate (in 1/seconds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51]" office:value-type="float" office:value="30" calcext:value-type="float">
            <text:p>30</text:p>
          </table:table-cell>
          <table:table-cell table:style-name="ce47" office:value-type="string" calcext:value-type="string">
            <text:p>Average waiting time toleranc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5" calcext:value-type="float">
            <text:p>25</text:p>
          </table:table-cell>
          <table:table-cell table:style-name="ce46" office:value-type="string" calcext:value-type="string">
            <text:p>Number of operators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49]/[.B50]/[.B52]" office:value-type="percentage" office:value="0.96" calcext:value-type="percentage">
            <text:p>96 %</text:p>
          </table:table-cell>
          <table:table-cell table:style-name="ce47" office:value-type="string" calcext:value-type="string">
            <text:p>Utilization (measured at system entry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iting and service room siz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42" table:formula="of:=ERWERLANGC_PA([.B49];[.B50];[.B51];[.B52];[.B53])" office:value-type="percentage" office:value="0.0975908156254678" calcext:value-type="percentage">
            <text:p>9,8%</text:p>
          </table:table-cell>
          <table:table-cell table:style-name="ce46" office:value-type="string" calcext:value-type="string">
            <text:p>Probability that a customer will give up waiting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36" office:value-type="string" calcext:value-type="string" table:number-columns-spanned="8" table:number-rows-spanned="1">
            <text:p>Average queue length (=E[N<text:span text:style-name="T11">Q</text:span><text:span text:style-name="T12">])</text:span>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wErlangC_ENQ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queue length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13">lambda</text:span><text:span text:style-name="T14"> (in 1/seconds), service rate </text:span><text:span text:style-name="T15">mu</text:span><text:span text:style-name="T14"> (in 1/seconds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ncelation rate <text:span text:style-name="T13">nu</text:span><text:span text:style-name="T14"> (in 1/seconds), number of operators </text:span><text:span text:style-name="T15">c</text:span><text:span text:style-name="T14"> and waiting and service room size </text:span><text:span text:style-name="T1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rrival rate (in 1/seconds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64]" office:value-type="float" office:value="10" calcext:value-type="float">
            <text:p>10</text:p>
          </table:table-cell>
          <table:table-cell table:style-name="ce47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667</text:p>
          </table:table-cell>
          <table:table-cell table:style-name="ce46" office:value-type="string" calcext:value-type="string">
            <text:p>Service rate (in 1/seconds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65]" office:value-type="float" office:value="240" calcext:value-type="float">
            <text:p>240</text:p>
          </table:table-cell>
          <table:table-cell table:style-name="ce47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Cancelation rate (in 1/seconds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66]" office:value-type="float" office:value="300" calcext:value-type="float">
            <text:p>300</text:p>
          </table:table-cell>
          <table:table-cell table:style-name="ce47" office:value-type="string" calcext:value-type="string">
            <text:p>Average waiting time toleranc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Number of operators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64]/[.B65]/[.B67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Utilization (measured at system entry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iting and service room siz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44" table:formula="of:=ERWERLANGC_ENQ([.B64];[.B65];[.B66];[.B67];[.B68])" office:value-type="float" office:value="0.683326183835832" calcext:value-type="float">
            <text:p>0,68</text:p>
          </table:table-cell>
          <table:table-cell table:style-name="ce46" office:value-type="string" calcext:value-type="string">
            <text:p>Average queue length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Average number of customers in the system (=E[N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wErlangC_EN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number of customers in the system (waiting and in service process)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13">lambda</text:span><text:span text:style-name="T14"> (in 1/seconds), service rate </text:span><text:span text:style-name="T15">mu</text:span><text:span text:style-name="T14"> (in 1/seconds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ncelation rate <text:span text:style-name="T13">nu</text:span><text:span text:style-name="T14"> (in 1/seconds), number of operators </text:span><text:span text:style-name="T15">c</text:span><text:span text:style-name="T14"> and waiting and service room size </text:span><text:span text:style-name="T1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rrival rate (in 1/seconds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79]" office:value-type="float" office:value="10" calcext:value-type="float">
            <text:p>10</text:p>
          </table:table-cell>
          <table:table-cell table:style-name="ce47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667</text:p>
          </table:table-cell>
          <table:table-cell table:style-name="ce46" office:value-type="string" calcext:value-type="string">
            <text:p>Service rate (in 1/seconds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80]" office:value-type="float" office:value="240" calcext:value-type="float">
            <text:p>240</text:p>
          </table:table-cell>
          <table:table-cell table:style-name="ce47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Cancelation rate (in 1/seconds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81]" office:value-type="float" office:value="300" calcext:value-type="float">
            <text:p>300</text:p>
          </table:table-cell>
          <table:table-cell table:style-name="ce47" office:value-type="string" calcext:value-type="string">
            <text:p>Average waiting time toleranc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Number of operators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79]/[.B80]/[.B82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Utilization (measured at system entry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iting and service room siz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44" table:formula="of:=ERWERLANGC_EN([.B79];[.B80];[.B81];[.B82];[.B83])" office:value-type="float" office:value="24.1366652367671" calcext:value-type="float">
            <text:p>24,14</text:p>
          </table:table-cell>
          <table:table-cell table:style-name="ce46" office:value-type="string" calcext:value-type="string">
            <text:p>Average number of customers in the system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Average waiting time (=E[W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wErlangC_EW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waiting time of customer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13">lambda</text:span><text:span text:style-name="T14"> (in 1/seconds), service rate </text:span><text:span text:style-name="T15">mu</text:span><text:span text:style-name="T14"> (in 1/seconds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ncelation rate <text:span text:style-name="T13">nu</text:span><text:span text:style-name="T14"> (in 1/seconds), number of operators </text:span><text:span text:style-name="T15">c</text:span><text:span text:style-name="T14"> and waiting and service room size </text:span><text:span text:style-name="T1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rrival rate (in 1/seconds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94]" office:value-type="float" office:value="10" calcext:value-type="float">
            <text:p>10</text:p>
          </table:table-cell>
          <table:table-cell table:style-name="ce47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667</text:p>
          </table:table-cell>
          <table:table-cell table:style-name="ce46" office:value-type="string" calcext:value-type="string">
            <text:p>Service rate (in 1/seconds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95]" office:value-type="float" office:value="240" calcext:value-type="float">
            <text:p>240</text:p>
          </table:table-cell>
          <table:table-cell table:style-name="ce47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Cancelation rate (in 1/seconds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96]" office:value-type="float" office:value="300" calcext:value-type="float">
            <text:p>300</text:p>
          </table:table-cell>
          <table:table-cell table:style-name="ce47" office:value-type="string" calcext:value-type="string">
            <text:p>Average waiting time toleranc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Number of operators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94]/[.B95]/[.B97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Utilization (measured at system entry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iting and service room siz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44" table:formula="of:=ERWERLANGC_EW([.B94];[.B95];[.B96];[.B97];[.B98])" office:value-type="float" office:value="6.83326183835832" calcext:value-type="float">
            <text:p>6,83</text:p>
          </table:table-cell>
          <table:table-cell table:style-name="ce46" office:value-type="string" calcext:value-type="string">
            <text:p>Average waiting time (in seconds)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46"/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3">Note:</text:span><text:span text:style-name="T14"> This also includes the cancellation time of the customers who canceled waiting.</text:span></text:p>
          </table:table-cell>
          <table:table-cell/>
          <table:table-cell table:style-name="ce46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Average residence time (=E[V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wErlangC_EV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average residence time (=waiting time + service time) of customer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s: Arrival rate <text:span text:style-name="T13">lambda</text:span><text:span text:style-name="T14"> (in 1/seconds), service rate </text:span><text:span text:style-name="T15">mu</text:span><text:span text:style-name="T14"> (in 1/seconds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ancelation rate <text:span text:style-name="T13">nu</text:span><text:span text:style-name="T14"> (in 1/seconds), number of operators </text:span><text:span text:style-name="T15">c</text:span><text:span text:style-name="T14"> and waiting and service room size </text:span><text:span text:style-name="T1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rrival rate (in 1/seconds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110]" office:value-type="float" office:value="10" calcext:value-type="float">
            <text:p>10</text:p>
          </table:table-cell>
          <table:table-cell table:style-name="ce47" office:value-type="string" calcext:value-type="string">
            <text:p>Average inter-arrival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667</text:p>
          </table:table-cell>
          <table:table-cell table:style-name="ce46" office:value-type="string" calcext:value-type="string">
            <text:p>Service rate (in 1/seconds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111]" office:value-type="float" office:value="240" calcext:value-type="float">
            <text:p>240</text:p>
          </table:table-cell>
          <table:table-cell table:style-name="ce47" office:value-type="string" calcext:value-type="string">
            <text:p>Average service tim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Cancelation rate (in 1/seconds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112]" office:value-type="float" office:value="300" calcext:value-type="float">
            <text:p>300</text:p>
          </table:table-cell>
          <table:table-cell table:style-name="ce47" office:value-type="string" calcext:value-type="string">
            <text:p>Average waiting time tolerance (in seconds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Number of operators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110]/[.B111]/[.B113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Utilization (measured at system entry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iting and service room siz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44" table:formula="of:=ERWERLANGC_EV([.B110];[.B111];[.B112];[.B113];[.B114])" office:value-type="float" office:value="241.366652367671" calcext:value-type="float">
            <text:p>241,37</text:p>
          </table:table-cell>
          <table:table-cell table:style-name="ce46" office:value-type="string" calcext:value-type="string">
            <text:p>Average residence time (in second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pan text:style-name="T13">Note:</text:span><text:span text:style-name="T14"> This also includes the cancellation time of the customers who canceled waiting.</text:span></text:p>
          </table:table-cell>
          <table:table-cell table:number-columns-repeated="16383"/>
        </table:table-row>
        <table:table-row table:style-name="ro6" table:number-rows-repeated="1048458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MMcKM (de)" table:style-name="t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6" table:default-cell-style-name="Default"/>
        <table:table-row table:style-name="ro1">
          <table:table-cell table:style-name="ce35" office:value-type="string" calcext:value-type="string" table:number-columns-spanned="8" table:number-rows-spanned="1">
            <text:p>M/M/c/K+M-System (erweitertes Erlang-C-Modell)</text:p>
          </table:table-cell>
          <table:covered-table-cell table:number-columns-repeated="7" table:style-name="ce39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xponentielle Zwischenankunftszeiten (mittlerer Abstand zwischen zwei Kundenankünften E[I]=1/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elle Bedienzeiten (mittlere Bedienzeit E[S]=1/mu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elle Wartezeittoleranzen (mittlere Wartezeittoleranz E[WT]=1/nu)</text:p>
          </table:table-cell>
          <table:table-cell table:number-columns-repeated="16383"/>
        </table:table-row>
        <table:table-row table:style-name="ro2">
          <table:table-cell table:style-name="ce49" office:value-type="string" calcext:value-type="string">
            <text:p>c&gt;=1 Bedien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rte- und Bedienraumgröße: K (sind K Kunden im System, wird der nächste eintrffende Kunde abgewiesen)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36" office:value-type="string" calcext:value-type="string" table:number-columns-spanned="8" table:number-rows-spanned="1">
            <text:p>Zustandswahrscheinlichkeiten (=p<text:span text:style-name="T11">n</text:span><text:span text:style-name="T12">)</text:span>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style-name="ce37"/>
          <table:table-cell table:number-columns-repeated="16383"/>
        </table:table-row>
        <table:table-row table:style-name="ro2">
          <table:table-cell table:style-name="ce38" office:value-type="string" calcext:value-type="string">
            <text:p>MMcKMZustandsP(lambda,mu,nu,c,K,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, mit welcher Wahrscheinlichkeit sich <text:span text:style-name="T13">n</text:span><text:span text:style-name="T14"> Personen im System befinden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13">lambda</text:span><text:span text:style-name="T14"> (in 1/Sekunden), Bedienrate </text:span><text:span text:style-name="T15">mu</text:span><text:span text:style-name="T14"> (in 1/Sekunden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bruchrate <text:span text:style-name="T13">nu</text:span><text:span text:style-name="T14"> (in 1/Sekunden), Anzahl an Bedienern </text:span><text:span text:style-name="T15">c</text:span><text:span text:style-name="T14"> und Warte- und Bedienraumgröße </text:span><text:span text:style-name="T1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17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667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18]" office:value-type="float" office:value="240" calcext:value-type="float">
            <text:p>24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Abbruchrate (in 1/Sekunde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19]" office:value-type="float" office:value="300" calcext:value-type="float">
            <text:p>300</text:p>
          </table:table-cell>
          <table:table-cell table:style-name="ce47" office:value-type="string" calcext:value-type="string">
            <text:p>Mittlere Wartezeittoleranz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Anzahl an Bediener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17]/[.B18]/[.B20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Auslastung (gemessen am Systemeingang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rte- und Bedienraumgröß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16376"/>
        </table:table-row>
        <table:table-row table:style-name="ro2">
          <table:table-cell office:value-type="string" calcext:value-type="string">
            <text:p>n</text:p>
          </table:table-cell>
          <table:table-cell table:style-name="ce41" office:value-type="float" office:value="30" calcext:value-type="float">
            <text:p>30</text:p>
          </table:table-cell>
          <table:table-cell table:style-name="ce46" office:value-type="string" calcext:value-type="string">
            <text:p>Personen im Syste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MMCKMZUSTANDSP([.B17];[.B18];[.B19];[.B20];[.B21];[.B22])" office:value-type="percentage" office:value="0.0365508671618834" calcext:value-type="percentage">
            <text:p>3,7%</text:p>
          </table:table-cell>
          <table:table-cell table:style-name="ce46" office:value-type="string" calcext:value-type="string">
            <text:p>Wahrscheinlichkeit für n Kunden</text:p>
          </table:table-cell>
          <table:table-cell table:number-columns-repeated="16381"/>
        </table:table-row>
        <table:table-row table:style-name="ro2">
          <table:table-cell/>
          <table:table-cell table:style-name="ce43"/>
          <table:table-cell table:style-name="ce46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Wartezeitverteilung (Erweiterte Erlang-C-Formel, =P(W&lt;=t)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wErlangC(lambda,mu,nu,c,K,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, mit welcher Wahrscheinlichkeit ein Kunde höchstens <text:span text:style-name="T13">t</text:span><text:span text:style-name="T14"> Sekunden warten muss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13">lambda</text:span><text:span text:style-name="T14"> (in 1/Sekunden), Bedienrate </text:span><text:span text:style-name="T15">mu</text:span><text:span text:style-name="T14"> (in 1/Sekunden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bruchrate <text:span text:style-name="T13">nu</text:span><text:span text:style-name="T14"> (in 1/Sekunden), Anzahl an Bedienern </text:span><text:span text:style-name="T15">c</text:span><text:span text:style-name="T14"> und Warte- und Bedienraumgröße </text:span><text:span text:style-name="T1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33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667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34]" office:value-type="float" office:value="240" calcext:value-type="float">
            <text:p>24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Abbruchrate (in 1/Sekunde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35]" office:value-type="float" office:value="300" calcext:value-type="float">
            <text:p>300</text:p>
          </table:table-cell>
          <table:table-cell table:style-name="ce47" office:value-type="string" calcext:value-type="string">
            <text:p>Mittlere Wartezeittoleranz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Anzahl an Bediener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33]/[.B34]/[.B36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Auslastung (gemessen am Systemeingang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rte- und Bedienraumgröß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16376"/>
        </table:table-row>
        <table:table-row table:style-name="ro2">
          <table:table-cell office:value-type="string" calcext:value-type="string">
            <text:p>t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Wartezeit höchstens so lang (in Sekunde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ERWERLANGC([.B33];[.B34];[.B35];[.B36];[.B37];[.B38])" office:value-type="percentage" office:value="0" calcext:value-type="percentage">
            <text:p>0,0%</text:p>
          </table:table-cell>
          <table:table-cell table:style-name="ce46" office:value-type="string" calcext:value-type="string">
            <text:p>Wahrscheinlichkeit für Wartezeit &lt;=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Wahrscheinlichkeit für Warteabbruch (=P(A)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wErlangC_PA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 mit welcher Wahrscheinlichkeit ein Kunde das Warten aufgibt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13">lambda</text:span><text:span text:style-name="T14"> (in 1/Sekunden), Bedienrate </text:span><text:span text:style-name="T15">mu</text:span><text:span text:style-name="T14"> (in 1/Sekunden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bruchrate <text:span text:style-name="T13">nu</text:span><text:span text:style-name="T14"> (in 1/Sekunden), Anzahl an Bedienern </text:span><text:span text:style-name="T15">c</text:span><text:span text:style-name="T14"> und Warte- und Bedienraumgröße </text:span><text:span text:style-name="T1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49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667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50]" office:value-type="float" office:value="240" calcext:value-type="float">
            <text:p>24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" office:value-type="float" office:value="0.0333333333333333" calcext:value-type="float">
            <text:p>0,0333333333333333</text:p>
          </table:table-cell>
          <table:table-cell table:style-name="ce46" office:value-type="string" calcext:value-type="string">
            <text:p>Abbruchrate (in 1/Sekunde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51]" office:value-type="float" office:value="30" calcext:value-type="float">
            <text:p>30</text:p>
          </table:table-cell>
          <table:table-cell table:style-name="ce47" office:value-type="string" calcext:value-type="string">
            <text:p>Mittlere Wartezeittoleranz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5" calcext:value-type="float">
            <text:p>25</text:p>
          </table:table-cell>
          <table:table-cell table:style-name="ce46" office:value-type="string" calcext:value-type="string">
            <text:p>Anzahl an Bediener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49]/[.B50]/[.B52]" office:value-type="percentage" office:value="0.96" calcext:value-type="percentage">
            <text:p>96 %</text:p>
          </table:table-cell>
          <table:table-cell table:style-name="ce47" office:value-type="string" calcext:value-type="string">
            <text:p>Auslastung (gemessen am Systemeingang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rte- und Bedienraumgröß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ERWERLANGC_PA([.B49];[.B50];[.B51];[.B52];[.B53])" office:value-type="percentage" office:value="0.0975908156254678" calcext:value-type="percentage">
            <text:p>9,8%</text:p>
          </table:table-cell>
          <table:table-cell table:style-name="ce46" office:value-type="string" calcext:value-type="string">
            <text:p>Wahrscheinlichkeit, dass ein Kunde das Warten aufgibt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36" office:value-type="string" calcext:value-type="string" table:number-columns-spanned="8" table:number-rows-spanned="1">
            <text:p>Mittlere Warteschlangenlänge (=E[N<text:span text:style-name="T11">Q</text:span><text:span text:style-name="T12">])</text:span>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wErlangC_ENQ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Warteschlangenlänge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13">lambda</text:span><text:span text:style-name="T14"> (in 1/Sekunden), Bedienrate </text:span><text:span text:style-name="T15">mu</text:span><text:span text:style-name="T14"> (in 1/Sekunden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bruchrate <text:span text:style-name="T13">nu</text:span><text:span text:style-name="T14"> (in 1/Sekunden), Anzahl an Bedienern </text:span><text:span text:style-name="T15">c</text:span><text:span text:style-name="T14"> und Warte- und Bedienraumgröße </text:span><text:span text:style-name="T1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64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667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65]" office:value-type="float" office:value="240" calcext:value-type="float">
            <text:p>24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Abbruchrate (in 1/Sekunde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66]" office:value-type="float" office:value="300" calcext:value-type="float">
            <text:p>300</text:p>
          </table:table-cell>
          <table:table-cell table:style-name="ce47" office:value-type="string" calcext:value-type="string">
            <text:p>Mittlere Wartezeittoleranz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Anzahl an Bediener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64]/[.B65]/[.B67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Auslastung (gemessen am Systemeingang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rte- und Bedienraumgröß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4" table:formula="of:=ERWERLANGC_ENQ([.B64];[.B65];[.B66];[.B67];[.B68])" office:value-type="float" office:value="0.683326183835832" calcext:value-type="float">
            <text:p>0,68</text:p>
          </table:table-cell>
          <table:table-cell table:style-name="ce46" office:value-type="string" calcext:value-type="string">
            <text:p>Mittlere Warteschlangenlänge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Mittlere Anzahl an Kunden im System (=E[N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wErlangC_EN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Anzahl an Kunden im System (wartend und in Bedienung)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13">lambda</text:span><text:span text:style-name="T14"> (in 1/Sekunden), Bedienrate </text:span><text:span text:style-name="T15">mu</text:span><text:span text:style-name="T14"> (in 1/Sekunden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bruchrate <text:span text:style-name="T13">nu</text:span><text:span text:style-name="T14"> (in 1/Sekunden), Anzahl an Bedienern </text:span><text:span text:style-name="T15">c</text:span><text:span text:style-name="T14"> und Warte- und Bedienraumgröße </text:span><text:span text:style-name="T1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79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667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80]" office:value-type="float" office:value="240" calcext:value-type="float">
            <text:p>24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Abbruchrate (in 1/Sekunde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81]" office:value-type="float" office:value="300" calcext:value-type="float">
            <text:p>300</text:p>
          </table:table-cell>
          <table:table-cell table:style-name="ce47" office:value-type="string" calcext:value-type="string">
            <text:p>Mittlere Wartezeittoleranz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Anzahl an Bediener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79]/[.B80]/[.B82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Auslastung (gemessen am Systemeingang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rte- und Bedienraumgröß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4" table:formula="of:=ERWERLANGC_EN([.B79];[.B80];[.B81];[.B82];[.B83])" office:value-type="float" office:value="24.1366652367671" calcext:value-type="float">
            <text:p>24,14</text:p>
          </table:table-cell>
          <table:table-cell table:style-name="ce46" office:value-type="string" calcext:value-type="string">
            <text:p>Mittlere Anzahl an Kunden im System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Mittlere Wartezeit (=E[W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wErlangC_EW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Wartezeit der Kunden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13">lambda</text:span><text:span text:style-name="T14"> (in 1/Sekunden), Bedienrate </text:span><text:span text:style-name="T15">mu</text:span><text:span text:style-name="T14"> (in 1/Sekunden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bruchrate <text:span text:style-name="T13">nu</text:span><text:span text:style-name="T14"> (in 1/Sekunden), Anzahl an Bedienern </text:span><text:span text:style-name="T15">c</text:span><text:span text:style-name="T14"> und Warte- und Bedienraumgröße </text:span><text:span text:style-name="T1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94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667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95]" office:value-type="float" office:value="240" calcext:value-type="float">
            <text:p>24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Abbruchrate (in 1/Sekunde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96]" office:value-type="float" office:value="300" calcext:value-type="float">
            <text:p>300</text:p>
          </table:table-cell>
          <table:table-cell table:style-name="ce47" office:value-type="string" calcext:value-type="string">
            <text:p>Mittlere Wartezeittoleranz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Anzahl an Bediener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94]/[.B95]/[.B97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Auslastung (gemessen am Systemeingang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rte- und Bedienraumgröß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4" table:formula="of:=ERWERLANGC_EW([.B94];[.B95];[.B96];[.B97];[.B98])" office:value-type="float" office:value="6.83326183835832" calcext:value-type="float">
            <text:p>6,83</text:p>
          </table:table-cell>
          <table:table-cell table:style-name="ce46" office:value-type="string" calcext:value-type="string">
            <text:p>Mittlere Wartezeit (in Sekunden)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46"/>
          <table:table-cell table:number-columns-repeated="16381"/>
        </table:table-row>
        <table:table-row table:style-name="ro2">
          <table:table-cell office:value-type="string" calcext:value-type="string">
            <text:p><text:span text:style-name="T13">Achtung:</text:span><text:span text:style-name="T14"> Hier geht auch die Abbruchzeit der Warteabbrecher mit ein.</text:span></text:p>
          </table:table-cell>
          <table:table-cell/>
          <table:table-cell table:style-name="ce46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4">
          <table:table-cell table:style-name="ce36" office:value-type="string" calcext:value-type="string" table:number-columns-spanned="8" table:number-rows-spanned="1">
            <text:p>Mittlere Verweilzeit (=E[V])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wErlangC_EV(lambda,mu,nu,c,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die mittlere Verweilzeit (=Wartezeit+Bedienzeit) der Kunden an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nkunftsrate <text:span text:style-name="T13">lambda</text:span><text:span text:style-name="T14"> (in 1/Sekunden), Bedienrate </text:span><text:span text:style-name="T15">mu</text:span><text:span text:style-name="T14"> (in 1/Sekunden),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bruchrate <text:span text:style-name="T13">nu</text:span><text:span text:style-name="T14"> (in 1/Sekunden), Anzahl an Bedienern </text:span><text:span text:style-name="T15">c</text:span><text:span text:style-name="T14"> und Warte- und Bedienraumgröße </text:span><text:span text:style-name="T15">K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110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667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111]" office:value-type="float" office:value="240" calcext:value-type="float">
            <text:p>24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33</text:p>
          </table:table-cell>
          <table:table-cell table:style-name="ce46" office:value-type="string" calcext:value-type="string">
            <text:p>Abbruchrate (in 1/Sekunde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112]" office:value-type="float" office:value="300" calcext:value-type="float">
            <text:p>300</text:p>
          </table:table-cell>
          <table:table-cell table:style-name="ce47" office:value-type="string" calcext:value-type="string">
            <text:p>Mittlere Wartezeittoleranz (in Sekunden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Anzahl an Bediener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110]/[.B111]/[.B113]" office:value-type="percentage" office:value="0.857142857142857" calcext:value-type="percentage">
            <text:p>86 %</text:p>
          </table:table-cell>
          <table:table-cell table:style-name="ce47" office:value-type="string" calcext:value-type="string">
            <text:p>Auslastung (gemessen am Systemeingang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rte- und Bedienraumgröß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4" table:formula="of:=ERWERLANGC_EV([.B110];[.B111];[.B112];[.B113];[.B114])" office:value-type="float" office:value="241.366652367671" calcext:value-type="float">
            <text:p>241,37</text:p>
          </table:table-cell>
          <table:table-cell table:style-name="ce46" office:value-type="string" calcext:value-type="string">
            <text:p>Mittlere Verweilzeit (in Sekunden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pan text:style-name="T13">Achtung:</text:span><text:span text:style-name="T14"> Hier geht auch die Abbruchzeit der Warteabbrecher mit ein.</text:span></text:p>
          </table:table-cell>
          <table:table-cell table:number-columns-repeated="16383"/>
        </table:table-row>
        <table:table-row table:style-name="ro6" table:number-rows-repeated="1048458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MMcc (en)" table:style-name="ta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6" table:default-cell-style-name="Default"/>
        <table:table-row table:style-name="ro1">
          <table:table-cell table:style-name="ce35" office:value-type="string" calcext:value-type="string" table:number-columns-spanned="8" table:number-rows-spanned="1">
            <text:p>M/M/c/c-System (Erlang-B)</text:p>
          </table:table-cell>
          <table:covered-table-cell table:number-columns-repeated="7" table:style-name="ce39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xponential inter-arrival times (average distance between two customer arrivals E[I]=1/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al operating times (average operating time E[S]=1/mu)</text:p>
          </table:table-cell>
          <table:table-cell table:number-columns-repeated="16383"/>
        </table:table-row>
        <table:table-row table:style-name="ro2">
          <table:table-cell table:style-name="ce49" office:value-type="string" calcext:value-type="string">
            <text:p>c&gt;=1 operato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iting and service room size: c (i.e. no queue; if no operator is free, the customer is rejected)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36" office:value-type="string" calcext:value-type="string" table:number-columns-spanned="8" table:number-rows-spanned="1">
            <text:p>Loss probabilities (=p<text:span text:style-name="T11">c</text:span><text:span text:style-name="T12">)</text:span>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langB(a,c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dicates the probability that <text:span text:style-name="T13">c</text:span><text:span text:style-name="T14"> people are in the system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Workload <text:span text:style-name="T13">a</text:span><text:span text:style-name="T1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Workload (=lambda/mu)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c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Number of operators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15]/[.B16]" office:value-type="percentage" office:value="0.777777777777778" calcext:value-type="percentage">
            <text:p>78 %</text:p>
          </table:table-cell>
          <table:table-cell table:style-name="ce47" office:value-type="string" calcext:value-type="string">
            <text:p>Utilization (measured at system entry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sult</text:p>
          </table:table-cell>
          <table:table-cell table:style-name="ce42" table:formula="of:=ERLANGB([.B15];[.B16])" office:value-type="percentage" office:value="0.122101343250098" calcext:value-type="percentage">
            <text:p>12,2%</text:p>
          </table:table-cell>
          <table:table-cell table:style-name="ce46" office:value-type="string" calcext:value-type="string">
            <text:p>Probability for c customers</text:p>
          </table:table-cell>
          <table:table-cell table:number-columns-repeated="16381"/>
        </table:table-row>
        <table:table-row table:style-name="ro6" table:number-rows-repeated="1048558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MMcc (de)" table:style-name="ta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76" table:default-cell-style-name="Default"/>
        <table:table-row table:style-name="ro1">
          <table:table-cell table:style-name="ce35" office:value-type="string" calcext:value-type="string" table:number-columns-spanned="8" table:number-rows-spanned="1">
            <text:p>M/M/c/c-System (Erlang-B)</text:p>
          </table:table-cell>
          <table:covered-table-cell table:number-columns-repeated="7" table:style-name="ce39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Exponentielle Zwischenankunftszeiten (mittlerer Abstand zwischen zwei Kundenankünften E[I]=1/lambda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xponentielle Bedienzeiten (mittlere Bedienzeit E[S]=1/mu)</text:p>
          </table:table-cell>
          <table:table-cell table:number-columns-repeated="16383"/>
        </table:table-row>
        <table:table-row table:style-name="ro2">
          <table:table-cell table:style-name="ce49" office:value-type="string" calcext:value-type="string">
            <text:p>c&gt;=1 Bedien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rte- und Bedienraumgröße: c (d.h. keine Warteschlange; ist kein Bediener frei, wird der Kunde abgewiesen)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36" office:value-type="string" calcext:value-type="string" table:number-columns-spanned="8" table:number-rows-spanned="1">
            <text:p>Verlustwahrscheinlichkeiten (=p<text:span text:style-name="T11">c</text:span><text:span text:style-name="T12">)</text:span></text:p>
          </table:table-cell>
          <table:covered-table-cell table:number-columns-repeated="7" table:style-name="ce4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 office:value-type="string" calcext:value-type="string">
            <text:p>ErlangB(a,c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Gibt an, mit welcher Wahrscheinlichkeit sich <text:span text:style-name="T13">c</text:span><text:span text:style-name="T14"> Personen im System befinden.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arameter: Arbeitslast <text:span text:style-name="T13">a</text:span><text:span text:style-name="T14">=lambda/mu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c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Anzahl an Bediener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15]/[.B16]" office:value-type="percentage" office:value="0.777777777777778" calcext:value-type="percentage">
            <text:p>78 %</text:p>
          </table:table-cell>
          <table:table-cell table:style-name="ce47" office:value-type="string" calcext:value-type="string">
            <text:p>Auslastung (gemessen am Systemeingang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ERLANGB([.B15];[.B16])" office:value-type="percentage" office:value="0.122101343250098" calcext:value-type="percentage">
            <text:p>12,2%</text:p>
          </table:table-cell>
          <table:table-cell table:style-name="ce46" office:value-type="string" calcext:value-type="string">
            <text:p>Wahrscheinlichkeit für c Kunden</text:p>
          </table:table-cell>
          <table:table-cell table:number-columns-repeated="16381"/>
        </table:table-row>
        <table:table-row table:style-name="ro6" table:number-rows-repeated="1048558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MMc example (en)" table:style-name="ta9">
        <table:table-column table:style-name="co7" table:default-cell-style-name="Default"/>
        <table:table-column table:style-name="co3" table:number-columns-repeated="16383" table:default-cell-style-name="Default"/>
        <table:table-row table:style-name="ro1">
          <table:table-cell table:style-name="ce35" office:value-type="string" calcext:value-type="string" table:number-columns-spanned="8" table:number-rows-spanned="1">
            <text:p>M/M/c example</text:p>
          </table:table-cell>
          <table:covered-table-cell table:number-columns-repeated="7" table:style-name="ce39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6" office:value-type="string" calcext:value-type="string" table:number-columns-spanned="3" table:number-rows-spanned="1">
            <text:p>Input</text:p>
          </table:table-cell>
          <table:covered-table-cell table:number-columns-repeated="2" table:style-name="ce23"/>
          <table:table-cell table:number-columns-repeated="16381"/>
        </table:table-row>
        <table:table-row table:style-name="ro2">
          <table:table-cell table:style-name="ce17" office:value-type="string" calcext:value-type="string">
            <text:p>Average service time</text:p>
          </table:table-cell>
          <table:table-cell office:value-type="string" calcext:value-type="string">
            <text:p>E[S]=</text:p>
          </table:table-cell>
          <table:table-cell table:style-name="ce21" office:value-type="float" office:value="300" calcext:value-type="float">
            <text:p>300</text:p>
          </table:table-cell>
          <table:table-cell table:style-name="ce29" office:value-type="string" calcext:value-type="string">
            <text:p>(in seconds)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Number of operators</text:p>
          </table:table-cell>
          <table:table-cell office:value-type="string" calcext:value-type="string">
            <text:p>c=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8" office:value-type="string" calcext:value-type="string" table:number-columns-spanned="3" table:number-rows-spanned="1">
            <text:p>Calculated</text:p>
          </table:table-cell>
          <table:covered-table-cell table:number-columns-repeated="2" table:style-name="ce24"/>
          <table:table-cell table:number-columns-repeated="16381"/>
        </table:table-row>
        <table:table-row table:style-name="ro2">
          <table:table-cell table:style-name="ce17" office:value-type="string" calcext:value-type="string">
            <text:p>Service rate</text:p>
          </table:table-cell>
          <table:table-cell office:value-type="string" calcext:value-type="string">
            <text:p>mu=</text:p>
          </table:table-cell>
          <table:table-cell table:style-name="ce27" table:formula="of:=1/[.C4]" office:value-type="float" office:value="0.00333333333333333" calcext:value-type="float">
            <text:p>0,003</text:p>
          </table:table-cell>
          <table:table-cell table:style-name="ce29" office:value-type="string" calcext:value-type="string">
            <text:p>(in 1/seconds)</text:p>
          </table:table-cell>
          <table:table-cell table:number-columns-repeated="16380"/>
        </table:table-row>
        <table:table-row table:style-name="ro2">
          <table:table-cell table:number-columns-repeated="9"/>
          <table:table-cell>
            <draw:frame table:end-cell-address="'MMc example (en)'.S32" table:end-x="0.017cm" table:end-y="0.475cm" draw:z-index="0" draw:name="Diagramm 1" draw:style-name="gr1" draw:text-style-name="P1" svg:width="18.423cm" svg:height="11.143cm" svg:x="0.009cm" svg:y="0.494cm">
              <draw:object draw:notify-on-update-of-ranges="'MMc example (en)'.A13:'MMc example (en)'.A32 'MMc example (en)'.E13:'MMc example (en)'.E32 'MMc example (en)'.F13:'MMc example (en)'.F32 'MMc example (en)'.G13:'MMc example (en)'.G32 'MMc example (en)'.H13:'MMc example (en)'.H3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Input</text:p>
          </table:table-cell>
          <table:table-cell table:style-name="ce18" office:value-type="string" calcext:value-type="string" table:number-columns-spanned="3" table:number-rows-spanned="1">
            <text:p>Calculated</text:p>
          </table:table-cell>
          <table:covered-table-cell table:number-columns-repeated="2" table:style-name="ce24"/>
          <table:table-cell table:style-name="ce32" office:value-type="string" calcext:value-type="string" table:number-columns-spanned="4" table:number-rows-spanned="1">
            <text:p>Erlang C results</text:p>
          </table:table-cell>
          <table:covered-table-cell table:number-columns-repeated="3" table:style-name="ce34"/>
          <table:table-cell table:number-columns-repeated="16376"/>
        </table:table-row>
        <table:table-row table:style-name="ro5">
          <table:table-cell table:style-name="ce20" office:value-type="string" calcext:value-type="string">
            <text:p>Average inter-arrival time</text:p>
          </table:table-cell>
          <table:table-cell table:style-name="ce17" office:value-type="string" calcext:value-type="string">
            <text:p>Arrival rate</text:p>
          </table:table-cell>
          <table:table-cell table:style-name="ce17" office:value-type="string" calcext:value-type="string">
            <text:p>Workload</text:p>
          </table:table-cell>
          <table:table-cell table:style-name="ce17" office:value-type="string" calcext:value-type="string">
            <text:p>Utilization</text:p>
          </table:table-cell>
          <table:table-cell table:style-name="ce17" office:value-type="string" calcext:value-type="string">
            <text:p>Av. queue length</text:p>
          </table:table-cell>
          <table:table-cell table:style-name="ce17" office:value-type="string" calcext:value-type="string">
            <text:p>Av. number in sys.</text:p>
          </table:table-cell>
          <table:table-cell table:style-name="ce17" office:value-type="string" calcext:value-type="string">
            <text:p>Av. waiting time</text:p>
          </table:table-cell>
          <table:table-cell table:style-name="ce17" office:value-type="string" calcext:value-type="string">
            <text:p>Av. residence tim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[I]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E[NQ]</text:p>
          </table:table-cell>
          <table:table-cell office:value-type="string" calcext:value-type="string">
            <text:p>E[N]</text:p>
          </table:table-cell>
          <table:table-cell office:value-type="string" calcext:value-type="string">
            <text:p>E[W]</text:p>
          </table:table-cell>
          <table:table-cell office:value-type="string" calcext:value-type="string">
            <text:p>E[V]</text:p>
          </table:table-cell>
          <table:table-cell table:number-columns-repeated="16376"/>
        </table:table-row>
        <table:table-row table:style-name="ro2">
          <table:table-cell table:style-name="ce21" office:value-type="float" office:value="50" calcext:value-type="float">
            <text:p>50</text:p>
          </table:table-cell>
          <table:table-cell table:style-name="ce25" table:formula="of:=1/[.A13]" office:value-type="float" office:value="0.02" calcext:value-type="float">
            <text:p>0,0200</text:p>
          </table:table-cell>
          <table:table-cell table:style-name="ce28" table:formula="of:=[.B13]/[.$C$8]" office:value-type="float" office:value="6" calcext:value-type="float">
            <text:p>6,00</text:p>
          </table:table-cell>
          <table:table-cell table:style-name="ce30" table:formula="of:=[.C13]/[.$C$5]" office:value-type="percentage" office:value="0.6" calcext:value-type="percentage">
            <text:p>60 %</text:p>
          </table:table-cell>
          <table:table-cell table:style-name="ce33" table:formula="of:=ERLANGC_ENQ([.C13];[.$C$5])" office:value-type="float" office:value="0.151948864031126" calcext:value-type="float">
            <text:p>0,15</text:p>
          </table:table-cell>
          <table:table-cell table:style-name="ce33" table:formula="of:=ERLANGC_EN([.C13];[.$C$5])" office:value-type="float" office:value="6.15194886403113" calcext:value-type="float">
            <text:p>6,15</text:p>
          </table:table-cell>
          <table:table-cell table:style-name="ce33" table:formula="of:=ERLANGC_EW([.B13];[.$C$8];[.$C$5])" office:value-type="float" office:value="7.59744320155638" calcext:value-type="float">
            <text:p>7,60</text:p>
          </table:table-cell>
          <table:table-cell table:style-name="ce33" table:formula="of:=ERLANGC_EV([.B13];[.$C$8];[.$C$5])" office:value-type="float" office:value="307.597443201557" calcext:value-type="float">
            <text:p>307,60</text:p>
          </table:table-cell>
          <table:table-cell table:number-columns-repeated="16376"/>
        </table:table-row>
        <table:table-row table:style-name="ro2">
          <table:table-cell table:style-name="ce21" office:value-type="float" office:value="49" calcext:value-type="float">
            <text:p>49</text:p>
          </table:table-cell>
          <table:table-cell table:style-name="ce25" table:formula="of:=1/[.A14]" office:value-type="float" office:value="0.0204081632653061" calcext:value-type="float">
            <text:p>0,0204</text:p>
          </table:table-cell>
          <table:table-cell table:style-name="ce28" table:formula="of:=[.B14]/[.$C$8]" office:value-type="float" office:value="6.12244897959184" calcext:value-type="float">
            <text:p>6,12</text:p>
          </table:table-cell>
          <table:table-cell table:style-name="ce30" table:formula="of:=[.C14]/[.$C$5]" office:value-type="percentage" office:value="0.612244897959184" calcext:value-type="percentage">
            <text:p>61 %</text:p>
          </table:table-cell>
          <table:table-cell table:style-name="ce33" table:formula="of:=ERLANGC_ENQ([.C14];[.$C$5])" office:value-type="float" office:value="0.178070475554738" calcext:value-type="float">
            <text:p>0,18</text:p>
          </table:table-cell>
          <table:table-cell table:style-name="ce33" table:formula="of:=ERLANGC_EN([.C14];[.$C$5])" office:value-type="float" office:value="6.30051945514658" calcext:value-type="float">
            <text:p>6,30</text:p>
          </table:table-cell>
          <table:table-cell table:style-name="ce33" table:formula="of:=ERLANGC_EW([.B14];[.$C$8];[.$C$5])" office:value-type="float" office:value="8.72545330218211" calcext:value-type="float">
            <text:p>8,73</text:p>
          </table:table-cell>
          <table:table-cell table:style-name="ce33" table:formula="of:=ERLANGC_EV([.B14];[.$C$8];[.$C$5])" office:value-type="float" office:value="308.725453302182" calcext:value-type="float">
            <text:p>308,73</text:p>
          </table:table-cell>
          <table:table-cell table:number-columns-repeated="16376"/>
        </table:table-row>
        <table:table-row table:style-name="ro2">
          <table:table-cell table:style-name="ce21" office:value-type="float" office:value="48" calcext:value-type="float">
            <text:p>48</text:p>
          </table:table-cell>
          <table:table-cell table:style-name="ce25" table:formula="of:=1/[.A15]" office:value-type="float" office:value="0.0208333333333333" calcext:value-type="float">
            <text:p>0,0208</text:p>
          </table:table-cell>
          <table:table-cell table:style-name="ce28" table:formula="of:=[.B15]/[.$C$8]" office:value-type="float" office:value="6.25" calcext:value-type="float">
            <text:p>6,25</text:p>
          </table:table-cell>
          <table:table-cell table:style-name="ce30" table:formula="of:=[.C15]/[.$C$5]" office:value-type="percentage" office:value="0.625" calcext:value-type="percentage">
            <text:p>63 %</text:p>
          </table:table-cell>
          <table:table-cell table:style-name="ce33" table:formula="of:=ERLANGC_ENQ([.C15];[.$C$5])" office:value-type="float" office:value="0.209421788987484" calcext:value-type="float">
            <text:p>0,21</text:p>
          </table:table-cell>
          <table:table-cell table:style-name="ce33" table:formula="of:=ERLANGC_EN([.C15];[.$C$5])" office:value-type="float" office:value="6.45942178898748" calcext:value-type="float">
            <text:p>6,46</text:p>
          </table:table-cell>
          <table:table-cell table:style-name="ce33" table:formula="of:=ERLANGC_EW([.B15];[.$C$8];[.$C$5])" office:value-type="float" office:value="10.0522458713992" calcext:value-type="float">
            <text:p>10,05</text:p>
          </table:table-cell>
          <table:table-cell table:style-name="ce33" table:formula="of:=ERLANGC_EV([.B15];[.$C$8];[.$C$5])" office:value-type="float" office:value="310.0522458714" calcext:value-type="float">
            <text:p>310,05</text:p>
          </table:table-cell>
          <table:table-cell table:number-columns-repeated="16376"/>
        </table:table-row>
        <table:table-row table:style-name="ro2">
          <table:table-cell table:style-name="ce21" office:value-type="float" office:value="47" calcext:value-type="float">
            <text:p>47</text:p>
          </table:table-cell>
          <table:table-cell table:style-name="ce25" table:formula="of:=1/[.A16]" office:value-type="float" office:value="0.0212765957446809" calcext:value-type="float">
            <text:p>0,0213</text:p>
          </table:table-cell>
          <table:table-cell table:style-name="ce28" table:formula="of:=[.B16]/[.$C$8]" office:value-type="float" office:value="6.38297872340425" calcext:value-type="float">
            <text:p>6,38</text:p>
          </table:table-cell>
          <table:table-cell table:style-name="ce30" table:formula="of:=[.C16]/[.$C$5]" office:value-type="percentage" office:value="0.638297872340426" calcext:value-type="percentage">
            <text:p>64 %</text:p>
          </table:table-cell>
          <table:table-cell table:style-name="ce33" table:formula="of:=ERLANGC_ENQ([.C16];[.$C$5])" office:value-type="float" office:value="0.247243375981491" calcext:value-type="float">
            <text:p>0,25</text:p>
          </table:table-cell>
          <table:table-cell table:style-name="ce33" table:formula="of:=ERLANGC_EN([.C16];[.$C$5])" office:value-type="float" office:value="6.63022209938574" calcext:value-type="float">
            <text:p>6,63</text:p>
          </table:table-cell>
          <table:table-cell table:style-name="ce33" table:formula="of:=ERLANGC_EW([.B16];[.$C$8];[.$C$5])" office:value-type="float" office:value="11.6204386711304" calcext:value-type="float">
            <text:p>11,62</text:p>
          </table:table-cell>
          <table:table-cell table:style-name="ce33" table:formula="of:=ERLANGC_EV([.B16];[.$C$8];[.$C$5])" office:value-type="float" office:value="311.620438671131" calcext:value-type="float">
            <text:p>311,62</text:p>
          </table:table-cell>
          <table:table-cell table:number-columns-repeated="16376"/>
        </table:table-row>
        <table:table-row table:style-name="ro2">
          <table:table-cell table:style-name="ce21" office:value-type="float" office:value="46" calcext:value-type="float">
            <text:p>46</text:p>
          </table:table-cell>
          <table:table-cell table:style-name="ce25" table:formula="of:=1/[.A17]" office:value-type="float" office:value="0.0217391304347826" calcext:value-type="float">
            <text:p>0,0217</text:p>
          </table:table-cell>
          <table:table-cell table:style-name="ce28" table:formula="of:=[.B17]/[.$C$8]" office:value-type="float" office:value="6.52173913043478" calcext:value-type="float">
            <text:p>6,52</text:p>
          </table:table-cell>
          <table:table-cell table:style-name="ce30" table:formula="of:=[.C17]/[.$C$5]" office:value-type="percentage" office:value="0.652173913043478" calcext:value-type="percentage">
            <text:p>65 %</text:p>
          </table:table-cell>
          <table:table-cell table:style-name="ce33" table:formula="of:=ERLANGC_ENQ([.C17];[.$C$5])" office:value-type="float" office:value="0.293131561469778" calcext:value-type="float">
            <text:p>0,29</text:p>
          </table:table-cell>
          <table:table-cell table:style-name="ce33" table:formula="of:=ERLANGC_EN([.C17];[.$C$5])" office:value-type="float" office:value="6.81487069190456" calcext:value-type="float">
            <text:p>6,81</text:p>
          </table:table-cell>
          <table:table-cell table:style-name="ce33" table:formula="of:=ERLANGC_EW([.B17];[.$C$8];[.$C$5])" office:value-type="float" office:value="13.4840518276099" calcext:value-type="float">
            <text:p>13,48</text:p>
          </table:table-cell>
          <table:table-cell table:style-name="ce33" table:formula="of:=ERLANGC_EV([.B17];[.$C$8];[.$C$5])" office:value-type="float" office:value="313.48405182761" calcext:value-type="float">
            <text:p>313,48</text:p>
          </table:table-cell>
          <table:table-cell table:number-columns-repeated="16376"/>
        </table:table-row>
        <table:table-row table:style-name="ro2">
          <table:table-cell table:style-name="ce21" office:value-type="float" office:value="45" calcext:value-type="float">
            <text:p>45</text:p>
          </table:table-cell>
          <table:table-cell table:style-name="ce25" table:formula="of:=1/[.A18]" office:value-type="float" office:value="0.0222222222222222" calcext:value-type="float">
            <text:p>0,0222</text:p>
          </table:table-cell>
          <table:table-cell table:style-name="ce28" table:formula="of:=[.B18]/[.$C$8]" office:value-type="float" office:value="6.66666666666667" calcext:value-type="float">
            <text:p>6,67</text:p>
          </table:table-cell>
          <table:table-cell table:style-name="ce30" table:formula="of:=[.C18]/[.$C$5]" office:value-type="percentage" office:value="0.666666666666667" calcext:value-type="percentage">
            <text:p>67 %</text:p>
          </table:table-cell>
          <table:table-cell table:style-name="ce33" table:formula="of:=ERLANGC_ENQ([.C18];[.$C$5])" office:value-type="float" office:value="0.349163847476027" calcext:value-type="float">
            <text:p>0,35</text:p>
          </table:table-cell>
          <table:table-cell table:style-name="ce33" table:formula="of:=ERLANGC_EN([.C18];[.$C$5])" office:value-type="float" office:value="7.0158305141427" calcext:value-type="float">
            <text:p>7,02</text:p>
          </table:table-cell>
          <table:table-cell table:style-name="ce33" table:formula="of:=ERLANGC_EW([.B18];[.$C$8];[.$C$5])" office:value-type="float" office:value="15.7123731364212" calcext:value-type="float">
            <text:p>15,71</text:p>
          </table:table-cell>
          <table:table-cell table:style-name="ce33" table:formula="of:=ERLANGC_EV([.B18];[.$C$8];[.$C$5])" office:value-type="float" office:value="315.712373136422" calcext:value-type="float">
            <text:p>315,71</text:p>
          </table:table-cell>
          <table:table-cell table:number-columns-repeated="16376"/>
        </table:table-row>
        <table:table-row table:style-name="ro2">
          <table:table-cell table:style-name="ce21" office:value-type="float" office:value="44" calcext:value-type="float">
            <text:p>44</text:p>
          </table:table-cell>
          <table:table-cell table:style-name="ce25" table:formula="of:=1/[.A19]" office:value-type="float" office:value="0.0227272727272727" calcext:value-type="float">
            <text:p>0,0227</text:p>
          </table:table-cell>
          <table:table-cell table:style-name="ce28" table:formula="of:=[.B19]/[.$C$8]" office:value-type="float" office:value="6.81818181818182" calcext:value-type="float">
            <text:p>6,82</text:p>
          </table:table-cell>
          <table:table-cell table:style-name="ce30" table:formula="of:=[.C19]/[.$C$5]" office:value-type="percentage" office:value="0.681818181818182" calcext:value-type="percentage">
            <text:p>68 %</text:p>
          </table:table-cell>
          <table:table-cell table:style-name="ce33" table:formula="of:=ERLANGC_ENQ([.C19];[.$C$5])" office:value-type="float" office:value="0.418079162242731" calcext:value-type="float">
            <text:p>0,42</text:p>
          </table:table-cell>
          <table:table-cell table:style-name="ce33" table:formula="of:=ERLANGC_EN([.C19];[.$C$5])" office:value-type="float" office:value="7.23626098042455" calcext:value-type="float">
            <text:p>7,24</text:p>
          </table:table-cell>
          <table:table-cell table:style-name="ce33" table:formula="of:=ERLANGC_EW([.B19];[.$C$8];[.$C$5])" office:value-type="float" office:value="18.3954831386801" calcext:value-type="float">
            <text:p>18,40</text:p>
          </table:table-cell>
          <table:table-cell table:style-name="ce33" table:formula="of:=ERLANGC_EV([.B19];[.$C$8];[.$C$5])" office:value-type="float" office:value="318.39548313868" calcext:value-type="float">
            <text:p>318,40</text:p>
          </table:table-cell>
          <table:table-cell table:number-columns-repeated="16376"/>
        </table:table-row>
        <table:table-row table:style-name="ro2">
          <table:table-cell table:style-name="ce21" office:value-type="float" office:value="43" calcext:value-type="float">
            <text:p>43</text:p>
          </table:table-cell>
          <table:table-cell table:style-name="ce25" table:formula="of:=1/[.A20]" office:value-type="float" office:value="0.0232558139534884" calcext:value-type="float">
            <text:p>0,0233</text:p>
          </table:table-cell>
          <table:table-cell table:style-name="ce28" table:formula="of:=[.B20]/[.$C$8]" office:value-type="float" office:value="6.97674418604651" calcext:value-type="float">
            <text:p>6,98</text:p>
          </table:table-cell>
          <table:table-cell table:style-name="ce30" table:formula="of:=[.C20]/[.$C$5]" office:value-type="percentage" office:value="0.697674418604651" calcext:value-type="percentage">
            <text:p>70 %</text:p>
          </table:table-cell>
          <table:table-cell table:style-name="ce33" table:formula="of:=ERLANGC_ENQ([.C20];[.$C$5])" office:value-type="float" office:value="0.503542634982387" calcext:value-type="float">
            <text:p>0,50</text:p>
          </table:table-cell>
          <table:table-cell table:style-name="ce33" table:formula="of:=ERLANGC_EN([.C20];[.$C$5])" office:value-type="float" office:value="7.4802868210289" calcext:value-type="float">
            <text:p>7,48</text:p>
          </table:table-cell>
          <table:table-cell table:style-name="ce33" table:formula="of:=ERLANGC_EW([.B20];[.$C$8];[.$C$5])" office:value-type="float" office:value="21.652333304243" calcext:value-type="float">
            <text:p>21,65</text:p>
          </table:table-cell>
          <table:table-cell table:style-name="ce33" table:formula="of:=ERLANGC_EV([.B20];[.$C$8];[.$C$5])" office:value-type="float" office:value="321.652333304243" calcext:value-type="float">
            <text:p>321,65</text:p>
          </table:table-cell>
          <table:table-cell table:number-columns-repeated="16376"/>
        </table:table-row>
        <table:table-row table:style-name="ro2">
          <table:table-cell table:style-name="ce21" office:value-type="float" office:value="42" calcext:value-type="float">
            <text:p>42</text:p>
          </table:table-cell>
          <table:table-cell table:style-name="ce25" table:formula="of:=1/[.A21]" office:value-type="float" office:value="0.0238095238095238" calcext:value-type="float">
            <text:p>0,0238</text:p>
          </table:table-cell>
          <table:table-cell table:style-name="ce28" table:formula="of:=[.B21]/[.$C$8]" office:value-type="float" office:value="7.14285714285714" calcext:value-type="float">
            <text:p>7,14</text:p>
          </table:table-cell>
          <table:table-cell table:style-name="ce30" table:formula="of:=[.C21]/[.$C$5]" office:value-type="percentage" office:value="0.714285714285714" calcext:value-type="percentage">
            <text:p>71 %</text:p>
          </table:table-cell>
          <table:table-cell table:style-name="ce33" table:formula="of:=ERLANGC_ENQ([.C21];[.$C$5])" office:value-type="float" office:value="0.610544430095351" calcext:value-type="float">
            <text:p>0,61</text:p>
          </table:table-cell>
          <table:table-cell table:style-name="ce33" table:formula="of:=ERLANGC_EN([.C21];[.$C$5])" office:value-type="float" office:value="7.75340157295249" calcext:value-type="float">
            <text:p>7,75</text:p>
          </table:table-cell>
          <table:table-cell table:style-name="ce33" table:formula="of:=ERLANGC_EW([.B21];[.$C$8];[.$C$5])" office:value-type="float" office:value="25.642866064005" calcext:value-type="float">
            <text:p>25,64</text:p>
          </table:table-cell>
          <table:table-cell table:style-name="ce33" table:formula="of:=ERLANGC_EV([.B21];[.$C$8];[.$C$5])" office:value-type="float" office:value="325.642866064005" calcext:value-type="float">
            <text:p>325,64</text:p>
          </table:table-cell>
          <table:table-cell table:number-columns-repeated="16376"/>
        </table:table-row>
        <table:table-row table:style-name="ro2">
          <table:table-cell table:style-name="ce21" office:value-type="float" office:value="41" calcext:value-type="float">
            <text:p>41</text:p>
          </table:table-cell>
          <table:table-cell table:style-name="ce25" table:formula="of:=1/[.A22]" office:value-type="float" office:value="0.024390243902439" calcext:value-type="float">
            <text:p>0,0244</text:p>
          </table:table-cell>
          <table:table-cell table:style-name="ce28" table:formula="of:=[.B22]/[.$C$8]" office:value-type="float" office:value="7.31707317073171" calcext:value-type="float">
            <text:p>7,32</text:p>
          </table:table-cell>
          <table:table-cell table:style-name="ce30" table:formula="of:=[.C22]/[.$C$5]" office:value-type="percentage" office:value="0.731707317073171" calcext:value-type="percentage">
            <text:p>73 %</text:p>
          </table:table-cell>
          <table:table-cell table:style-name="ce33" table:formula="of:=ERLANGC_ENQ([.C22];[.$C$5])" office:value-type="float" office:value="0.746018243097081" calcext:value-type="float">
            <text:p>0,75</text:p>
          </table:table-cell>
          <table:table-cell table:style-name="ce33" table:formula="of:=ERLANGC_EN([.C22];[.$C$5])" office:value-type="float" office:value="8.06309141382879" calcext:value-type="float">
            <text:p>8,06</text:p>
          </table:table-cell>
          <table:table-cell table:style-name="ce33" table:formula="of:=ERLANGC_EW([.B22];[.$C$8];[.$C$5])" office:value-type="float" office:value="30.5867479669802" calcext:value-type="float">
            <text:p>30,59</text:p>
          </table:table-cell>
          <table:table-cell table:style-name="ce33" table:formula="of:=ERLANGC_EV([.B22];[.$C$8];[.$C$5])" office:value-type="float" office:value="330.586747966981" calcext:value-type="float">
            <text:p>330,59</text:p>
          </table:table-cell>
          <table:table-cell table:number-columns-repeated="16376"/>
        </table:table-row>
        <table:table-row table:style-name="ro2">
          <table:table-cell table:style-name="ce21" office:value-type="float" office:value="40" calcext:value-type="float">
            <text:p>40</text:p>
          </table:table-cell>
          <table:table-cell table:style-name="ce25" table:formula="of:=1/[.A23]" office:value-type="float" office:value="0.025" calcext:value-type="float">
            <text:p>0,0250</text:p>
          </table:table-cell>
          <table:table-cell table:style-name="ce28" table:formula="of:=[.B23]/[.$C$8]" office:value-type="float" office:value="7.5" calcext:value-type="float">
            <text:p>7,50</text:p>
          </table:table-cell>
          <table:table-cell table:style-name="ce30" table:formula="of:=[.C23]/[.$C$5]" office:value-type="percentage" office:value="0.75" calcext:value-type="percentage">
            <text:p>75 %</text:p>
          </table:table-cell>
          <table:table-cell table:style-name="ce33" table:formula="of:=ERLANGC_ENQ([.C23];[.$C$5])" office:value-type="float" office:value="0.91983360066389" calcext:value-type="float">
            <text:p>0,92</text:p>
          </table:table-cell>
          <table:table-cell table:style-name="ce33" table:formula="of:=ERLANGC_EN([.C23];[.$C$5])" office:value-type="float" office:value="8.41983360066389" calcext:value-type="float">
            <text:p>8,42</text:p>
          </table:table-cell>
          <table:table-cell table:style-name="ce33" table:formula="of:=ERLANGC_EW([.B23];[.$C$8];[.$C$5])" office:value-type="float" office:value="36.7933440265559" calcext:value-type="float">
            <text:p>36,79</text:p>
          </table:table-cell>
          <table:table-cell table:style-name="ce33" table:formula="of:=ERLANGC_EV([.B23];[.$C$8];[.$C$5])" office:value-type="float" office:value="336.793344026556" calcext:value-type="float">
            <text:p>336,79</text:p>
          </table:table-cell>
          <table:table-cell table:number-columns-repeated="16376"/>
        </table:table-row>
        <table:table-row table:style-name="ro2">
          <table:table-cell table:style-name="ce21" office:value-type="float" office:value="39" calcext:value-type="float">
            <text:p>39</text:p>
          </table:table-cell>
          <table:table-cell table:style-name="ce25" table:formula="of:=1/[.A24]" office:value-type="float" office:value="0.0256410256410256" calcext:value-type="float">
            <text:p>0,0256</text:p>
          </table:table-cell>
          <table:table-cell table:style-name="ce28" table:formula="of:=[.B24]/[.$C$8]" office:value-type="float" office:value="7.69230769230769" calcext:value-type="float">
            <text:p>7,69</text:p>
          </table:table-cell>
          <table:table-cell table:style-name="ce30" table:formula="of:=[.C24]/[.$C$5]" office:value-type="percentage" office:value="0.769230769230769" calcext:value-type="percentage">
            <text:p>77 %</text:p>
          </table:table-cell>
          <table:table-cell table:style-name="ce33" table:formula="of:=ERLANGC_ENQ([.C24];[.$C$5])" office:value-type="float" office:value="1.146453201831" calcext:value-type="float">
            <text:p>1,15</text:p>
          </table:table-cell>
          <table:table-cell table:style-name="ce33" table:formula="of:=ERLANGC_EN([.C24];[.$C$5])" office:value-type="float" office:value="8.83876089413869" calcext:value-type="float">
            <text:p>8,84</text:p>
          </table:table-cell>
          <table:table-cell table:style-name="ce33" table:formula="of:=ERLANGC_EW([.B24];[.$C$8];[.$C$5])" office:value-type="float" office:value="44.711674871409" calcext:value-type="float">
            <text:p>44,71</text:p>
          </table:table-cell>
          <table:table-cell table:style-name="ce33" table:formula="of:=ERLANGC_EV([.B24];[.$C$8];[.$C$5])" office:value-type="float" office:value="344.711674871409" calcext:value-type="float">
            <text:p>344,71</text:p>
          </table:table-cell>
          <table:table-cell table:number-columns-repeated="16376"/>
        </table:table-row>
        <table:table-row table:style-name="ro2">
          <table:table-cell table:style-name="ce21" office:value-type="float" office:value="38" calcext:value-type="float">
            <text:p>38</text:p>
          </table:table-cell>
          <table:table-cell table:style-name="ce25" table:formula="of:=1/[.A25]" office:value-type="float" office:value="0.0263157894736842" calcext:value-type="float">
            <text:p>0,0263</text:p>
          </table:table-cell>
          <table:table-cell table:style-name="ce28" table:formula="of:=[.B25]/[.$C$8]" office:value-type="float" office:value="7.89473684210526" calcext:value-type="float">
            <text:p>7,89</text:p>
          </table:table-cell>
          <table:table-cell table:style-name="ce30" table:formula="of:=[.C25]/[.$C$5]" office:value-type="percentage" office:value="0.789473684210526" calcext:value-type="percentage">
            <text:p>79 %</text:p>
          </table:table-cell>
          <table:table-cell table:style-name="ce33" table:formula="of:=ERLANGC_ENQ([.C25];[.$C$5])" office:value-type="float" office:value="1.44783788385957" calcext:value-type="float">
            <text:p>1,45</text:p>
          </table:table-cell>
          <table:table-cell table:style-name="ce33" table:formula="of:=ERLANGC_EN([.C25];[.$C$5])" office:value-type="float" office:value="9.34257472596483" calcext:value-type="float">
            <text:p>9,34</text:p>
          </table:table-cell>
          <table:table-cell table:style-name="ce33" table:formula="of:=ERLANGC_EW([.B25];[.$C$8];[.$C$5])" office:value-type="float" office:value="55.0178395866643" calcext:value-type="float">
            <text:p>55,02</text:p>
          </table:table-cell>
          <table:table-cell table:style-name="ce33" table:formula="of:=ERLANGC_EV([.B25];[.$C$8];[.$C$5])" office:value-type="float" office:value="355.017839586665" calcext:value-type="float">
            <text:p>355,02</text:p>
          </table:table-cell>
          <table:table-cell table:number-columns-repeated="16376"/>
        </table:table-row>
        <table:table-row table:style-name="ro2">
          <table:table-cell table:style-name="ce21" office:value-type="float" office:value="37" calcext:value-type="float">
            <text:p>37</text:p>
          </table:table-cell>
          <table:table-cell table:style-name="ce25" table:formula="of:=1/[.A26]" office:value-type="float" office:value="0.027027027027027" calcext:value-type="float">
            <text:p>0,0270</text:p>
          </table:table-cell>
          <table:table-cell table:style-name="ce28" table:formula="of:=[.B26]/[.$C$8]" office:value-type="float" office:value="8.10810810810811" calcext:value-type="float">
            <text:p>8,11</text:p>
          </table:table-cell>
          <table:table-cell table:style-name="ce30" table:formula="of:=[.C26]/[.$C$5]" office:value-type="percentage" office:value="0.810810810810811" calcext:value-type="percentage">
            <text:p>81 %</text:p>
          </table:table-cell>
          <table:table-cell table:style-name="ce33" table:formula="of:=ERLANGC_ENQ([.C26];[.$C$5])" office:value-type="float" office:value="1.85884776091613" calcext:value-type="float">
            <text:p>1,86</text:p>
          </table:table-cell>
          <table:table-cell table:style-name="ce33" table:formula="of:=ERLANGC_EN([.C26];[.$C$5])" office:value-type="float" office:value="9.96695586902424" calcext:value-type="float">
            <text:p>9,97</text:p>
          </table:table-cell>
          <table:table-cell table:style-name="ce33" table:formula="of:=ERLANGC_EW([.B26];[.$C$8];[.$C$5])" office:value-type="float" office:value="68.7773671538968" calcext:value-type="float">
            <text:p>68,78</text:p>
          </table:table-cell>
          <table:table-cell table:style-name="ce33" table:formula="of:=ERLANGC_EV([.B26];[.$C$8];[.$C$5])" office:value-type="float" office:value="368.777367153897" calcext:value-type="float">
            <text:p>368,78</text:p>
          </table:table-cell>
          <table:table-cell table:number-columns-repeated="16376"/>
        </table:table-row>
        <table:table-row table:style-name="ro2">
          <table:table-cell table:style-name="ce21" office:value-type="float" office:value="36" calcext:value-type="float">
            <text:p>36</text:p>
          </table:table-cell>
          <table:table-cell table:style-name="ce25" table:formula="of:=1/[.A27]" office:value-type="float" office:value="0.0277777777777778" calcext:value-type="float">
            <text:p>0,0278</text:p>
          </table:table-cell>
          <table:table-cell table:style-name="ce28" table:formula="of:=[.B27]/[.$C$8]" office:value-type="float" office:value="8.33333333333333" calcext:value-type="float">
            <text:p>8,33</text:p>
          </table:table-cell>
          <table:table-cell table:style-name="ce30" table:formula="of:=[.C27]/[.$C$5]" office:value-type="percentage" office:value="0.833333333333333" calcext:value-type="percentage">
            <text:p>83 %</text:p>
          </table:table-cell>
          <table:table-cell table:style-name="ce33" table:formula="of:=ERLANGC_ENQ([.C27];[.$C$5])" office:value-type="float" office:value="2.43805304002964" calcext:value-type="float">
            <text:p>2,44</text:p>
          </table:table-cell>
          <table:table-cell table:style-name="ce33" table:formula="of:=ERLANGC_EN([.C27];[.$C$5])" office:value-type="float" office:value="10.771386373363" calcext:value-type="float">
            <text:p>10,77</text:p>
          </table:table-cell>
          <table:table-cell table:style-name="ce33" table:formula="of:=ERLANGC_EW([.B27];[.$C$8];[.$C$5])" office:value-type="float" office:value="87.769909441069" calcext:value-type="float">
            <text:p>87,77</text:p>
          </table:table-cell>
          <table:table-cell table:style-name="ce33" table:formula="of:=ERLANGC_EV([.B27];[.$C$8];[.$C$5])" office:value-type="float" office:value="387.769909441069" calcext:value-type="float">
            <text:p>387,77</text:p>
          </table:table-cell>
          <table:table-cell table:number-columns-repeated="16376"/>
        </table:table-row>
        <table:table-row table:style-name="ro2">
          <table:table-cell table:style-name="ce21" office:value-type="float" office:value="35" calcext:value-type="float">
            <text:p>35</text:p>
          </table:table-cell>
          <table:table-cell table:style-name="ce25" table:formula="of:=1/[.A28]" office:value-type="float" office:value="0.0285714285714286" calcext:value-type="float">
            <text:p>0,0286</text:p>
          </table:table-cell>
          <table:table-cell table:style-name="ce28" table:formula="of:=[.B28]/[.$C$8]" office:value-type="float" office:value="8.57142857142857" calcext:value-type="float">
            <text:p>8,57</text:p>
          </table:table-cell>
          <table:table-cell table:style-name="ce30" table:formula="of:=[.C28]/[.$C$5]" office:value-type="percentage" office:value="0.857142857142857" calcext:value-type="percentage">
            <text:p>86 %</text:p>
          </table:table-cell>
          <table:table-cell table:style-name="ce33" table:formula="of:=ERLANGC_ENQ([.C28];[.$C$5])" office:value-type="float" office:value="3.29152996607995" calcext:value-type="float">
            <text:p>3,29</text:p>
          </table:table-cell>
          <table:table-cell table:style-name="ce33" table:formula="of:=ERLANGC_EN([.C28];[.$C$5])" office:value-type="float" office:value="11.8629585375085" calcext:value-type="float">
            <text:p>11,86</text:p>
          </table:table-cell>
          <table:table-cell table:style-name="ce33" table:formula="of:=ERLANGC_EW([.B28];[.$C$8];[.$C$5])" office:value-type="float" office:value="115.203548812801" calcext:value-type="float">
            <text:p>115,20</text:p>
          </table:table-cell>
          <table:table-cell table:style-name="ce33" table:formula="of:=ERLANGC_EV([.B28];[.$C$8];[.$C$5])" office:value-type="float" office:value="415.203548812801" calcext:value-type="float">
            <text:p>415,20</text:p>
          </table:table-cell>
          <table:table-cell table:number-columns-repeated="16376"/>
        </table:table-row>
        <table:table-row table:style-name="ro2">
          <table:table-cell table:style-name="ce21" office:value-type="float" office:value="34" calcext:value-type="float">
            <text:p>34</text:p>
          </table:table-cell>
          <table:table-cell table:style-name="ce25" table:formula="of:=1/[.A29]" office:value-type="float" office:value="0.0294117647058824" calcext:value-type="float">
            <text:p>0,0294</text:p>
          </table:table-cell>
          <table:table-cell table:style-name="ce28" table:formula="of:=[.B29]/[.$C$8]" office:value-type="float" office:value="8.82352941176471" calcext:value-type="float">
            <text:p>8,82</text:p>
          </table:table-cell>
          <table:table-cell table:style-name="ce30" table:formula="of:=[.C29]/[.$C$5]" office:value-type="percentage" office:value="0.882352941176471" calcext:value-type="percentage">
            <text:p>88 %</text:p>
          </table:table-cell>
          <table:table-cell table:style-name="ce33" table:formula="of:=ERLANGC_ENQ([.C29];[.$C$5])" office:value-type="float" office:value="4.63236878970538" calcext:value-type="float">
            <text:p>4,63</text:p>
          </table:table-cell>
          <table:table-cell table:style-name="ce33" table:formula="of:=ERLANGC_EN([.C29];[.$C$5])" office:value-type="float" office:value="13.4558982014701" calcext:value-type="float">
            <text:p>13,46</text:p>
          </table:table-cell>
          <table:table-cell table:style-name="ce33" table:formula="of:=ERLANGC_EW([.B29];[.$C$8];[.$C$5])" office:value-type="float" office:value="157.500538849987" calcext:value-type="float">
            <text:p>157,50</text:p>
          </table:table-cell>
          <table:table-cell table:style-name="ce33" table:formula="of:=ERLANGC_EV([.B29];[.$C$8];[.$C$5])" office:value-type="float" office:value="457.500538849987" calcext:value-type="float">
            <text:p>457,50</text:p>
          </table:table-cell>
          <table:table-cell table:number-columns-repeated="16376"/>
        </table:table-row>
        <table:table-row table:style-name="ro2">
          <table:table-cell table:style-name="ce21" office:value-type="float" office:value="33" calcext:value-type="float">
            <text:p>33</text:p>
          </table:table-cell>
          <table:table-cell table:style-name="ce25" table:formula="of:=1/[.A30]" office:value-type="float" office:value="0.0303030303030303" calcext:value-type="float">
            <text:p>0,0303</text:p>
          </table:table-cell>
          <table:table-cell table:style-name="ce28" table:formula="of:=[.B30]/[.$C$8]" office:value-type="float" office:value="9.09090909090909" calcext:value-type="float">
            <text:p>9,09</text:p>
          </table:table-cell>
          <table:table-cell table:style-name="ce30" table:formula="of:=[.C30]/[.$C$5]" office:value-type="percentage" office:value="0.909090909090909" calcext:value-type="percentage">
            <text:p>91 %</text:p>
          </table:table-cell>
          <table:table-cell table:style-name="ce33" table:formula="of:=ERLANGC_ENQ([.C30];[.$C$5])" office:value-type="float" office:value="6.95922661915124" calcext:value-type="float">
            <text:p>6,96</text:p>
          </table:table-cell>
          <table:table-cell table:style-name="ce33" table:formula="of:=ERLANGC_EN([.C30];[.$C$5])" office:value-type="float" office:value="16.0501357100603" calcext:value-type="float">
            <text:p>16,05</text:p>
          </table:table-cell>
          <table:table-cell table:style-name="ce33" table:formula="of:=ERLANGC_EW([.B30];[.$C$8];[.$C$5])" office:value-type="float" office:value="229.654478431995" calcext:value-type="float">
            <text:p>229,65</text:p>
          </table:table-cell>
          <table:table-cell table:style-name="ce33" table:formula="of:=ERLANGC_EV([.B30];[.$C$8];[.$C$5])" office:value-type="float" office:value="529.654478431995" calcext:value-type="float">
            <text:p>529,65</text:p>
          </table:table-cell>
          <table:table-cell table:number-columns-repeated="16376"/>
        </table:table-row>
        <table:table-row table:style-name="ro2">
          <table:table-cell table:style-name="ce21" office:value-type="float" office:value="32" calcext:value-type="float">
            <text:p>32</text:p>
          </table:table-cell>
          <table:table-cell table:style-name="ce25" table:formula="of:=1/[.A31]" office:value-type="float" office:value="0.03125" calcext:value-type="float">
            <text:p>0,0313</text:p>
          </table:table-cell>
          <table:table-cell table:style-name="ce28" table:formula="of:=[.B31]/[.$C$8]" office:value-type="float" office:value="9.375" calcext:value-type="float">
            <text:p>9,38</text:p>
          </table:table-cell>
          <table:table-cell table:style-name="ce30" table:formula="of:=[.C31]/[.$C$5]" office:value-type="percentage" office:value="0.9375" calcext:value-type="percentage">
            <text:p>94 %</text:p>
          </table:table-cell>
          <table:table-cell table:style-name="ce33" table:formula="of:=ERLANGC_ENQ([.C31];[.$C$5])" office:value-type="float" office:value="11.7705912300271" calcext:value-type="float">
            <text:p>11,77</text:p>
          </table:table-cell>
          <table:table-cell table:style-name="ce33" table:formula="of:=ERLANGC_EN([.C31];[.$C$5])" office:value-type="float" office:value="21.1455912300271" calcext:value-type="float">
            <text:p>21,15</text:p>
          </table:table-cell>
          <table:table-cell table:style-name="ce33" table:formula="of:=ERLANGC_EW([.B31];[.$C$8];[.$C$5])" office:value-type="float" office:value="376.658919360875" calcext:value-type="float">
            <text:p>376,66</text:p>
          </table:table-cell>
          <table:table-cell table:style-name="ce33" table:formula="of:=ERLANGC_EV([.B31];[.$C$8];[.$C$5])" office:value-type="float" office:value="676.658919360876" calcext:value-type="float">
            <text:p>676,66</text:p>
          </table:table-cell>
          <table:table-cell table:number-columns-repeated="16376"/>
        </table:table-row>
        <table:table-row table:style-name="ro2">
          <table:table-cell table:style-name="ce21" office:value-type="float" office:value="31" calcext:value-type="float">
            <text:p>31</text:p>
          </table:table-cell>
          <table:table-cell table:style-name="ce25" table:formula="of:=1/[.A32]" office:value-type="float" office:value="0.032258064516129" calcext:value-type="float">
            <text:p>0,0323</text:p>
          </table:table-cell>
          <table:table-cell table:style-name="ce28" table:formula="of:=[.B32]/[.$C$8]" office:value-type="float" office:value="9.67741935483871" calcext:value-type="float">
            <text:p>9,68</text:p>
          </table:table-cell>
          <table:table-cell table:style-name="ce30" table:formula="of:=[.C32]/[.$C$5]" office:value-type="percentage" office:value="0.967741935483871" calcext:value-type="percentage">
            <text:p>97 %</text:p>
          </table:table-cell>
          <table:table-cell table:style-name="ce33" table:formula="of:=ERLANGC_ENQ([.C32];[.$C$5])" office:value-type="float" office:value="26.5647550842332" calcext:value-type="float">
            <text:p>26,56</text:p>
          </table:table-cell>
          <table:table-cell table:style-name="ce33" table:formula="of:=ERLANGC_EN([.C32];[.$C$5])" office:value-type="float" office:value="36.2421744390719" calcext:value-type="float">
            <text:p>36,24</text:p>
          </table:table-cell>
          <table:table-cell table:style-name="ce33" table:formula="of:=ERLANGC_EW([.B32];[.$C$8];[.$C$5])" office:value-type="float" office:value="823.507407611229" calcext:value-type="float">
            <text:p>823,51</text:p>
          </table:table-cell>
          <table:table-cell table:style-name="ce33" table:formula="of:=ERLANGC_EV([.B32];[.$C$8];[.$C$5])" office:value-type="float" office:value="1123.50740761123" calcext:value-type="float">
            <text:p>1123,51</text:p>
          </table:table-cell>
          <table:table-cell table:number-columns-repeated="16376"/>
        </table:table-row>
        <table:table-row table:style-name="ro5">
          <table:table-cell table:style-name="ce22" office:value-type="string" calcext:value-type="string">
            <text:p>(in seconds)</text:p>
          </table:table-cell>
          <table:table-cell table:style-name="ce22" office:value-type="string" calcext:value-type="string">
            <text:p>(in 1/seconds)</text:p>
          </table:table-cell>
          <table:table-cell/>
          <table:table-cell table:style-name="ce31"/>
          <table:table-cell table:number-columns-repeated="2"/>
          <table:table-cell table:number-columns-repeated="2" table:style-name="ce22" office:value-type="string" calcext:value-type="string">
            <text:p>(in seconds)</text:p>
          </table:table-cell>
          <table:table-cell table:number-columns-repeated="16376"/>
        </table:table-row>
        <table:table-row table:style-name="ro2">
          <table:table-cell/>
          <table:table-cell table:style-name="ce26"/>
          <table:table-cell/>
          <table:table-cell table:style-name="ce31"/>
          <table:table-cell table:number-columns-repeated="16380"/>
        </table:table-row>
        <table:table-row table:style-name="ro6" table:number-rows-repeated="104854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MMc-Beispiel (de)" table:style-name="ta10">
        <table:table-column table:style-name="co7" table:default-cell-style-name="Default"/>
        <table:table-column table:style-name="co3" table:number-columns-repeated="16383" table:default-cell-style-name="Default"/>
        <table:table-row table:style-name="ro1">
          <table:table-cell table:style-name="ce35" office:value-type="string" calcext:value-type="string" table:number-columns-spanned="8" table:number-rows-spanned="1">
            <text:p>M/M/c-Beispiel</text:p>
          </table:table-cell>
          <table:covered-table-cell table:number-columns-repeated="7" table:style-name="ce39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6" office:value-type="string" calcext:value-type="string" table:number-columns-spanned="3" table:number-rows-spanned="1">
            <text:p>Parameter</text:p>
          </table:table-cell>
          <table:covered-table-cell table:number-columns-repeated="2" table:style-name="ce23"/>
          <table:table-cell table:number-columns-repeated="16381"/>
        </table:table-row>
        <table:table-row table:style-name="ro2">
          <table:table-cell table:style-name="ce17" office:value-type="string" calcext:value-type="string">
            <text:p>Mittlere Bediendauer</text:p>
          </table:table-cell>
          <table:table-cell office:value-type="string" calcext:value-type="string">
            <text:p>E[S]=</text:p>
          </table:table-cell>
          <table:table-cell table:style-name="ce21" office:value-type="float" office:value="300" calcext:value-type="float">
            <text:p>300</text:p>
          </table:table-cell>
          <table:table-cell table:style-name="ce29" office:value-type="string" calcext:value-type="string">
            <text:p>(in Sekunden)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Anzahl an Bedienern</text:p>
          </table:table-cell>
          <table:table-cell office:value-type="string" calcext:value-type="string">
            <text:p>c=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8" office:value-type="string" calcext:value-type="string" table:number-columns-spanned="3" table:number-rows-spanned="1">
            <text:p>Berechnet</text:p>
          </table:table-cell>
          <table:covered-table-cell table:number-columns-repeated="2" table:style-name="ce24"/>
          <table:table-cell table:number-columns-repeated="16381"/>
        </table:table-row>
        <table:table-row table:style-name="ro2">
          <table:table-cell table:style-name="ce17" office:value-type="string" calcext:value-type="string">
            <text:p>Bedienrate</text:p>
          </table:table-cell>
          <table:table-cell office:value-type="string" calcext:value-type="string">
            <text:p>mu=</text:p>
          </table:table-cell>
          <table:table-cell table:style-name="ce27" table:formula="of:=1/[.C4]" office:value-type="float" office:value="0.00333333333333333" calcext:value-type="float">
            <text:p>0,003</text:p>
          </table:table-cell>
          <table:table-cell table:style-name="ce29" office:value-type="string" calcext:value-type="string">
            <text:p>(in 1/Sekunden)</text:p>
          </table:table-cell>
          <table:table-cell table:number-columns-repeated="16380"/>
        </table:table-row>
        <table:table-row table:style-name="ro2">
          <table:table-cell table:number-columns-repeated="9"/>
          <table:table-cell>
            <draw:frame table:end-cell-address="'MMc-Beispiel (de)'.S32" table:end-x="0.017cm" table:end-y="0.475cm" draw:z-index="0" draw:name="Diagramm 1" draw:style-name="gr1" draw:text-style-name="P1" svg:width="18.423cm" svg:height="11.143cm" svg:x="0.009cm" svg:y="0.494cm">
              <draw:object draw:notify-on-update-of-ranges="'MMc-Beispiel (de)'.A13:'MMc-Beispiel (de)'.A32 'MMc-Beispiel (de)'.E13:'MMc-Beispiel (de)'.E32 'MMc-Beispiel (de)'.F13:'MMc-Beispiel (de)'.F32 'MMc-Beispiel (de)'.G13:'MMc-Beispiel (de)'.G32 'MMc-Beispiel (de)'.H13:'MMc-Beispiel (de)'.H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Parameter</text:p>
          </table:table-cell>
          <table:table-cell table:style-name="ce18" office:value-type="string" calcext:value-type="string" table:number-columns-spanned="3" table:number-rows-spanned="1">
            <text:p>Berechnet</text:p>
          </table:table-cell>
          <table:covered-table-cell table:number-columns-repeated="2" table:style-name="ce24"/>
          <table:table-cell table:style-name="ce32" office:value-type="string" calcext:value-type="string" table:number-columns-spanned="4" table:number-rows-spanned="1">
            <text:p>Erlang-C-Ergebnisse</text:p>
          </table:table-cell>
          <table:covered-table-cell table:number-columns-repeated="3" table:style-name="ce34"/>
          <table:table-cell table:number-columns-repeated="16376"/>
        </table:table-row>
        <table:table-row table:style-name="ro5">
          <table:table-cell table:style-name="ce20" office:value-type="string" calcext:value-type="string">
            <text:p>Mittlere Zwischenankunfts.</text:p>
          </table:table-cell>
          <table:table-cell table:style-name="ce17" office:value-type="string" calcext:value-type="string">
            <text:p>Ankunftsrate</text:p>
          </table:table-cell>
          <table:table-cell table:style-name="ce17" office:value-type="string" calcext:value-type="string">
            <text:p>Arbeitslast</text:p>
          </table:table-cell>
          <table:table-cell table:style-name="ce17" office:value-type="string" calcext:value-type="string">
            <text:p>Auslastung</text:p>
          </table:table-cell>
          <table:table-cell table:style-name="ce17" office:value-type="string" calcext:value-type="string">
            <text:p>M. Warteschlangenl.</text:p>
          </table:table-cell>
          <table:table-cell table:style-name="ce17" office:value-type="string" calcext:value-type="string">
            <text:p>M. Anz. Kunden im S.</text:p>
          </table:table-cell>
          <table:table-cell table:style-name="ce17" office:value-type="string" calcext:value-type="string">
            <text:p>Mittlere Wartezeit</text:p>
          </table:table-cell>
          <table:table-cell table:style-name="ce17" office:value-type="string" calcext:value-type="string">
            <text:p>Mittlere Verweilz.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[I]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E[NQ]</text:p>
          </table:table-cell>
          <table:table-cell office:value-type="string" calcext:value-type="string">
            <text:p>E[N]</text:p>
          </table:table-cell>
          <table:table-cell office:value-type="string" calcext:value-type="string">
            <text:p>E[W]</text:p>
          </table:table-cell>
          <table:table-cell office:value-type="string" calcext:value-type="string">
            <text:p>E[V]</text:p>
          </table:table-cell>
          <table:table-cell table:number-columns-repeated="16376"/>
        </table:table-row>
        <table:table-row table:style-name="ro2">
          <table:table-cell table:style-name="ce21" office:value-type="float" office:value="50" calcext:value-type="float">
            <text:p>50</text:p>
          </table:table-cell>
          <table:table-cell table:style-name="ce25" table:formula="of:=1/[.A13]" office:value-type="float" office:value="0.02" calcext:value-type="float">
            <text:p>0,0200</text:p>
          </table:table-cell>
          <table:table-cell table:style-name="ce28" table:formula="of:=[.B13]/[.$C$8]" office:value-type="float" office:value="6" calcext:value-type="float">
            <text:p>6,00</text:p>
          </table:table-cell>
          <table:table-cell table:style-name="ce30" table:formula="of:=[.C13]/[.$C$5]" office:value-type="percentage" office:value="0.6" calcext:value-type="percentage">
            <text:p>60 %</text:p>
          </table:table-cell>
          <table:table-cell table:style-name="ce33" table:formula="of:=ERLANGC_ENQ([.C13];[.$C$5])" office:value-type="float" office:value="0.151948864031126" calcext:value-type="float">
            <text:p>0,15</text:p>
          </table:table-cell>
          <table:table-cell table:style-name="ce33" table:formula="of:=ERLANGC_EN([.C13];[.$C$5])" office:value-type="float" office:value="6.15194886403113" calcext:value-type="float">
            <text:p>6,15</text:p>
          </table:table-cell>
          <table:table-cell table:style-name="ce33" table:formula="of:=ERLANGC_EW([.B13];[.$C$8];[.$C$5])" office:value-type="float" office:value="7.59744320155638" calcext:value-type="float">
            <text:p>7,60</text:p>
          </table:table-cell>
          <table:table-cell table:style-name="ce33" table:formula="of:=ERLANGC_EV([.B13];[.$C$8];[.$C$5])" office:value-type="float" office:value="307.597443201557" calcext:value-type="float">
            <text:p>307,60</text:p>
          </table:table-cell>
          <table:table-cell table:number-columns-repeated="16376"/>
        </table:table-row>
        <table:table-row table:style-name="ro2">
          <table:table-cell table:style-name="ce21" office:value-type="float" office:value="49" calcext:value-type="float">
            <text:p>49</text:p>
          </table:table-cell>
          <table:table-cell table:style-name="ce25" table:formula="of:=1/[.A14]" office:value-type="float" office:value="0.0204081632653061" calcext:value-type="float">
            <text:p>0,0204</text:p>
          </table:table-cell>
          <table:table-cell table:style-name="ce28" table:formula="of:=[.B14]/[.$C$8]" office:value-type="float" office:value="6.12244897959184" calcext:value-type="float">
            <text:p>6,12</text:p>
          </table:table-cell>
          <table:table-cell table:style-name="ce30" table:formula="of:=[.C14]/[.$C$5]" office:value-type="percentage" office:value="0.612244897959184" calcext:value-type="percentage">
            <text:p>61 %</text:p>
          </table:table-cell>
          <table:table-cell table:style-name="ce33" table:formula="of:=ERLANGC_ENQ([.C14];[.$C$5])" office:value-type="float" office:value="0.178070475554738" calcext:value-type="float">
            <text:p>0,18</text:p>
          </table:table-cell>
          <table:table-cell table:style-name="ce33" table:formula="of:=ERLANGC_EN([.C14];[.$C$5])" office:value-type="float" office:value="6.30051945514658" calcext:value-type="float">
            <text:p>6,30</text:p>
          </table:table-cell>
          <table:table-cell table:style-name="ce33" table:formula="of:=ERLANGC_EW([.B14];[.$C$8];[.$C$5])" office:value-type="float" office:value="8.72545330218211" calcext:value-type="float">
            <text:p>8,73</text:p>
          </table:table-cell>
          <table:table-cell table:style-name="ce33" table:formula="of:=ERLANGC_EV([.B14];[.$C$8];[.$C$5])" office:value-type="float" office:value="308.725453302182" calcext:value-type="float">
            <text:p>308,73</text:p>
          </table:table-cell>
          <table:table-cell table:number-columns-repeated="16376"/>
        </table:table-row>
        <table:table-row table:style-name="ro2">
          <table:table-cell table:style-name="ce21" office:value-type="float" office:value="48" calcext:value-type="float">
            <text:p>48</text:p>
          </table:table-cell>
          <table:table-cell table:style-name="ce25" table:formula="of:=1/[.A15]" office:value-type="float" office:value="0.0208333333333333" calcext:value-type="float">
            <text:p>0,0208</text:p>
          </table:table-cell>
          <table:table-cell table:style-name="ce28" table:formula="of:=[.B15]/[.$C$8]" office:value-type="float" office:value="6.25" calcext:value-type="float">
            <text:p>6,25</text:p>
          </table:table-cell>
          <table:table-cell table:style-name="ce30" table:formula="of:=[.C15]/[.$C$5]" office:value-type="percentage" office:value="0.625" calcext:value-type="percentage">
            <text:p>63 %</text:p>
          </table:table-cell>
          <table:table-cell table:style-name="ce33" table:formula="of:=ERLANGC_ENQ([.C15];[.$C$5])" office:value-type="float" office:value="0.209421788987484" calcext:value-type="float">
            <text:p>0,21</text:p>
          </table:table-cell>
          <table:table-cell table:style-name="ce33" table:formula="of:=ERLANGC_EN([.C15];[.$C$5])" office:value-type="float" office:value="6.45942178898748" calcext:value-type="float">
            <text:p>6,46</text:p>
          </table:table-cell>
          <table:table-cell table:style-name="ce33" table:formula="of:=ERLANGC_EW([.B15];[.$C$8];[.$C$5])" office:value-type="float" office:value="10.0522458713992" calcext:value-type="float">
            <text:p>10,05</text:p>
          </table:table-cell>
          <table:table-cell table:style-name="ce33" table:formula="of:=ERLANGC_EV([.B15];[.$C$8];[.$C$5])" office:value-type="float" office:value="310.0522458714" calcext:value-type="float">
            <text:p>310,05</text:p>
          </table:table-cell>
          <table:table-cell table:number-columns-repeated="16376"/>
        </table:table-row>
        <table:table-row table:style-name="ro2">
          <table:table-cell table:style-name="ce21" office:value-type="float" office:value="47" calcext:value-type="float">
            <text:p>47</text:p>
          </table:table-cell>
          <table:table-cell table:style-name="ce25" table:formula="of:=1/[.A16]" office:value-type="float" office:value="0.0212765957446809" calcext:value-type="float">
            <text:p>0,0213</text:p>
          </table:table-cell>
          <table:table-cell table:style-name="ce28" table:formula="of:=[.B16]/[.$C$8]" office:value-type="float" office:value="6.38297872340425" calcext:value-type="float">
            <text:p>6,38</text:p>
          </table:table-cell>
          <table:table-cell table:style-name="ce30" table:formula="of:=[.C16]/[.$C$5]" office:value-type="percentage" office:value="0.638297872340426" calcext:value-type="percentage">
            <text:p>64 %</text:p>
          </table:table-cell>
          <table:table-cell table:style-name="ce33" table:formula="of:=ERLANGC_ENQ([.C16];[.$C$5])" office:value-type="float" office:value="0.247243375981491" calcext:value-type="float">
            <text:p>0,25</text:p>
          </table:table-cell>
          <table:table-cell table:style-name="ce33" table:formula="of:=ERLANGC_EN([.C16];[.$C$5])" office:value-type="float" office:value="6.63022209938574" calcext:value-type="float">
            <text:p>6,63</text:p>
          </table:table-cell>
          <table:table-cell table:style-name="ce33" table:formula="of:=ERLANGC_EW([.B16];[.$C$8];[.$C$5])" office:value-type="float" office:value="11.6204386711304" calcext:value-type="float">
            <text:p>11,62</text:p>
          </table:table-cell>
          <table:table-cell table:style-name="ce33" table:formula="of:=ERLANGC_EV([.B16];[.$C$8];[.$C$5])" office:value-type="float" office:value="311.620438671131" calcext:value-type="float">
            <text:p>311,62</text:p>
          </table:table-cell>
          <table:table-cell table:number-columns-repeated="16376"/>
        </table:table-row>
        <table:table-row table:style-name="ro2">
          <table:table-cell table:style-name="ce21" office:value-type="float" office:value="46" calcext:value-type="float">
            <text:p>46</text:p>
          </table:table-cell>
          <table:table-cell table:style-name="ce25" table:formula="of:=1/[.A17]" office:value-type="float" office:value="0.0217391304347826" calcext:value-type="float">
            <text:p>0,0217</text:p>
          </table:table-cell>
          <table:table-cell table:style-name="ce28" table:formula="of:=[.B17]/[.$C$8]" office:value-type="float" office:value="6.52173913043478" calcext:value-type="float">
            <text:p>6,52</text:p>
          </table:table-cell>
          <table:table-cell table:style-name="ce30" table:formula="of:=[.C17]/[.$C$5]" office:value-type="percentage" office:value="0.652173913043478" calcext:value-type="percentage">
            <text:p>65 %</text:p>
          </table:table-cell>
          <table:table-cell table:style-name="ce33" table:formula="of:=ERLANGC_ENQ([.C17];[.$C$5])" office:value-type="float" office:value="0.293131561469778" calcext:value-type="float">
            <text:p>0,29</text:p>
          </table:table-cell>
          <table:table-cell table:style-name="ce33" table:formula="of:=ERLANGC_EN([.C17];[.$C$5])" office:value-type="float" office:value="6.81487069190456" calcext:value-type="float">
            <text:p>6,81</text:p>
          </table:table-cell>
          <table:table-cell table:style-name="ce33" table:formula="of:=ERLANGC_EW([.B17];[.$C$8];[.$C$5])" office:value-type="float" office:value="13.4840518276099" calcext:value-type="float">
            <text:p>13,48</text:p>
          </table:table-cell>
          <table:table-cell table:style-name="ce33" table:formula="of:=ERLANGC_EV([.B17];[.$C$8];[.$C$5])" office:value-type="float" office:value="313.48405182761" calcext:value-type="float">
            <text:p>313,48</text:p>
          </table:table-cell>
          <table:table-cell table:number-columns-repeated="16376"/>
        </table:table-row>
        <table:table-row table:style-name="ro2">
          <table:table-cell table:style-name="ce21" office:value-type="float" office:value="45" calcext:value-type="float">
            <text:p>45</text:p>
          </table:table-cell>
          <table:table-cell table:style-name="ce25" table:formula="of:=1/[.A18]" office:value-type="float" office:value="0.0222222222222222" calcext:value-type="float">
            <text:p>0,0222</text:p>
          </table:table-cell>
          <table:table-cell table:style-name="ce28" table:formula="of:=[.B18]/[.$C$8]" office:value-type="float" office:value="6.66666666666667" calcext:value-type="float">
            <text:p>6,67</text:p>
          </table:table-cell>
          <table:table-cell table:style-name="ce30" table:formula="of:=[.C18]/[.$C$5]" office:value-type="percentage" office:value="0.666666666666667" calcext:value-type="percentage">
            <text:p>67 %</text:p>
          </table:table-cell>
          <table:table-cell table:style-name="ce33" table:formula="of:=ERLANGC_ENQ([.C18];[.$C$5])" office:value-type="float" office:value="0.349163847476027" calcext:value-type="float">
            <text:p>0,35</text:p>
          </table:table-cell>
          <table:table-cell table:style-name="ce33" table:formula="of:=ERLANGC_EN([.C18];[.$C$5])" office:value-type="float" office:value="7.0158305141427" calcext:value-type="float">
            <text:p>7,02</text:p>
          </table:table-cell>
          <table:table-cell table:style-name="ce33" table:formula="of:=ERLANGC_EW([.B18];[.$C$8];[.$C$5])" office:value-type="float" office:value="15.7123731364212" calcext:value-type="float">
            <text:p>15,71</text:p>
          </table:table-cell>
          <table:table-cell table:style-name="ce33" table:formula="of:=ERLANGC_EV([.B18];[.$C$8];[.$C$5])" office:value-type="float" office:value="315.712373136422" calcext:value-type="float">
            <text:p>315,71</text:p>
          </table:table-cell>
          <table:table-cell table:number-columns-repeated="16376"/>
        </table:table-row>
        <table:table-row table:style-name="ro2">
          <table:table-cell table:style-name="ce21" office:value-type="float" office:value="44" calcext:value-type="float">
            <text:p>44</text:p>
          </table:table-cell>
          <table:table-cell table:style-name="ce25" table:formula="of:=1/[.A19]" office:value-type="float" office:value="0.0227272727272727" calcext:value-type="float">
            <text:p>0,0227</text:p>
          </table:table-cell>
          <table:table-cell table:style-name="ce28" table:formula="of:=[.B19]/[.$C$8]" office:value-type="float" office:value="6.81818181818182" calcext:value-type="float">
            <text:p>6,82</text:p>
          </table:table-cell>
          <table:table-cell table:style-name="ce30" table:formula="of:=[.C19]/[.$C$5]" office:value-type="percentage" office:value="0.681818181818182" calcext:value-type="percentage">
            <text:p>68 %</text:p>
          </table:table-cell>
          <table:table-cell table:style-name="ce33" table:formula="of:=ERLANGC_ENQ([.C19];[.$C$5])" office:value-type="float" office:value="0.418079162242731" calcext:value-type="float">
            <text:p>0,42</text:p>
          </table:table-cell>
          <table:table-cell table:style-name="ce33" table:formula="of:=ERLANGC_EN([.C19];[.$C$5])" office:value-type="float" office:value="7.23626098042455" calcext:value-type="float">
            <text:p>7,24</text:p>
          </table:table-cell>
          <table:table-cell table:style-name="ce33" table:formula="of:=ERLANGC_EW([.B19];[.$C$8];[.$C$5])" office:value-type="float" office:value="18.3954831386801" calcext:value-type="float">
            <text:p>18,40</text:p>
          </table:table-cell>
          <table:table-cell table:style-name="ce33" table:formula="of:=ERLANGC_EV([.B19];[.$C$8];[.$C$5])" office:value-type="float" office:value="318.39548313868" calcext:value-type="float">
            <text:p>318,40</text:p>
          </table:table-cell>
          <table:table-cell table:number-columns-repeated="16376"/>
        </table:table-row>
        <table:table-row table:style-name="ro2">
          <table:table-cell table:style-name="ce21" office:value-type="float" office:value="43" calcext:value-type="float">
            <text:p>43</text:p>
          </table:table-cell>
          <table:table-cell table:style-name="ce25" table:formula="of:=1/[.A20]" office:value-type="float" office:value="0.0232558139534884" calcext:value-type="float">
            <text:p>0,0233</text:p>
          </table:table-cell>
          <table:table-cell table:style-name="ce28" table:formula="of:=[.B20]/[.$C$8]" office:value-type="float" office:value="6.97674418604651" calcext:value-type="float">
            <text:p>6,98</text:p>
          </table:table-cell>
          <table:table-cell table:style-name="ce30" table:formula="of:=[.C20]/[.$C$5]" office:value-type="percentage" office:value="0.697674418604651" calcext:value-type="percentage">
            <text:p>70 %</text:p>
          </table:table-cell>
          <table:table-cell table:style-name="ce33" table:formula="of:=ERLANGC_ENQ([.C20];[.$C$5])" office:value-type="float" office:value="0.503542634982387" calcext:value-type="float">
            <text:p>0,50</text:p>
          </table:table-cell>
          <table:table-cell table:style-name="ce33" table:formula="of:=ERLANGC_EN([.C20];[.$C$5])" office:value-type="float" office:value="7.4802868210289" calcext:value-type="float">
            <text:p>7,48</text:p>
          </table:table-cell>
          <table:table-cell table:style-name="ce33" table:formula="of:=ERLANGC_EW([.B20];[.$C$8];[.$C$5])" office:value-type="float" office:value="21.652333304243" calcext:value-type="float">
            <text:p>21,65</text:p>
          </table:table-cell>
          <table:table-cell table:style-name="ce33" table:formula="of:=ERLANGC_EV([.B20];[.$C$8];[.$C$5])" office:value-type="float" office:value="321.652333304243" calcext:value-type="float">
            <text:p>321,65</text:p>
          </table:table-cell>
          <table:table-cell table:number-columns-repeated="16376"/>
        </table:table-row>
        <table:table-row table:style-name="ro2">
          <table:table-cell table:style-name="ce21" office:value-type="float" office:value="42" calcext:value-type="float">
            <text:p>42</text:p>
          </table:table-cell>
          <table:table-cell table:style-name="ce25" table:formula="of:=1/[.A21]" office:value-type="float" office:value="0.0238095238095238" calcext:value-type="float">
            <text:p>0,0238</text:p>
          </table:table-cell>
          <table:table-cell table:style-name="ce28" table:formula="of:=[.B21]/[.$C$8]" office:value-type="float" office:value="7.14285714285714" calcext:value-type="float">
            <text:p>7,14</text:p>
          </table:table-cell>
          <table:table-cell table:style-name="ce30" table:formula="of:=[.C21]/[.$C$5]" office:value-type="percentage" office:value="0.714285714285714" calcext:value-type="percentage">
            <text:p>71 %</text:p>
          </table:table-cell>
          <table:table-cell table:style-name="ce33" table:formula="of:=ERLANGC_ENQ([.C21];[.$C$5])" office:value-type="float" office:value="0.610544430095351" calcext:value-type="float">
            <text:p>0,61</text:p>
          </table:table-cell>
          <table:table-cell table:style-name="ce33" table:formula="of:=ERLANGC_EN([.C21];[.$C$5])" office:value-type="float" office:value="7.75340157295249" calcext:value-type="float">
            <text:p>7,75</text:p>
          </table:table-cell>
          <table:table-cell table:style-name="ce33" table:formula="of:=ERLANGC_EW([.B21];[.$C$8];[.$C$5])" office:value-type="float" office:value="25.642866064005" calcext:value-type="float">
            <text:p>25,64</text:p>
          </table:table-cell>
          <table:table-cell table:style-name="ce33" table:formula="of:=ERLANGC_EV([.B21];[.$C$8];[.$C$5])" office:value-type="float" office:value="325.642866064005" calcext:value-type="float">
            <text:p>325,64</text:p>
          </table:table-cell>
          <table:table-cell table:number-columns-repeated="16376"/>
        </table:table-row>
        <table:table-row table:style-name="ro2">
          <table:table-cell table:style-name="ce21" office:value-type="float" office:value="41" calcext:value-type="float">
            <text:p>41</text:p>
          </table:table-cell>
          <table:table-cell table:style-name="ce25" table:formula="of:=1/[.A22]" office:value-type="float" office:value="0.024390243902439" calcext:value-type="float">
            <text:p>0,0244</text:p>
          </table:table-cell>
          <table:table-cell table:style-name="ce28" table:formula="of:=[.B22]/[.$C$8]" office:value-type="float" office:value="7.31707317073171" calcext:value-type="float">
            <text:p>7,32</text:p>
          </table:table-cell>
          <table:table-cell table:style-name="ce30" table:formula="of:=[.C22]/[.$C$5]" office:value-type="percentage" office:value="0.731707317073171" calcext:value-type="percentage">
            <text:p>73 %</text:p>
          </table:table-cell>
          <table:table-cell table:style-name="ce33" table:formula="of:=ERLANGC_ENQ([.C22];[.$C$5])" office:value-type="float" office:value="0.746018243097081" calcext:value-type="float">
            <text:p>0,75</text:p>
          </table:table-cell>
          <table:table-cell table:style-name="ce33" table:formula="of:=ERLANGC_EN([.C22];[.$C$5])" office:value-type="float" office:value="8.06309141382879" calcext:value-type="float">
            <text:p>8,06</text:p>
          </table:table-cell>
          <table:table-cell table:style-name="ce33" table:formula="of:=ERLANGC_EW([.B22];[.$C$8];[.$C$5])" office:value-type="float" office:value="30.5867479669802" calcext:value-type="float">
            <text:p>30,59</text:p>
          </table:table-cell>
          <table:table-cell table:style-name="ce33" table:formula="of:=ERLANGC_EV([.B22];[.$C$8];[.$C$5])" office:value-type="float" office:value="330.586747966981" calcext:value-type="float">
            <text:p>330,59</text:p>
          </table:table-cell>
          <table:table-cell table:number-columns-repeated="16376"/>
        </table:table-row>
        <table:table-row table:style-name="ro2">
          <table:table-cell table:style-name="ce21" office:value-type="float" office:value="40" calcext:value-type="float">
            <text:p>40</text:p>
          </table:table-cell>
          <table:table-cell table:style-name="ce25" table:formula="of:=1/[.A23]" office:value-type="float" office:value="0.025" calcext:value-type="float">
            <text:p>0,0250</text:p>
          </table:table-cell>
          <table:table-cell table:style-name="ce28" table:formula="of:=[.B23]/[.$C$8]" office:value-type="float" office:value="7.5" calcext:value-type="float">
            <text:p>7,50</text:p>
          </table:table-cell>
          <table:table-cell table:style-name="ce30" table:formula="of:=[.C23]/[.$C$5]" office:value-type="percentage" office:value="0.75" calcext:value-type="percentage">
            <text:p>75 %</text:p>
          </table:table-cell>
          <table:table-cell table:style-name="ce33" table:formula="of:=ERLANGC_ENQ([.C23];[.$C$5])" office:value-type="float" office:value="0.91983360066389" calcext:value-type="float">
            <text:p>0,92</text:p>
          </table:table-cell>
          <table:table-cell table:style-name="ce33" table:formula="of:=ERLANGC_EN([.C23];[.$C$5])" office:value-type="float" office:value="8.41983360066389" calcext:value-type="float">
            <text:p>8,42</text:p>
          </table:table-cell>
          <table:table-cell table:style-name="ce33" table:formula="of:=ERLANGC_EW([.B23];[.$C$8];[.$C$5])" office:value-type="float" office:value="36.7933440265559" calcext:value-type="float">
            <text:p>36,79</text:p>
          </table:table-cell>
          <table:table-cell table:style-name="ce33" table:formula="of:=ERLANGC_EV([.B23];[.$C$8];[.$C$5])" office:value-type="float" office:value="336.793344026556" calcext:value-type="float">
            <text:p>336,79</text:p>
          </table:table-cell>
          <table:table-cell table:number-columns-repeated="16376"/>
        </table:table-row>
        <table:table-row table:style-name="ro2">
          <table:table-cell table:style-name="ce21" office:value-type="float" office:value="39" calcext:value-type="float">
            <text:p>39</text:p>
          </table:table-cell>
          <table:table-cell table:style-name="ce25" table:formula="of:=1/[.A24]" office:value-type="float" office:value="0.0256410256410256" calcext:value-type="float">
            <text:p>0,0256</text:p>
          </table:table-cell>
          <table:table-cell table:style-name="ce28" table:formula="of:=[.B24]/[.$C$8]" office:value-type="float" office:value="7.69230769230769" calcext:value-type="float">
            <text:p>7,69</text:p>
          </table:table-cell>
          <table:table-cell table:style-name="ce30" table:formula="of:=[.C24]/[.$C$5]" office:value-type="percentage" office:value="0.769230769230769" calcext:value-type="percentage">
            <text:p>77 %</text:p>
          </table:table-cell>
          <table:table-cell table:style-name="ce33" table:formula="of:=ERLANGC_ENQ([.C24];[.$C$5])" office:value-type="float" office:value="1.146453201831" calcext:value-type="float">
            <text:p>1,15</text:p>
          </table:table-cell>
          <table:table-cell table:style-name="ce33" table:formula="of:=ERLANGC_EN([.C24];[.$C$5])" office:value-type="float" office:value="8.83876089413869" calcext:value-type="float">
            <text:p>8,84</text:p>
          </table:table-cell>
          <table:table-cell table:style-name="ce33" table:formula="of:=ERLANGC_EW([.B24];[.$C$8];[.$C$5])" office:value-type="float" office:value="44.711674871409" calcext:value-type="float">
            <text:p>44,71</text:p>
          </table:table-cell>
          <table:table-cell table:style-name="ce33" table:formula="of:=ERLANGC_EV([.B24];[.$C$8];[.$C$5])" office:value-type="float" office:value="344.711674871409" calcext:value-type="float">
            <text:p>344,71</text:p>
          </table:table-cell>
          <table:table-cell table:number-columns-repeated="16376"/>
        </table:table-row>
        <table:table-row table:style-name="ro2">
          <table:table-cell table:style-name="ce21" office:value-type="float" office:value="38" calcext:value-type="float">
            <text:p>38</text:p>
          </table:table-cell>
          <table:table-cell table:style-name="ce25" table:formula="of:=1/[.A25]" office:value-type="float" office:value="0.0263157894736842" calcext:value-type="float">
            <text:p>0,0263</text:p>
          </table:table-cell>
          <table:table-cell table:style-name="ce28" table:formula="of:=[.B25]/[.$C$8]" office:value-type="float" office:value="7.89473684210526" calcext:value-type="float">
            <text:p>7,89</text:p>
          </table:table-cell>
          <table:table-cell table:style-name="ce30" table:formula="of:=[.C25]/[.$C$5]" office:value-type="percentage" office:value="0.789473684210526" calcext:value-type="percentage">
            <text:p>79 %</text:p>
          </table:table-cell>
          <table:table-cell table:style-name="ce33" table:formula="of:=ERLANGC_ENQ([.C25];[.$C$5])" office:value-type="float" office:value="1.44783788385957" calcext:value-type="float">
            <text:p>1,45</text:p>
          </table:table-cell>
          <table:table-cell table:style-name="ce33" table:formula="of:=ERLANGC_EN([.C25];[.$C$5])" office:value-type="float" office:value="9.34257472596483" calcext:value-type="float">
            <text:p>9,34</text:p>
          </table:table-cell>
          <table:table-cell table:style-name="ce33" table:formula="of:=ERLANGC_EW([.B25];[.$C$8];[.$C$5])" office:value-type="float" office:value="55.0178395866643" calcext:value-type="float">
            <text:p>55,02</text:p>
          </table:table-cell>
          <table:table-cell table:style-name="ce33" table:formula="of:=ERLANGC_EV([.B25];[.$C$8];[.$C$5])" office:value-type="float" office:value="355.017839586665" calcext:value-type="float">
            <text:p>355,02</text:p>
          </table:table-cell>
          <table:table-cell table:number-columns-repeated="16376"/>
        </table:table-row>
        <table:table-row table:style-name="ro2">
          <table:table-cell table:style-name="ce21" office:value-type="float" office:value="37" calcext:value-type="float">
            <text:p>37</text:p>
          </table:table-cell>
          <table:table-cell table:style-name="ce25" table:formula="of:=1/[.A26]" office:value-type="float" office:value="0.027027027027027" calcext:value-type="float">
            <text:p>0,0270</text:p>
          </table:table-cell>
          <table:table-cell table:style-name="ce28" table:formula="of:=[.B26]/[.$C$8]" office:value-type="float" office:value="8.10810810810811" calcext:value-type="float">
            <text:p>8,11</text:p>
          </table:table-cell>
          <table:table-cell table:style-name="ce30" table:formula="of:=[.C26]/[.$C$5]" office:value-type="percentage" office:value="0.810810810810811" calcext:value-type="percentage">
            <text:p>81 %</text:p>
          </table:table-cell>
          <table:table-cell table:style-name="ce33" table:formula="of:=ERLANGC_ENQ([.C26];[.$C$5])" office:value-type="float" office:value="1.85884776091613" calcext:value-type="float">
            <text:p>1,86</text:p>
          </table:table-cell>
          <table:table-cell table:style-name="ce33" table:formula="of:=ERLANGC_EN([.C26];[.$C$5])" office:value-type="float" office:value="9.96695586902424" calcext:value-type="float">
            <text:p>9,97</text:p>
          </table:table-cell>
          <table:table-cell table:style-name="ce33" table:formula="of:=ERLANGC_EW([.B26];[.$C$8];[.$C$5])" office:value-type="float" office:value="68.7773671538968" calcext:value-type="float">
            <text:p>68,78</text:p>
          </table:table-cell>
          <table:table-cell table:style-name="ce33" table:formula="of:=ERLANGC_EV([.B26];[.$C$8];[.$C$5])" office:value-type="float" office:value="368.777367153897" calcext:value-type="float">
            <text:p>368,78</text:p>
          </table:table-cell>
          <table:table-cell table:number-columns-repeated="16376"/>
        </table:table-row>
        <table:table-row table:style-name="ro2">
          <table:table-cell table:style-name="ce21" office:value-type="float" office:value="36" calcext:value-type="float">
            <text:p>36</text:p>
          </table:table-cell>
          <table:table-cell table:style-name="ce25" table:formula="of:=1/[.A27]" office:value-type="float" office:value="0.0277777777777778" calcext:value-type="float">
            <text:p>0,0278</text:p>
          </table:table-cell>
          <table:table-cell table:style-name="ce28" table:formula="of:=[.B27]/[.$C$8]" office:value-type="float" office:value="8.33333333333333" calcext:value-type="float">
            <text:p>8,33</text:p>
          </table:table-cell>
          <table:table-cell table:style-name="ce30" table:formula="of:=[.C27]/[.$C$5]" office:value-type="percentage" office:value="0.833333333333333" calcext:value-type="percentage">
            <text:p>83 %</text:p>
          </table:table-cell>
          <table:table-cell table:style-name="ce33" table:formula="of:=ERLANGC_ENQ([.C27];[.$C$5])" office:value-type="float" office:value="2.43805304002964" calcext:value-type="float">
            <text:p>2,44</text:p>
          </table:table-cell>
          <table:table-cell table:style-name="ce33" table:formula="of:=ERLANGC_EN([.C27];[.$C$5])" office:value-type="float" office:value="10.771386373363" calcext:value-type="float">
            <text:p>10,77</text:p>
          </table:table-cell>
          <table:table-cell table:style-name="ce33" table:formula="of:=ERLANGC_EW([.B27];[.$C$8];[.$C$5])" office:value-type="float" office:value="87.769909441069" calcext:value-type="float">
            <text:p>87,77</text:p>
          </table:table-cell>
          <table:table-cell table:style-name="ce33" table:formula="of:=ERLANGC_EV([.B27];[.$C$8];[.$C$5])" office:value-type="float" office:value="387.769909441069" calcext:value-type="float">
            <text:p>387,77</text:p>
          </table:table-cell>
          <table:table-cell table:number-columns-repeated="16376"/>
        </table:table-row>
        <table:table-row table:style-name="ro2">
          <table:table-cell table:style-name="ce21" office:value-type="float" office:value="35" calcext:value-type="float">
            <text:p>35</text:p>
          </table:table-cell>
          <table:table-cell table:style-name="ce25" table:formula="of:=1/[.A28]" office:value-type="float" office:value="0.0285714285714286" calcext:value-type="float">
            <text:p>0,0286</text:p>
          </table:table-cell>
          <table:table-cell table:style-name="ce28" table:formula="of:=[.B28]/[.$C$8]" office:value-type="float" office:value="8.57142857142857" calcext:value-type="float">
            <text:p>8,57</text:p>
          </table:table-cell>
          <table:table-cell table:style-name="ce30" table:formula="of:=[.C28]/[.$C$5]" office:value-type="percentage" office:value="0.857142857142857" calcext:value-type="percentage">
            <text:p>86 %</text:p>
          </table:table-cell>
          <table:table-cell table:style-name="ce33" table:formula="of:=ERLANGC_ENQ([.C28];[.$C$5])" office:value-type="float" office:value="3.29152996607995" calcext:value-type="float">
            <text:p>3,29</text:p>
          </table:table-cell>
          <table:table-cell table:style-name="ce33" table:formula="of:=ERLANGC_EN([.C28];[.$C$5])" office:value-type="float" office:value="11.8629585375085" calcext:value-type="float">
            <text:p>11,86</text:p>
          </table:table-cell>
          <table:table-cell table:style-name="ce33" table:formula="of:=ERLANGC_EW([.B28];[.$C$8];[.$C$5])" office:value-type="float" office:value="115.203548812801" calcext:value-type="float">
            <text:p>115,20</text:p>
          </table:table-cell>
          <table:table-cell table:style-name="ce33" table:formula="of:=ERLANGC_EV([.B28];[.$C$8];[.$C$5])" office:value-type="float" office:value="415.203548812801" calcext:value-type="float">
            <text:p>415,20</text:p>
          </table:table-cell>
          <table:table-cell table:number-columns-repeated="16376"/>
        </table:table-row>
        <table:table-row table:style-name="ro2">
          <table:table-cell table:style-name="ce21" office:value-type="float" office:value="34" calcext:value-type="float">
            <text:p>34</text:p>
          </table:table-cell>
          <table:table-cell table:style-name="ce25" table:formula="of:=1/[.A29]" office:value-type="float" office:value="0.0294117647058824" calcext:value-type="float">
            <text:p>0,0294</text:p>
          </table:table-cell>
          <table:table-cell table:style-name="ce28" table:formula="of:=[.B29]/[.$C$8]" office:value-type="float" office:value="8.82352941176471" calcext:value-type="float">
            <text:p>8,82</text:p>
          </table:table-cell>
          <table:table-cell table:style-name="ce30" table:formula="of:=[.C29]/[.$C$5]" office:value-type="percentage" office:value="0.882352941176471" calcext:value-type="percentage">
            <text:p>88 %</text:p>
          </table:table-cell>
          <table:table-cell table:style-name="ce33" table:formula="of:=ERLANGC_ENQ([.C29];[.$C$5])" office:value-type="float" office:value="4.63236878970538" calcext:value-type="float">
            <text:p>4,63</text:p>
          </table:table-cell>
          <table:table-cell table:style-name="ce33" table:formula="of:=ERLANGC_EN([.C29];[.$C$5])" office:value-type="float" office:value="13.4558982014701" calcext:value-type="float">
            <text:p>13,46</text:p>
          </table:table-cell>
          <table:table-cell table:style-name="ce33" table:formula="of:=ERLANGC_EW([.B29];[.$C$8];[.$C$5])" office:value-type="float" office:value="157.500538849987" calcext:value-type="float">
            <text:p>157,50</text:p>
          </table:table-cell>
          <table:table-cell table:style-name="ce33" table:formula="of:=ERLANGC_EV([.B29];[.$C$8];[.$C$5])" office:value-type="float" office:value="457.500538849987" calcext:value-type="float">
            <text:p>457,50</text:p>
          </table:table-cell>
          <table:table-cell table:number-columns-repeated="16376"/>
        </table:table-row>
        <table:table-row table:style-name="ro2">
          <table:table-cell table:style-name="ce21" office:value-type="float" office:value="33" calcext:value-type="float">
            <text:p>33</text:p>
          </table:table-cell>
          <table:table-cell table:style-name="ce25" table:formula="of:=1/[.A30]" office:value-type="float" office:value="0.0303030303030303" calcext:value-type="float">
            <text:p>0,0303</text:p>
          </table:table-cell>
          <table:table-cell table:style-name="ce28" table:formula="of:=[.B30]/[.$C$8]" office:value-type="float" office:value="9.09090909090909" calcext:value-type="float">
            <text:p>9,09</text:p>
          </table:table-cell>
          <table:table-cell table:style-name="ce30" table:formula="of:=[.C30]/[.$C$5]" office:value-type="percentage" office:value="0.909090909090909" calcext:value-type="percentage">
            <text:p>91 %</text:p>
          </table:table-cell>
          <table:table-cell table:style-name="ce33" table:formula="of:=ERLANGC_ENQ([.C30];[.$C$5])" office:value-type="float" office:value="6.95922661915124" calcext:value-type="float">
            <text:p>6,96</text:p>
          </table:table-cell>
          <table:table-cell table:style-name="ce33" table:formula="of:=ERLANGC_EN([.C30];[.$C$5])" office:value-type="float" office:value="16.0501357100603" calcext:value-type="float">
            <text:p>16,05</text:p>
          </table:table-cell>
          <table:table-cell table:style-name="ce33" table:formula="of:=ERLANGC_EW([.B30];[.$C$8];[.$C$5])" office:value-type="float" office:value="229.654478431995" calcext:value-type="float">
            <text:p>229,65</text:p>
          </table:table-cell>
          <table:table-cell table:style-name="ce33" table:formula="of:=ERLANGC_EV([.B30];[.$C$8];[.$C$5])" office:value-type="float" office:value="529.654478431995" calcext:value-type="float">
            <text:p>529,65</text:p>
          </table:table-cell>
          <table:table-cell table:number-columns-repeated="16376"/>
        </table:table-row>
        <table:table-row table:style-name="ro2">
          <table:table-cell table:style-name="ce21" office:value-type="float" office:value="32" calcext:value-type="float">
            <text:p>32</text:p>
          </table:table-cell>
          <table:table-cell table:style-name="ce25" table:formula="of:=1/[.A31]" office:value-type="float" office:value="0.03125" calcext:value-type="float">
            <text:p>0,0313</text:p>
          </table:table-cell>
          <table:table-cell table:style-name="ce28" table:formula="of:=[.B31]/[.$C$8]" office:value-type="float" office:value="9.375" calcext:value-type="float">
            <text:p>9,38</text:p>
          </table:table-cell>
          <table:table-cell table:style-name="ce30" table:formula="of:=[.C31]/[.$C$5]" office:value-type="percentage" office:value="0.9375" calcext:value-type="percentage">
            <text:p>94 %</text:p>
          </table:table-cell>
          <table:table-cell table:style-name="ce33" table:formula="of:=ERLANGC_ENQ([.C31];[.$C$5])" office:value-type="float" office:value="11.7705912300271" calcext:value-type="float">
            <text:p>11,77</text:p>
          </table:table-cell>
          <table:table-cell table:style-name="ce33" table:formula="of:=ERLANGC_EN([.C31];[.$C$5])" office:value-type="float" office:value="21.1455912300271" calcext:value-type="float">
            <text:p>21,15</text:p>
          </table:table-cell>
          <table:table-cell table:style-name="ce33" table:formula="of:=ERLANGC_EW([.B31];[.$C$8];[.$C$5])" office:value-type="float" office:value="376.658919360875" calcext:value-type="float">
            <text:p>376,66</text:p>
          </table:table-cell>
          <table:table-cell table:style-name="ce33" table:formula="of:=ERLANGC_EV([.B31];[.$C$8];[.$C$5])" office:value-type="float" office:value="676.658919360876" calcext:value-type="float">
            <text:p>676,66</text:p>
          </table:table-cell>
          <table:table-cell table:number-columns-repeated="16376"/>
        </table:table-row>
        <table:table-row table:style-name="ro2">
          <table:table-cell table:style-name="ce21" office:value-type="float" office:value="31" calcext:value-type="float">
            <text:p>31</text:p>
          </table:table-cell>
          <table:table-cell table:style-name="ce25" table:formula="of:=1/[.A32]" office:value-type="float" office:value="0.032258064516129" calcext:value-type="float">
            <text:p>0,0323</text:p>
          </table:table-cell>
          <table:table-cell table:style-name="ce28" table:formula="of:=[.B32]/[.$C$8]" office:value-type="float" office:value="9.67741935483871" calcext:value-type="float">
            <text:p>9,68</text:p>
          </table:table-cell>
          <table:table-cell table:style-name="ce30" table:formula="of:=[.C32]/[.$C$5]" office:value-type="percentage" office:value="0.967741935483871" calcext:value-type="percentage">
            <text:p>97 %</text:p>
          </table:table-cell>
          <table:table-cell table:style-name="ce33" table:formula="of:=ERLANGC_ENQ([.C32];[.$C$5])" office:value-type="float" office:value="26.5647550842332" calcext:value-type="float">
            <text:p>26,56</text:p>
          </table:table-cell>
          <table:table-cell table:style-name="ce33" table:formula="of:=ERLANGC_EN([.C32];[.$C$5])" office:value-type="float" office:value="36.2421744390719" calcext:value-type="float">
            <text:p>36,24</text:p>
          </table:table-cell>
          <table:table-cell table:style-name="ce33" table:formula="of:=ERLANGC_EW([.B32];[.$C$8];[.$C$5])" office:value-type="float" office:value="823.507407611229" calcext:value-type="float">
            <text:p>823,51</text:p>
          </table:table-cell>
          <table:table-cell table:style-name="ce33" table:formula="of:=ERLANGC_EV([.B32];[.$C$8];[.$C$5])" office:value-type="float" office:value="1123.50740761123" calcext:value-type="float">
            <text:p>1123,51</text:p>
          </table:table-cell>
          <table:table-cell table:number-columns-repeated="16376"/>
        </table:table-row>
        <table:table-row table:style-name="ro5">
          <table:table-cell table:style-name="ce22" office:value-type="string" calcext:value-type="string">
            <text:p>(in Sekunden)</text:p>
          </table:table-cell>
          <table:table-cell table:style-name="ce22" office:value-type="string" calcext:value-type="string">
            <text:p>(in 1/Sekunden)</text:p>
          </table:table-cell>
          <table:table-cell/>
          <table:table-cell table:style-name="ce31"/>
          <table:table-cell table:number-columns-repeated="2"/>
          <table:table-cell table:number-columns-repeated="2" table:style-name="ce22" office:value-type="string" calcext:value-type="string">
            <text:p>(in Sekunden)</text:p>
          </table:table-cell>
          <table:table-cell table:number-columns-repeated="16376"/>
        </table:table-row>
        <table:table-row table:style-name="ro2">
          <table:table-cell/>
          <table:table-cell table:style-name="ce26"/>
          <table:table-cell/>
          <table:table-cell table:style-name="ce31"/>
          <table:table-cell table:number-columns-repeated="16380"/>
        </table:table-row>
        <table:table-row table:style-name="ro6" table:number-rows-repeated="1048541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1">
      <number:number number:decimal-places="1" number:min-decimal-places="1" number:min-integer-digits="1"/>
      <number:text>%</number:text>
    </number:percentage-style>
    <number:number-style style:name="N152">
      <number:number number:decimal-places="1" number:min-decimal-places="1" number:min-integer-digits="1"/>
    </number:number-style>
    <number:number-style style:name="N153">
      <number:number number:decimal-places="4" number:min-decimal-places="4" number:min-integer-digits="1"/>
    </number:number-style>
    <number:number-style style:name="N154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.00.0000</text:date>, <text:time style:data-style-name="N2" text:time-value="10:39:08.22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Mc_20__28_de_29_" style:display-name="PageStyle_MMc (d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c-Beispiel_20__28_de_29_" style:display-name="PageStyle_MMc-Beispiel (d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c_20_example_20__28_en_29_" style:display-name="PageStyle_MMc example (e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cc_20__28_en_29_" style:display-name="PageStyle_MMcc (e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1_20__28_en_29_" style:display-name="PageStyle_MM1 (en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cc_20__28_de_29_" style:display-name="PageStyle_MMcc (d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1_20__28_de_29_" style:display-name="PageStyle_MM1 (d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c_20__28_en_29_" style:display-name="PageStyle_MMc (e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cKM_20__28_de_29_" style:display-name="PageStyle_MMcKM (d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McKM_20__28_en_29_" style:display-name="PageStyle_MMcKM (e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xander Herzog</meta:initial-creator>
    <meta:print-date>2016-09-19T07:33:34</meta:print-date>
    <meta:creation-date>2016-09-15T06:14:56</meta:creation-date>
    <dc:date>2024-04-10T10:43:13.188000000</dc:date>
    <meta:editing-duration>PT6M16S</meta:editing-duration>
    <meta:generator>LibreOffice/7.5.4.2$Windows_X86_64 LibreOffice_project/36ccfdc35048b057fd9854c757a8b67ec53977b6</meta:generator>
    <meta:editing-cycles>2</meta:editing-cycles>
    <meta:document-statistic meta:table-count="10" meta:cell-count="1520" meta:object-count="2"/>
    <meta:user-defined meta:name="AppVersion">16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
</script:module>
</file>

<file path=Basic/VBAProject/Modul1.xml><?xml version="1.0" encoding="utf-8"?>
<!DOCTYPE module  PUBLIC '-//OpenOffice.org//DTD OfficeDocument 1.0//EN'  'module.dtd'>
<script:module xmlns:script="http://openoffice.org/2000/script" script:name="Modul1" script:language="StarBasic" script:moduleType="normal">Rem Attribute VBA_ModuleType=VBAModule
Option VBASupport 1
Function PotenzFakultaet(x As Double, ByVal n As Double) As Double
  ' Calculates x^n/n!
  ' Berechnet x^n/n!
  Dim Ergebnis As Double
  Ergebnis = 1
    
  For i = 1 To CInt(n)
    Ergebnis = Ergebnis * x / i
  Next i
    
  PotenzFakultaet = Ergebnis
End Function

Public Function MMcZustandsP0(a As Double, ByVal c As Double) As Double
  ' Calculates p0 for a M/M/c system
  ' Berechnet p0 für ein M/M/c-System
  Dim Ergebnis As Double
  Ergebnis = 0
    
  For K = 0 To CInt(c) - 1
    Ergebnis = Ergebnis + PotenzFakultaet(a, K)
  Next K
    
  Ergebnis = Ergebnis + PotenzFakultaet(a, c) * c / (c - a)

If Ergebnis &gt; 0 Then
  MMcZustandsP0 = 1 / Ergebnis
  Else
    MMcZustandsP0 = 0
  End If
End Function

Public Function MMcZustandsP(a As Double, ByVal c As Double, ByVal n As Double) As Double
  ' Calculates pn for a M/M/c system
  ' Berechnet pn für ein M/M/c-System
  If CInt(n) = 0 Then
    MMcZustandsP = MMcZustandsP0(a, c)
  Else
    If n &lt;= c Then
      MMcZustandsP = PotenzFakultaet(a, n) * MMcZustandsP0(a, c)
    Else
      MMcZustandsP = PotenzFakultaet(a, c) * (a / c) ^ (n - c) * MMcZustandsP0(a, c)
    End If
  End If
End Function

Public Function ErlangC_P1(a As Double, ByVal c As Double) As Double
  ' Calculates P1 for a M/M/c system
  ' Berechnet P1 für ein M/M/c-System
  ErlangC_P1 = PotenzFakultaet(a, c) * c / (c - a) * MMcZustandsP0(a, c)
End Function

Public Function ErlangC(lambda As Double, mu As Double, ByVal c As Double, t As Double) As Double
  ' Calculates P(W&lt;=t) for a M/M/c system (this means the Erlang C formula)
  ' Berechnet P(W&lt;=t) für ein M/M/c-System (also die Erlang-C-Formel)
  Dim a As Double
  a = lambda / mu
  If (a &gt;= c) Then
  ErlangC = 0
  Else
  ErlangC = 1 - ErlangC_P1(a, c) * Exp(-(c - a) * mu * t)
  End If
End Function

Public Function ErlangC_ENQ(ByVal a As Double, ByVal c As Double) As Double
  ' Calculates E[NQ] for a M/M/c system
  ' Berechnet E[NQ] für ein M/M/c-System
  ErlangC_ENQ = ErlangC_P1(a, c) * a / (c - a)
End Function

Public Function ErlangC_EN(ByVal a As Double, ByVal c As Double) As Double
  ' Calculates E[N] for a M/M/c system
  ' Berechnet E[N] für ein M/M/c-System
  ErlangC_EN = ErlangC_P1(a, c) * a / (c - a) + a
End Function

Public Function ErlangC_EW(ByVal lambda As Double, ByVal mu As Double, ByVal c As Double) As Double
  ' Calculates E[W] for a M/M/c system
  ' Berechnet E[W] für ein M/M/c-System
  ErlangC_EW = ErlangC_P1(lambda / mu, c) / (c * mu - lambda)
End Function

Public Function ErlangC_EV(ByVal lambda As Double, ByVal mu As Double, ByVal c As Double) As Double
  ' Calculates E[V] for a M/M/c system
  ' Berechnet E[V] für ein M/M/c-System
  ErlangC_EV = ErlangC_P1(lambda / mu, c) / (c * mu - lambda) + 1 / mu
End Function

Public Function ErlangB(a As Double, ByVal c As Double) As Double
  ' Calculation of P1 for a M/M/c/c system
  ' (i.e. calculation of the Erlang B formula)
  ' Berechnung von P1 für ein M/M/c/c-System
  ' (d.h. Berechnung der Erlang-B-Formel)
  Dim Summe As Double
  Summe = 0

  For n = 0 To CInt(c)
    Summe = Summe + PotenzFakultaet(a, n)
  Next n
    
  ErlangB = PotenzFakultaet(a, c) / Summe
End Function

Function MMcKMCn(lambda As Double, mu As Double, nu As Double, ByVal c As Double, n As Integer) As Double
  ' Calculation of Cn for a M/M/c/K+M system
  ' Berechnung von Cn für ein M/M/c/K+M-System
  Dim Ergebnis As Double
  If (n &lt;= c) Then
    MMcKMCn = PotenzFakultaet(lambda / mu, n)
  Else
    Ergebnis = PotenzFakultaet(lambda / mu, c)
    For i = 1 To n - CInt(c)
      Ergebnis = Ergebnis * lambda / (c * mu + i * nu)
    Next i
    MMcKMCn = Ergebnis
  End If
End Function

Public Function MMcKMZustandsP(lambda As Double, mu As Double, nu As Double, ByVal c As Double, ByVal K As Double, ByVal n As Double) As Double
  ' Calculation of pn for a M/M/c/K+M system
  ' Berechnet pn für ein M/M/c/K+M-System
  Dim p0 As Double
  p0 = 0
  For i = 0 To CInt(K)
    p0 = p0 + MMcKMCn(lambda, mu, nu, c, CInt(i))
  Next i
  p0 = 1 / p0
  
  If n = 0 Then
    MMcKMZustandsP = p0
  Else
    If n &gt; K Then
      MMcKMZustandsP = 0
    Else
      MMcKMZustandsP = MMcKMCn(lambda, mu, nu, c, CInt(n)) * p0
    End If
  End If
End Function

Public Function ErwErlangC_PA(lambda As Double, mu As Double, nu As Double, ByVal c As Double, ByVal K As Double) As Double
  ' Calculates P(A) for a M/M/c/K+M system
  ' Berechnet P(A) für ein M/M/c/K+M-System
  Dim p0 As Double
  p0 = MMcKMZustandsP(lambda, mu, nu, c, K, 0)
  Dim Summe As Double
  Summe = 0
  For n = CInt(c) + 1 To CInt(K)
    Summe = Summe + nu / lambda * (n - c) * p0 * MMcKMCn(lambda, mu, nu, c, CInt(n))
  Next n
  ErwErlangC_PA = Summe
End Function

Public Function ErwErlangC(lambda As Double, mu As Double, nu As Double, ByVal c As Double, ByVal K As Double, t As Double) As Double
  ' Calculation of P(W&lt;=t) for a M/M/c/K+M system
  ' (i.e. the extended Erlang C formula)
  ' Berechnung von P(W&lt;=t) für ein M/M/c/K+M-System
  ' (also die erweiterte Erlang-C-Formel)
  Dim pi0 As Double
  p0 = MMcKMZustandsP(lambda, mu, nu, c, K, 0)
  
  Dim p As Double
  If p0 = 0 Then
    p = 1
  Else
    p = 1 - p0 * MMcKMCn(lambda, mu, nu, c, CInt(K))
  End If
  
  Dim g As Double
  Dim x As Double
  Dim n As Integer
  For n = CInt(c) To CInt(K) - 1
    x = (c * mu + nu) * t
    ' Regularized incomplete Gamma function = 1-GAMMA.VERT(x,a,1,1)
    ' Regularisierte unvollständige Gamma-Funktion = 1-GAMMA.VERT(x,a,1,1)
    ' Excel: g = 1 - WorksheetFunction.Gamma_Dist(x, n - c + 1, 1, 1)
    g = 1 - Application.GammaDist(x, n - c + 1, 1, 1)
    p = p - p0 * MMcKMCn(lambda, mu, nu, c, n) * g
  Next n
    
  ErwErlangC = p

End Function

Public Function ErwErlangC_ENQ(lambda As Double, mu As Double, nu As Double, ByVal c As Double, ByVal K As Double) As Double
  ' Calculates E[NQ] for a M/M/c/K+M system
  ' Berechnet E[NQ] für ein M/M/c/K+M-System
  
  Dim pi0 As Double
  p0 = MMcKMZustandsP(lambda, mu, nu, c, K, 0)
  
  Dim Summe As Double
  Summe = 0
  For n = CInt(c) + 1 To CInt(K)
    Summe = Summe + p0 * (n - c) * MMcKMCn(lambda, mu, nu, c, CInt(n))
  Next n
  
  ErwErlangC_ENQ = Summe
End Function

Public Function ErwErlangC_EN(lambda As Double, mu As Double, nu As Double, ByVal c As Double, ByVal K As Double) As Double
  ' Calculates E[N] for a M/M/c/K+M system
  ' Berechnet E[N] für ein M/M/c/K+M-System
  Dim pi0 As Double
  p0 = MMcKMZustandsP(lambda, mu, nu, c, K, 0)
  
  Dim Summe As Double
  Summe = 0
  For n = 1 To CInt(K)
    Summe = Summe + p0 * n * MMcKMCn(lambda, mu, nu, c, CInt(n))
  Next n
  
  ErwErlangC_EN = Summe
End Function

Public Function ErwErlangC_EW(lambda As Double, mu As Double, nu As Double, ByVal c As Double, ByVal K As Double) As Double
  ' Calculates E[W] for a M/M/c/K+M system
  ' Berechnet E[W] für ein M/M/c/K+M-System
  ErwErlangC_EW = ErwErlangC_ENQ(lambda, mu, nu, c, K) / lambda
End Function

Public Function ErwErlangC_EV(lambda As Double, mu As Double, nu As Double, ByVal c As Double, ByVal K As Double) As Double
  ' Calculates E[V] for a M/M/c/K+M system
  ' Berechnet E[V] für ein M/M/c/K+M-System
  ErwErlangC_EV = ErwErlangC_EN(lambda, mu, nu, c, K) / lambda
End Function
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
</script:module>
</file>

<file path=Basic/VBAProject/Tabelle12.xml><?xml version="1.0" encoding="utf-8"?>
<!DOCTYPE module  PUBLIC '-//OpenOffice.org//DTD OfficeDocument 1.0//EN'  'module.dtd'>
<script:module xmlns:script="http://openoffice.org/2000/script" script:name="Tabelle12" script:language="StarBasic" script:moduleType="document">Rem Attribute VBA_ModuleType=VBADocumentModule
Option VBASupport 1

</script:module>
</file>

<file path=Basic/VBAProject/Tabelle13.xml><?xml version="1.0" encoding="utf-8"?>
<!DOCTYPE module  PUBLIC '-//OpenOffice.org//DTD OfficeDocument 1.0//EN'  'module.dtd'>
<script:module xmlns:script="http://openoffice.org/2000/script" script:name="Tabelle13" script:language="StarBasic" script:moduleType="document">Rem Attribute VBA_ModuleType=VBADocumentModule
Option VBASupport 1

</script:module>
</file>

<file path=Basic/VBAProject/Tabelle2.xml><?xml version="1.0" encoding="utf-8"?>
<!DOCTYPE module  PUBLIC '-//OpenOffice.org//DTD OfficeDocument 1.0//EN'  'module.dtd'>
<script:module xmlns:script="http://openoffice.org/2000/script" script:name="Tabelle2" script:language="StarBasic" script:moduleType="document">Rem Attribute VBA_ModuleType=VBADocumentModule
Option VBASupport 1

</script:module>
</file>

<file path=Basic/VBAProject/Tabelle3.xml><?xml version="1.0" encoding="utf-8"?>
<!DOCTYPE module  PUBLIC '-//OpenOffice.org//DTD OfficeDocument 1.0//EN'  'module.dtd'>
<script:module xmlns:script="http://openoffice.org/2000/script" script:name="Tabelle3" script:language="StarBasic" script:moduleType="document">Rem Attribute VBA_ModuleType=VBADocumentModule
Option VBASupport 1

</script:module>
</file>

<file path=Basic/VBAProject/Tabelle4.xml><?xml version="1.0" encoding="utf-8"?>
<!DOCTYPE module  PUBLIC '-//OpenOffice.org//DTD OfficeDocument 1.0//EN'  'module.dtd'>
<script:module xmlns:script="http://openoffice.org/2000/script" script:name="Tabelle4" script:language="StarBasic" script:moduleType="document">Rem Attribute VBA_ModuleType=VBADocumentModule
Option VBASupport 1

</script:module>
</file>

<file path=Basic/VBAProject/Tabelle5.xml><?xml version="1.0" encoding="utf-8"?>
<!DOCTYPE module  PUBLIC '-//OpenOffice.org//DTD OfficeDocument 1.0//EN'  'module.dtd'>
<script:module xmlns:script="http://openoffice.org/2000/script" script:name="Tabelle5" script:language="StarBasic" script:moduleType="document">Rem Attribute VBA_ModuleType=VBADocumentModule
Option VBASupport 1

</script:module>
</file>

<file path=Basic/VBAProject/Tabelle6.xml><?xml version="1.0" encoding="utf-8"?>
<!DOCTYPE module  PUBLIC '-//OpenOffice.org//DTD OfficeDocument 1.0//EN'  'module.dtd'>
<script:module xmlns:script="http://openoffice.org/2000/script" script:name="Tabelle6" script:language="StarBasic" script:moduleType="document">Rem Attribute VBA_ModuleType=VBADocumentModule
Option VBASupport 1

</script:module>
</file>

<file path=Basic/VBAProject/Tabelle7.xml><?xml version="1.0" encoding="utf-8"?>
<!DOCTYPE module  PUBLIC '-//OpenOffice.org//DTD OfficeDocument 1.0//EN'  'module.dtd'>
<script:module xmlns:script="http://openoffice.org/2000/script" script:name="Tabelle7" script:language="StarBasic" script:moduleType="document">Rem Attribute VBA_ModuleType=VBADocumentModule
Option VBASupport 1

</script:module>
</file>

<file path=Basic/VBAProject/Tabelle8.xml><?xml version="1.0" encoding="utf-8"?>
<!DOCTYPE module  PUBLIC '-//OpenOffice.org//DTD OfficeDocument 1.0//EN'  'module.dtd'>
<script:module xmlns:script="http://openoffice.org/2000/script" script:name="Tabelle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ieseArbeitsmappe"/>
  <library:element library:name="Modul1"/>
  <library:element library:name="Tabelle1"/>
  <library:element library:name="Tabelle12"/>
  <library:element library:name="Tabelle13"/>
  <library:element library:name="Tabelle2"/>
  <library:element library:name="Tabelle3"/>
  <library:element library:name="Tabelle4"/>
  <library:element library:name="Tabelle5"/>
  <library:element library:name="Tabelle6"/>
  <library:element library:name="Tabelle7"/>
  <library:element library:name="Tabelle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de" fo:country="D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de" fo:country="DE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loext:major-origin="0.5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7030a0" style:text-position="0% 100%" fo:font-family="Calibri" fo:font-size="10pt" fo:language="de" fo:country="DE" style:font-size-asian="10pt" style:font-size-complex="10pt"/>
    </style:style>
    <style:style style:name="ch10" style:family="chart">
      <style:graphic-properties svg:stroke-width="0.026cm" svg:stroke-color="#d9d9d9"/>
    </style:style>
    <style:style style:name="ch11" style:family="chart" style:data-style-name="N1">
      <style:chart-properties chart:display-label="true" chart:logarithmic="false" chart:maximum="900" chart:interval-minor-divisor="5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color="#595959" style:text-position="0% 100%" fo:font-family="Calibri" fo:font-size="10pt" fo:language="de" fo:country="DE" style:font-size-asian="10pt" style:font-size-complex="10pt"/>
    </style:style>
    <style:style style:name="ch13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8.424cm" svg:height="11.544cm" xlink:href=".." xlink:type="simple" chart:class="chart:line" chart:style-name="ch1">
        <chart:title svg:x="2.707cm" svg:y="0.366cm" chart:style-name="ch2">
          <text:p>Effects of the change in the arrival rate (and thus the utilization)</text:p>
        </chart:title>
        <chart:legend chart:legend-position="bottom" svg:x="2.565cm" svg:y="10.605cm" style:legend-expansion="wide" chart:style-name="ch3"/>
        <chart:plot-area chart:style-name="ch4" table:cell-range-address="'MMc example (en)'.A13:'MMc example (en)'.A32 'MMc example (en)'.E13:'MMc example (en)'.H32" chart:data-source-has-labels="both" svg:x="1.375cm" svg:y="1.395cm" svg:width="15.756cm" svg:height="7.819cm">
          <chart:coordinate-region svg:x="1.794cm" svg:y="1.555cm" svg:width="14.609cm" svg:height="7.241cm"/>
          <chart:axis chart:dimension="x" chart:name="primary-x" chart:style-name="ch5" chartooo:axis-type="auto">
            <chartooo:date-scale/>
            <chart:title svg:x="6.265cm" svg:y="9.444cm" chart:style-name="ch6">
              <text:p>Average inter-arrival time E[I] (in seconds)</text:p>
            </chart:title>
            <chart:categories table:cell-range-address="'MMc example (en)'.A13:'MMc example (en)'.A32"/>
          </chart:axis>
          <chart:axis chart:dimension="x" chart:name="secondary-x" chart:style-name="ch7"/>
          <chart:axis chart:dimension="y" chart:name="primary-y" chart:style-name="ch8">
            <chart:title svg:x="0.451cm" svg:y="8.914cm" chart:style-name="ch9">
              <text:p>Average number of customers in queue / in system</text:p>
            </chart:title>
            <chart:grid chart:style-name="ch10" chart:class="major"/>
          </chart:axis>
          <chart:axis chart:dimension="y" chart:name="secondary-y" chart:style-name="ch11">
            <chart:title svg:x="17.499cm" svg:y="8.504cm" chart:style-name="ch12">
              <text:p>Average waiting / residence time (in seconds)</text:p>
            </chart:title>
          </chart:axis>
          <chart:series chart:attached-axis="primary-y" chart:style-name="ch13" chart:values-cell-range-address="'MMc example (en)'.E13:'MMc example (en)'.E32" loext:label-string="&quot;Average queue length E[NQ]&quot;" chart:class="chart:line">
            <chart:data-point chart:repeated="20"/>
          </chart:series>
          <chart:series chart:attached-axis="primary-y" chart:style-name="ch14" chart:values-cell-range-address="'MMc example (en)'.F13:'MMc example (en)'.F32" loext:label-string="&quot;Average number in system E[N]&quot;" chart:class="chart:line">
            <chart:data-point chart:repeated="20"/>
          </chart:series>
          <chart:series chart:attached-axis="secondary-y" chart:style-name="ch15" chart:values-cell-range-address="'MMc example (en)'.G13:'MMc example (en)'.G32" loext:label-string="&quot;Average waiting time E[W] (in sec.)&quot;" chart:class="chart:line">
            <chart:data-point chart:repeated="20"/>
          </chart:series>
          <chart:series chart:attached-axis="secondary-y" chart:style-name="ch16" chart:values-cell-range-address="'MMc example (en)'.H13:'MMc example (en)'.H32" loext:label-string="&quot;Average residence time E[V] (in sec.)&quot;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eue length E[NQ]</text:p>
              </table:table-cell>
              <table:table-cell office:value-type="string">
                <text:p>Average number in system E[N]</text:p>
              </table:table-cell>
              <table:table-cell office:value-type="string">
                <text:p>Average waiting time E[W] (in sec.)</text:p>
              </table:table-cell>
              <table:table-cell office:value-type="string">
                <text:p>Average residence time E[V] (in sec.)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MMc example (en)'.A13:'MMc example (en)'.A32</svg:desc>
                </draw:g>
              </table:table-cell>
              <table:table-cell office:value-type="float" office:value="NaN">
                <text:p>NaN</text:p>
                <draw:g>
                  <svg:desc>'MMc example (en)'.E13:'MMc example (en)'.E32</svg:desc>
                </draw:g>
              </table:table-cell>
              <table:table-cell office:value-type="float" office:value="NaN">
                <text:p>NaN</text:p>
                <draw:g>
                  <svg:desc>'MMc example (en)'.F13:'MMc example (en)'.F32</svg:desc>
                </draw:g>
              </table:table-cell>
              <table:table-cell office:value-type="float" office:value="NaN">
                <text:p>NaN</text:p>
                <draw:g>
                  <svg:desc>'MMc example (en)'.G13:'MMc example (en)'.G32</svg:desc>
                </draw:g>
              </table:table-cell>
              <table:table-cell office:value-type="float" office:value="NaN">
                <text:p>NaN</text:p>
                <draw:g>
                  <svg:desc>'MMc example (en)'.H13:'MMc example (en)'.H32</svg:desc>
                </draw:g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msLineDash_20_1" draw:display-name="msLineDash 1" draw:style="round" draw:dots1="1" draw:dots1-length="301%" draw:distance="399%"/>
    <draw:stroke-dash draw:name="msLineDash_20_2" draw:display-name="msLineDash 2" draw:style="round" draw:dots1="1" draw:dots1-length="201%" draw:distance="199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de" fo:country="DE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de" fo:country="DE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loext:major-origin="0.5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7030a0" style:text-position="0% 100%" fo:font-family="Calibri" fo:font-size="10pt" fo:language="de" fo:country="DE" style:font-size-asian="10pt" style:font-size-complex="10pt"/>
    </style:style>
    <style:style style:name="ch10" style:family="chart">
      <style:graphic-properties svg:stroke-width="0.026cm" svg:stroke-color="#d9d9d9"/>
    </style:style>
    <style:style style:name="ch11" style:family="chart" style:data-style-name="N1">
      <style:chart-properties chart:display-label="true" chart:logarithmic="false" chart:maximum="900" chart:interval-minor-divisor="5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chart:auto-position="true" style:rotation-angle="90"/>
      <style:text-properties fo:color="#595959" style:text-position="0% 100%" fo:font-family="Calibri" fo:font-size="10pt" fo:language="de" fo:country="DE" style:font-size-asian="10pt" style:font-size-complex="10pt"/>
    </style:style>
    <style:style style:name="ch13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8.424cm" svg:height="11.544cm" xlink:href=".." xlink:type="simple" chart:class="chart:line" chart:style-name="ch1">
        <chart:title svg:x="2.707cm" svg:y="0.366cm" chart:style-name="ch2">
          <text:p>Effects of the change in the arrival rate (and thus the utilization)</text:p>
        </chart:title>
        <chart:legend chart:legend-position="bottom" svg:x="2.565cm" svg:y="10.605cm" style:legend-expansion="wide" chart:style-name="ch3"/>
        <chart:plot-area chart:style-name="ch4" table:cell-range-address="'MMc-Beispiel (de)'.A13:'MMc-Beispiel (de)'.A32 'MMc-Beispiel (de)'.E13:'MMc-Beispiel (de)'.H32" chart:data-source-has-labels="both" svg:x="1.375cm" svg:y="1.395cm" svg:width="15.756cm" svg:height="7.819cm">
          <chart:coordinate-region svg:x="1.794cm" svg:y="1.555cm" svg:width="14.609cm" svg:height="7.241cm"/>
          <chart:axis chart:dimension="x" chart:name="primary-x" chart:style-name="ch5" chartooo:axis-type="auto">
            <chartooo:date-scale/>
            <chart:title svg:x="6.265cm" svg:y="9.444cm" chart:style-name="ch6">
              <text:p>Average inter-arrival time E[I] (in seconds)</text:p>
            </chart:title>
            <chart:categories table:cell-range-address="'MMc-Beispiel (de)'.A13:'MMc-Beispiel (de)'.A32"/>
          </chart:axis>
          <chart:axis chart:dimension="x" chart:name="secondary-x" chart:style-name="ch7"/>
          <chart:axis chart:dimension="y" chart:name="primary-y" chart:style-name="ch8">
            <chart:title svg:x="0.451cm" svg:y="8.914cm" chart:style-name="ch9">
              <text:p>Average number of customers in queue / in system</text:p>
            </chart:title>
            <chart:grid chart:style-name="ch10" chart:class="major"/>
          </chart:axis>
          <chart:axis chart:dimension="y" chart:name="secondary-y" chart:style-name="ch11">
            <chart:title svg:x="17.499cm" svg:y="8.504cm" chart:style-name="ch12">
              <text:p>Average waiting / residence time (in seconds)</text:p>
            </chart:title>
          </chart:axis>
          <chart:series chart:attached-axis="primary-y" chart:style-name="ch13" chart:values-cell-range-address="'MMc-Beispiel (de)'.E13:'MMc-Beispiel (de)'.E32" loext:label-string="&quot;Average queue length E[NQ]&quot;" chart:class="chart:line">
            <chart:data-point chart:repeated="20"/>
          </chart:series>
          <chart:series chart:attached-axis="primary-y" chart:style-name="ch14" chart:values-cell-range-address="'MMc-Beispiel (de)'.F13:'MMc-Beispiel (de)'.F32" loext:label-string="&quot;Average number in system E[N]&quot;" chart:class="chart:line">
            <chart:data-point chart:repeated="20"/>
          </chart:series>
          <chart:series chart:attached-axis="secondary-y" chart:style-name="ch15" chart:values-cell-range-address="'MMc-Beispiel (de)'.G13:'MMc-Beispiel (de)'.G32" loext:label-string="&quot;Average waiting time E[W] (in sec.)&quot;" chart:class="chart:line">
            <chart:data-point chart:repeated="20"/>
          </chart:series>
          <chart:series chart:attached-axis="secondary-y" chart:style-name="ch16" chart:values-cell-range-address="'MMc-Beispiel (de)'.H13:'MMc-Beispiel (de)'.H32" loext:label-string="&quot;Average residence time E[V] (in sec.)&quot;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eue length E[NQ]</text:p>
              </table:table-cell>
              <table:table-cell office:value-type="string">
                <text:p>Average number in system E[N]</text:p>
              </table:table-cell>
              <table:table-cell office:value-type="string">
                <text:p>Average waiting time E[W] (in sec.)</text:p>
              </table:table-cell>
              <table:table-cell office:value-type="string">
                <text:p>Average residence time E[V] (in sec.)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MMc-Beispiel (de)'.A13:'MMc-Beispiel (de)'.A32</svg:desc>
                </draw:g>
              </table:table-cell>
              <table:table-cell office:value-type="float" office:value="NaN">
                <text:p>NaN</text:p>
                <draw:g>
                  <svg:desc>'MMc-Beispiel (de)'.E13:'MMc-Beispiel (de)'.E32</svg:desc>
                </draw:g>
              </table:table-cell>
              <table:table-cell office:value-type="float" office:value="NaN">
                <text:p>NaN</text:p>
                <draw:g>
                  <svg:desc>'MMc-Beispiel (de)'.F13:'MMc-Beispiel (de)'.F32</svg:desc>
                </draw:g>
              </table:table-cell>
              <table:table-cell office:value-type="float" office:value="NaN">
                <text:p>NaN</text:p>
                <draw:g>
                  <svg:desc>'MMc-Beispiel (de)'.G13:'MMc-Beispiel (de)'.G32</svg:desc>
                </draw:g>
              </table:table-cell>
              <table:table-cell office:value-type="float" office:value="NaN">
                <text:p>NaN</text:p>
                <draw:g>
                  <svg:desc>'MMc-Beispiel (de)'.H13:'MMc-Beispiel (de)'.H32</svg:desc>
                </draw:g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msLineDash_20_1" draw:display-name="msLineDash 1" draw:style="round" draw:dots1="1" draw:dots1-length="301%" draw:distance="399%"/>
    <draw:stroke-dash draw:name="msLineDash_20_2" draw:display-name="msLineDash 2" draw:style="round" draw:dots1="1" draw:dots1-length="201%" draw:distance="199%"/>
  </office:styles>
</office:document-styles>
</file>